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724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7.567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17.972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style:rotation-align="none"/>
    </style:style>
    <style:style style:name="ce3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Normal_20_2" style:data-style-name="N109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" style:family="table-cell" style:parent-style-name="Normal_20_2" style:data-style-name="N0">
      <style:table-cell-properties fo:border-bottom="0.06pt solid #8ea9db" fo:background-color="#4472c4" fo:border-left="0.06pt solid #8ea9db" fo:border-right="none" fo:border-top="0.06pt solid #8ea9db" style:vertical-align="automatic"/>
      <style:text-properties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8ea9db" fo:background-color="#d9e1f2" fo:border-left="0.06pt solid #8ea9db" fo:border-right="none" fo:border-top="0.06pt solid #8ea9db" style:vertical-align="automatic"/>
    </style:style>
    <style:style style:name="ce8" style:family="table-cell" style:parent-style-name="Normal_20_2" style:data-style-name="N0">
      <style:table-cell-properties fo:border-bottom="0.06pt solid #8ea9db" fo:background-color="#4472c4" fo:border-left="none" fo:border-right="none" fo:border-top="0.06pt solid #8ea9db" style:vertical-align="automatic"/>
      <style:text-properties fo:font-weight="bold" style:font-weight-asian="bold" style:font-weight-complex="bold"/>
    </style:style>
    <style:style style:name="ce9" style:family="table-cell" style:parent-style-name="Normal_20_2" style:data-style-name="N109">
      <style:table-cell-properties fo:border-bottom="0.06pt solid #8ea9db" fo:background-color="#d9e1f2" fo:border-left="none" fo:border-right="none" fo:border-top="0.06pt solid #8ea9db" style:vertical-align="automatic"/>
    </style:style>
    <style:style style:name="ce10" style:family="table-cell" style:parent-style-name="Normal_20_2" style:data-style-name="N0">
      <style:table-cell-properties fo:border-bottom="0.06pt solid #8ea9db" fo:background-color="#d9e1f2" fo:border-left="none" fo:border-right="none" fo:border-top="0.06pt solid #8ea9db" style:vertical-align="automatic"/>
    </style:style>
    <style:style style:name="ce11" style:family="table-cell" style:parent-style-name="Normal_20_2" style:data-style-name="N0">
      <style:table-cell-properties fo:border-bottom="0.06pt solid #8ea9db" fo:background-color="#4472c4" fo:border-left="none" fo:border-right="0.06pt solid #8ea9db" fo:border-top="0.06pt solid #8ea9db" style:vertical-align="automatic"/>
      <style:text-properties fo:font-weight="bold" style:font-weight-asian="bold" style:font-weight-complex="bold"/>
    </style:style>
    <style:style style:name="ce12" style:family="table-cell" style:parent-style-name="Normal_20_2" style:data-style-name="N0">
      <style:table-cell-properties fo:border-bottom="0.06pt solid #8ea9db" fo:background-color="#d9e1f2" fo:border-left="none" fo:border-right="0.06pt solid #8ea9db" fo:border-top="0.06pt solid #8ea9db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number-columns-repeated="995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LL_F2F</text:p>
          </table:table-cell>
          <table:table-cell office:value-type="string" calcext:value-type="string">
            <text:p>All_TELEHEALTH</text:p>
          </table:table-cell>
          <table:table-cell office:value-type="string" calcext:value-type="string">
            <text:p>TOTAL_GP</text:p>
          </table:table-cell>
          <table:table-cell office:value-type="string" calcext:value-type="string">
            <text:p>TOTAL_GP_CHECK</text:p>
          </table:table-cell>
          <table:table-cell office:value-type="string" calcext:value-type="string">
            <text:p>ALL_F2F_NSW</text:p>
          </table:table-cell>
          <table:table-cell office:value-type="string" calcext:value-type="string">
            <text:p>All_TELEHEALTH_NSW</text:p>
          </table:table-cell>
          <table:table-cell office:value-type="string" calcext:value-type="string">
            <text:p>TOTAL_GP_NSW</text:p>
          </table:table-cell>
          <table:table-cell office:value-type="string" calcext:value-type="string">
            <text:p>ALL_F2F_QLD</text:p>
          </table:table-cell>
          <table:table-cell office:value-type="string" calcext:value-type="string">
            <text:p>All_TELEHEALTH_QLD</text:p>
          </table:table-cell>
          <table:table-cell office:value-type="string" calcext:value-type="string">
            <text:p>TOTAL_GP_QLD</text:p>
          </table:table-cell>
          <table:table-cell office:value-type="string" calcext:value-type="string">
            <text:p>ALL_F2F_VIC</text:p>
          </table:table-cell>
          <table:table-cell office:value-type="string" calcext:value-type="string">
            <text:p>All_TELEHEALTH_VIC</text:p>
          </table:table-cell>
          <table:table-cell office:value-type="string" calcext:value-type="string">
            <text:p>TOTAL_GP_VIC</text:p>
          </table:table-cell>
          <table:table-cell office:value-type="string" calcext:value-type="string">
            <text:p>ALL_F2F_WA</text:p>
          </table:table-cell>
          <table:table-cell office:value-type="string" calcext:value-type="string">
            <text:p>All_TELEHEALTH_WA</text:p>
          </table:table-cell>
          <table:table-cell office:value-type="string" calcext:value-type="string">
            <text:p>TOTAL_GP_WA</text:p>
          </table:table-cell>
          <table:table-cell office:value-type="string" calcext:value-type="string">
            <text:p>ALL_F2F_TAS</text:p>
          </table:table-cell>
          <table:table-cell office:value-type="string" calcext:value-type="string">
            <text:p>All_TELEHEALTH_TAS</text:p>
          </table:table-cell>
          <table:table-cell office:value-type="string" calcext:value-type="string">
            <text:p>TOTAL_GP_TAS</text:p>
          </table:table-cell>
          <table:table-cell office:value-type="string" calcext:value-type="string">
            <text:p>ALL_F2F_NT</text:p>
          </table:table-cell>
          <table:table-cell office:value-type="string" calcext:value-type="string">
            <text:p>All_TELEHEALTH_NT</text:p>
          </table:table-cell>
          <table:table-cell office:value-type="string" calcext:value-type="string">
            <text:p>TOTAL_GP_NT</text:p>
          </table:table-cell>
          <table:table-cell office:value-type="string" calcext:value-type="string">
            <text:p>ALL_F2F_SA</text:p>
          </table:table-cell>
          <table:table-cell office:value-type="string" calcext:value-type="string">
            <text:p>All_TELEHEALTH_SA</text:p>
          </table:table-cell>
          <table:table-cell office:value-type="string" calcext:value-type="string">
            <text:p>TOTAL_GP_SA</text:p>
          </table:table-cell>
          <table:table-cell office:value-type="string" calcext:value-type="string">
            <text:p>ALL_F2F_ACT</text:p>
          </table:table-cell>
          <table:table-cell office:value-type="string" calcext:value-type="string">
            <text:p>All_TELEHEALTH_ACT</text:p>
          </table:table-cell>
          <table:table-cell office:value-type="string" calcext:value-type="string">
            <text:p>TOTAL_GP_ACT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1-01" calcext:value-type="date">
            <text:p>Jan-15</text:p>
          </table:table-cell>
          <table:table-cell office:value-type="float" office:value="8884242" calcext:value-type="float">
            <text:p>8884242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8886314" calcext:value-type="float">
            <text:p>8886314</text:p>
          </table:table-cell>
          <table:table-cell office:value-type="float" office:value="3068527" calcext:value-type="float">
            <text:p>3068527</text:p>
          </table:table-cell>
          <table:table-cell office:value-type="float" office:value="488" calcext:value-type="float">
            <text:p>488</text:p>
          </table:table-cell>
          <table:table-cell office:value-type="float" office:value="3069015" calcext:value-type="float">
            <text:p>3069015</text:p>
          </table:table-cell>
          <table:table-cell office:value-type="float" office:value="1819206" calcext:value-type="float">
            <text:p>1819206</text:p>
          </table:table-cell>
          <table:table-cell office:value-type="float" office:value="682" calcext:value-type="float">
            <text:p>682</text:p>
          </table:table-cell>
          <table:table-cell office:value-type="float" office:value="1819888" calcext:value-type="float">
            <text:p>1819888</text:p>
          </table:table-cell>
          <table:table-cell office:value-type="float" office:value="2217401" calcext:value-type="float">
            <text:p>2217401</text:p>
          </table:table-cell>
          <table:table-cell office:value-type="float" office:value="399" calcext:value-type="float">
            <text:p>399</text:p>
          </table:table-cell>
          <table:table-cell office:value-type="float" office:value="2217800" calcext:value-type="float">
            <text:p>2217800</text:p>
          </table:table-cell>
          <table:table-cell office:value-type="float" office:value="779382" calcext:value-type="float">
            <text:p>779382</text:p>
          </table:table-cell>
          <table:table-cell office:value-type="float" office:value="88" calcext:value-type="float">
            <text:p>88</text:p>
          </table:table-cell>
          <table:table-cell office:value-type="float" office:value="779470" calcext:value-type="float">
            <text:p>779470</text:p>
          </table:table-cell>
          <table:table-cell office:value-type="float" office:value="183387" calcext:value-type="float">
            <text:p>183387</text:p>
          </table:table-cell>
          <table:table-cell office:value-type="float" office:value="218" calcext:value-type="float">
            <text:p>218</text:p>
          </table:table-cell>
          <table:table-cell office:value-type="float" office:value="183605" calcext:value-type="float">
            <text:p>183605</text:p>
          </table:table-cell>
          <table:table-cell office:value-type="float" office:value="66513" calcext:value-type="float">
            <text:p>66513</text:p>
          </table:table-cell>
          <table:table-cell office:value-type="float" office:value="23" calcext:value-type="float">
            <text:p>23</text:p>
          </table:table-cell>
          <table:table-cell office:value-type="float" office:value="66536" calcext:value-type="float">
            <text:p>66536</text:p>
          </table:table-cell>
          <table:table-cell office:value-type="float" office:value="639374" calcext:value-type="float">
            <text:p>639374</text:p>
          </table:table-cell>
          <table:table-cell office:value-type="float" office:value="174" calcext:value-type="float">
            <text:p>174</text:p>
          </table:table-cell>
          <table:table-cell office:value-type="float" office:value="639548" calcext:value-type="float">
            <text:p>639548</text:p>
          </table:table-cell>
          <table:table-cell office:value-type="float" office:value="110452" calcext:value-type="float">
            <text:p>110452</text:p>
          </table:table-cell>
          <table:table-cell office:value-type="float" office:value="0" calcext:value-type="float">
            <text:p>0</text:p>
          </table:table-cell>
          <table:table-cell office:value-type="float" office:value="110452" calcext:value-type="float">
            <text:p>11045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2-01" calcext:value-type="date">
            <text:p>Feb-15</text:p>
          </table:table-cell>
          <table:table-cell office:value-type="float" office:value="9523639" calcext:value-type="float">
            <text:p>9523639</text:p>
          </table:table-cell>
          <table:table-cell office:value-type="float" office:value="2821" calcext:value-type="float">
            <text:p>2821</text:p>
          </table:table-cell>
          <table:table-cell table:number-columns-repeated="2" office:value-type="float" office:value="9526460" calcext:value-type="float">
            <text:p>9526460</text:p>
          </table:table-cell>
          <table:table-cell office:value-type="float" office:value="3315068" calcext:value-type="float">
            <text:p>3315068</text:p>
          </table:table-cell>
          <table:table-cell office:value-type="float" office:value="761" calcext:value-type="float">
            <text:p>761</text:p>
          </table:table-cell>
          <table:table-cell office:value-type="float" office:value="3315829" calcext:value-type="float">
            <text:p>3315829</text:p>
          </table:table-cell>
          <table:table-cell office:value-type="float" office:value="1924034" calcext:value-type="float">
            <text:p>1924034</text:p>
          </table:table-cell>
          <table:table-cell office:value-type="float" office:value="878" calcext:value-type="float">
            <text:p>878</text:p>
          </table:table-cell>
          <table:table-cell office:value-type="float" office:value="1924912" calcext:value-type="float">
            <text:p>1924912</text:p>
          </table:table-cell>
          <table:table-cell office:value-type="float" office:value="2382859" calcext:value-type="float">
            <text:p>2382859</text:p>
          </table:table-cell>
          <table:table-cell office:value-type="float" office:value="494" calcext:value-type="float">
            <text:p>494</text:p>
          </table:table-cell>
          <table:table-cell office:value-type="float" office:value="2383353" calcext:value-type="float">
            <text:p>2383353</text:p>
          </table:table-cell>
          <table:table-cell office:value-type="float" office:value="832508" calcext:value-type="float">
            <text:p>832508</text:p>
          </table:table-cell>
          <table:table-cell office:value-type="float" office:value="147" calcext:value-type="float">
            <text:p>147</text:p>
          </table:table-cell>
          <table:table-cell office:value-type="float" office:value="832655" calcext:value-type="float">
            <text:p>832655</text:p>
          </table:table-cell>
          <table:table-cell office:value-type="float" office:value="191622" calcext:value-type="float">
            <text:p>191622</text:p>
          </table:table-cell>
          <table:table-cell office:value-type="float" office:value="287" calcext:value-type="float">
            <text:p>287</text:p>
          </table:table-cell>
          <table:table-cell office:value-type="float" office:value="191909" calcext:value-type="float">
            <text:p>191909</text:p>
          </table:table-cell>
          <table:table-cell office:value-type="float" office:value="72552" calcext:value-type="float">
            <text:p>72552</text:p>
          </table:table-cell>
          <table:table-cell office:value-type="float" office:value="46" calcext:value-type="float">
            <text:p>46</text:p>
          </table:table-cell>
          <table:table-cell office:value-type="float" office:value="72598" calcext:value-type="float">
            <text:p>72598</text:p>
          </table:table-cell>
          <table:table-cell office:value-type="float" office:value="686095" calcext:value-type="float">
            <text:p>686095</text:p>
          </table:table-cell>
          <table:table-cell office:value-type="float" office:value="207" calcext:value-type="float">
            <text:p>207</text:p>
          </table:table-cell>
          <table:table-cell office:value-type="float" office:value="686302" calcext:value-type="float">
            <text:p>686302</text:p>
          </table:table-cell>
          <table:table-cell office:value-type="float" office:value="118901" calcext:value-type="float">
            <text:p>118901</text:p>
          </table:table-cell>
          <table:table-cell office:value-type="float" office:value="1" calcext:value-type="float">
            <text:p>1</text:p>
          </table:table-cell>
          <table:table-cell office:value-type="float" office:value="118902" calcext:value-type="float">
            <text:p>11890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3-01" calcext:value-type="date">
            <text:p>Mar-15</text:p>
          </table:table-cell>
          <table:table-cell office:value-type="float" office:value="10574892" calcext:value-type="float">
            <text:p>10574892</text:p>
          </table:table-cell>
          <table:table-cell office:value-type="float" office:value="3151" calcext:value-type="float">
            <text:p>3151</text:p>
          </table:table-cell>
          <table:table-cell table:number-columns-repeated="2" office:value-type="float" office:value="10578043" calcext:value-type="float">
            <text:p>10578043</text:p>
          </table:table-cell>
          <table:table-cell office:value-type="float" office:value="3711914" calcext:value-type="float">
            <text:p>3711914</text:p>
          </table:table-cell>
          <table:table-cell office:value-type="float" office:value="898" calcext:value-type="float">
            <text:p>898</text:p>
          </table:table-cell>
          <table:table-cell office:value-type="float" office:value="3712812" calcext:value-type="float">
            <text:p>3712812</text:p>
          </table:table-cell>
          <table:table-cell office:value-type="float" office:value="2170063" calcext:value-type="float">
            <text:p>2170063</text:p>
          </table:table-cell>
          <table:table-cell office:value-type="float" office:value="986" calcext:value-type="float">
            <text:p>986</text:p>
          </table:table-cell>
          <table:table-cell office:value-type="float" office:value="2171049" calcext:value-type="float">
            <text:p>2171049</text:p>
          </table:table-cell>
          <table:table-cell office:value-type="float" office:value="2616667" calcext:value-type="float">
            <text:p>2616667</text:p>
          </table:table-cell>
          <table:table-cell office:value-type="float" office:value="542" calcext:value-type="float">
            <text:p>542</text:p>
          </table:table-cell>
          <table:table-cell office:value-type="float" office:value="2617209" calcext:value-type="float">
            <text:p>2617209</text:p>
          </table:table-cell>
          <table:table-cell office:value-type="float" office:value="906806" calcext:value-type="float">
            <text:p>906806</text:p>
          </table:table-cell>
          <table:table-cell office:value-type="float" office:value="119" calcext:value-type="float">
            <text:p>119</text:p>
          </table:table-cell>
          <table:table-cell office:value-type="float" office:value="906925" calcext:value-type="float">
            <text:p>906925</text:p>
          </table:table-cell>
          <table:table-cell office:value-type="float" office:value="211596" calcext:value-type="float">
            <text:p>211596</text:p>
          </table:table-cell>
          <table:table-cell office:value-type="float" office:value="318" calcext:value-type="float">
            <text:p>318</text:p>
          </table:table-cell>
          <table:table-cell office:value-type="float" office:value="211914" calcext:value-type="float">
            <text:p>211914</text:p>
          </table:table-cell>
          <table:table-cell office:value-type="float" office:value="83422" calcext:value-type="float">
            <text:p>83422</text:p>
          </table:table-cell>
          <table:table-cell office:value-type="float" office:value="93" calcext:value-type="float">
            <text:p>93</text:p>
          </table:table-cell>
          <table:table-cell office:value-type="float" office:value="83515" calcext:value-type="float">
            <text:p>83515</text:p>
          </table:table-cell>
          <table:table-cell office:value-type="float" office:value="743493" calcext:value-type="float">
            <text:p>743493</text:p>
          </table:table-cell>
          <table:table-cell office:value-type="float" office:value="193" calcext:value-type="float">
            <text:p>193</text:p>
          </table:table-cell>
          <table:table-cell office:value-type="float" office:value="743686" calcext:value-type="float">
            <text:p>743686</text:p>
          </table:table-cell>
          <table:table-cell office:value-type="float" office:value="130931" calcext:value-type="float">
            <text:p>130931</text:p>
          </table:table-cell>
          <table:table-cell office:value-type="float" office:value="2" calcext:value-type="float">
            <text:p>2</text:p>
          </table:table-cell>
          <table:table-cell office:value-type="float" office:value="130933" calcext:value-type="float">
            <text:p>13093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4-01" calcext:value-type="date">
            <text:p>Apr-15</text:p>
          </table:table-cell>
          <table:table-cell office:value-type="float" office:value="10535302" calcext:value-type="float">
            <text:p>10535302</text:p>
          </table:table-cell>
          <table:table-cell office:value-type="float" office:value="2669" calcext:value-type="float">
            <text:p>2669</text:p>
          </table:table-cell>
          <table:table-cell table:number-columns-repeated="2" office:value-type="float" office:value="10537971" calcext:value-type="float">
            <text:p>10537971</text:p>
          </table:table-cell>
          <table:table-cell office:value-type="float" office:value="3568976" calcext:value-type="float">
            <text:p>3568976</text:p>
          </table:table-cell>
          <table:table-cell office:value-type="float" office:value="751" calcext:value-type="float">
            <text:p>751</text:p>
          </table:table-cell>
          <table:table-cell office:value-type="float" office:value="3569727" calcext:value-type="float">
            <text:p>3569727</text:p>
          </table:table-cell>
          <table:table-cell office:value-type="float" office:value="2146901" calcext:value-type="float">
            <text:p>2146901</text:p>
          </table:table-cell>
          <table:table-cell office:value-type="float" office:value="804" calcext:value-type="float">
            <text:p>804</text:p>
          </table:table-cell>
          <table:table-cell office:value-type="float" office:value="2147705" calcext:value-type="float">
            <text:p>2147705</text:p>
          </table:table-cell>
          <table:table-cell office:value-type="float" office:value="2709502" calcext:value-type="float">
            <text:p>2709502</text:p>
          </table:table-cell>
          <table:table-cell office:value-type="float" office:value="492" calcext:value-type="float">
            <text:p>492</text:p>
          </table:table-cell>
          <table:table-cell office:value-type="float" office:value="2709994" calcext:value-type="float">
            <text:p>2709994</text:p>
          </table:table-cell>
          <table:table-cell office:value-type="float" office:value="895759" calcext:value-type="float">
            <text:p>895759</text:p>
          </table:table-cell>
          <table:table-cell office:value-type="float" office:value="180" calcext:value-type="float">
            <text:p>180</text:p>
          </table:table-cell>
          <table:table-cell office:value-type="float" office:value="895939" calcext:value-type="float">
            <text:p>895939</text:p>
          </table:table-cell>
          <table:table-cell office:value-type="float" office:value="228590" calcext:value-type="float">
            <text:p>228590</text:p>
          </table:table-cell>
          <table:table-cell office:value-type="float" office:value="264" calcext:value-type="float">
            <text:p>264</text:p>
          </table:table-cell>
          <table:table-cell office:value-type="float" office:value="228854" calcext:value-type="float">
            <text:p>228854</text:p>
          </table:table-cell>
          <table:table-cell office:value-type="float" office:value="72478" calcext:value-type="float">
            <text:p>72478</text:p>
          </table:table-cell>
          <table:table-cell office:value-type="float" office:value="30" calcext:value-type="float">
            <text:p>30</text:p>
          </table:table-cell>
          <table:table-cell office:value-type="float" office:value="72508" calcext:value-type="float">
            <text:p>72508</text:p>
          </table:table-cell>
          <table:table-cell office:value-type="float" office:value="776824" calcext:value-type="float">
            <text:p>776824</text:p>
          </table:table-cell>
          <table:table-cell office:value-type="float" office:value="146" calcext:value-type="float">
            <text:p>146</text:p>
          </table:table-cell>
          <table:table-cell office:value-type="float" office:value="776970" calcext:value-type="float">
            <text:p>776970</text:p>
          </table:table-cell>
          <table:table-cell office:value-type="float" office:value="136272" calcext:value-type="float">
            <text:p>136272</text:p>
          </table:table-cell>
          <table:table-cell office:value-type="float" office:value="2" calcext:value-type="float">
            <text:p>2</text:p>
          </table:table-cell>
          <table:table-cell office:value-type="float" office:value="136274" calcext:value-type="float">
            <text:p>136274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5-01" calcext:value-type="date">
            <text:p>May-15</text:p>
          </table:table-cell>
          <table:table-cell office:value-type="float" office:value="10883629" calcext:value-type="float">
            <text:p>10883629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10885536" calcext:value-type="float">
            <text:p>10885536</text:p>
          </table:table-cell>
          <table:table-cell office:value-type="float" office:value="3768302" calcext:value-type="float">
            <text:p>3768302</text:p>
          </table:table-cell>
          <table:table-cell office:value-type="float" office:value="-179" calcext:value-type="float">
            <text:p>-179</text:p>
          </table:table-cell>
          <table:table-cell office:value-type="float" office:value="3768123" calcext:value-type="float">
            <text:p>3768123</text:p>
          </table:table-cell>
          <table:table-cell office:value-type="float" office:value="2166712" calcext:value-type="float">
            <text:p>2166712</text:p>
          </table:table-cell>
          <table:table-cell office:value-type="float" office:value="902" calcext:value-type="float">
            <text:p>902</text:p>
          </table:table-cell>
          <table:table-cell office:value-type="float" office:value="2167614" calcext:value-type="float">
            <text:p>2167614</text:p>
          </table:table-cell>
          <table:table-cell office:value-type="float" office:value="2748517" calcext:value-type="float">
            <text:p>2748517</text:p>
          </table:table-cell>
          <table:table-cell office:value-type="float" office:value="535" calcext:value-type="float">
            <text:p>535</text:p>
          </table:table-cell>
          <table:table-cell office:value-type="float" office:value="2749052" calcext:value-type="float">
            <text:p>2749052</text:p>
          </table:table-cell>
          <table:table-cell office:value-type="float" office:value="962209" calcext:value-type="float">
            <text:p>962209</text:p>
          </table:table-cell>
          <table:table-cell office:value-type="float" office:value="132" calcext:value-type="float">
            <text:p>132</text:p>
          </table:table-cell>
          <table:table-cell office:value-type="float" office:value="962341" calcext:value-type="float">
            <text:p>962341</text:p>
          </table:table-cell>
          <table:table-cell office:value-type="float" office:value="227207" calcext:value-type="float">
            <text:p>227207</text:p>
          </table:table-cell>
          <table:table-cell office:value-type="float" office:value="286" calcext:value-type="float">
            <text:p>286</text:p>
          </table:table-cell>
          <table:table-cell office:value-type="float" office:value="227493" calcext:value-type="float">
            <text:p>227493</text:p>
          </table:table-cell>
          <table:table-cell office:value-type="float" office:value="75765" calcext:value-type="float">
            <text:p>75765</text:p>
          </table:table-cell>
          <table:table-cell office:value-type="float" office:value="62" calcext:value-type="float">
            <text:p>62</text:p>
          </table:table-cell>
          <table:table-cell office:value-type="float" office:value="75827" calcext:value-type="float">
            <text:p>75827</text:p>
          </table:table-cell>
          <table:table-cell office:value-type="float" office:value="795304" calcext:value-type="float">
            <text:p>795304</text:p>
          </table:table-cell>
          <table:table-cell office:value-type="float" office:value="167" calcext:value-type="float">
            <text:p>167</text:p>
          </table:table-cell>
          <table:table-cell office:value-type="float" office:value="795471" calcext:value-type="float">
            <text:p>795471</text:p>
          </table:table-cell>
          <table:table-cell office:value-type="float" office:value="139613" calcext:value-type="float">
            <text:p>139613</text:p>
          </table:table-cell>
          <table:table-cell office:value-type="float" office:value="2" calcext:value-type="float">
            <text:p>2</text:p>
          </table:table-cell>
          <table:table-cell office:value-type="float" office:value="139615" calcext:value-type="float">
            <text:p>139615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6-01" calcext:value-type="date">
            <text:p>Jun-15</text:p>
          </table:table-cell>
          <table:table-cell office:value-type="float" office:value="10583081" calcext:value-type="float">
            <text:p>10583081</text:p>
          </table:table-cell>
          <table:table-cell office:value-type="float" office:value="2928" calcext:value-type="float">
            <text:p>2928</text:p>
          </table:table-cell>
          <table:table-cell table:number-columns-repeated="2" office:value-type="float" office:value="10586009" calcext:value-type="float">
            <text:p>10586009</text:p>
          </table:table-cell>
          <table:table-cell office:value-type="float" office:value="3602012" calcext:value-type="float">
            <text:p>3602012</text:p>
          </table:table-cell>
          <table:table-cell office:value-type="float" office:value="867" calcext:value-type="float">
            <text:p>867</text:p>
          </table:table-cell>
          <table:table-cell office:value-type="float" office:value="3602879" calcext:value-type="float">
            <text:p>3602879</text:p>
          </table:table-cell>
          <table:table-cell office:value-type="float" office:value="2079508" calcext:value-type="float">
            <text:p>2079508</text:p>
          </table:table-cell>
          <table:table-cell office:value-type="float" office:value="944" calcext:value-type="float">
            <text:p>944</text:p>
          </table:table-cell>
          <table:table-cell office:value-type="float" office:value="2080452" calcext:value-type="float">
            <text:p>2080452</text:p>
          </table:table-cell>
          <table:table-cell office:value-type="float" office:value="2730199" calcext:value-type="float">
            <text:p>2730199</text:p>
          </table:table-cell>
          <table:table-cell office:value-type="float" office:value="567" calcext:value-type="float">
            <text:p>567</text:p>
          </table:table-cell>
          <table:table-cell office:value-type="float" office:value="2730766" calcext:value-type="float">
            <text:p>2730766</text:p>
          </table:table-cell>
          <table:table-cell office:value-type="float" office:value="947629" calcext:value-type="float">
            <text:p>947629</text:p>
          </table:table-cell>
          <table:table-cell office:value-type="float" office:value="91" calcext:value-type="float">
            <text:p>91</text:p>
          </table:table-cell>
          <table:table-cell office:value-type="float" office:value="947720" calcext:value-type="float">
            <text:p>947720</text:p>
          </table:table-cell>
          <table:table-cell office:value-type="float" office:value="221239" calcext:value-type="float">
            <text:p>221239</text:p>
          </table:table-cell>
          <table:table-cell office:value-type="float" office:value="245" calcext:value-type="float">
            <text:p>245</text:p>
          </table:table-cell>
          <table:table-cell office:value-type="float" office:value="221484" calcext:value-type="float">
            <text:p>221484</text:p>
          </table:table-cell>
          <table:table-cell office:value-type="float" office:value="78621" calcext:value-type="float">
            <text:p>78621</text:p>
          </table:table-cell>
          <table:table-cell office:value-type="float" office:value="47" calcext:value-type="float">
            <text:p>47</text:p>
          </table:table-cell>
          <table:table-cell office:value-type="float" office:value="78668" calcext:value-type="float">
            <text:p>78668</text:p>
          </table:table-cell>
          <table:table-cell office:value-type="float" office:value="785524" calcext:value-type="float">
            <text:p>785524</text:p>
          </table:table-cell>
          <table:table-cell office:value-type="float" office:value="164" calcext:value-type="float">
            <text:p>164</text:p>
          </table:table-cell>
          <table:table-cell office:value-type="float" office:value="785688" calcext:value-type="float">
            <text:p>785688</text:p>
          </table:table-cell>
          <table:table-cell office:value-type="float" office:value="138349" calcext:value-type="float">
            <text:p>138349</text:p>
          </table:table-cell>
          <table:table-cell office:value-type="float" office:value="3" calcext:value-type="float">
            <text:p>3</text:p>
          </table:table-cell>
          <table:table-cell office:value-type="float" office:value="138352" calcext:value-type="float">
            <text:p>13835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7-01" calcext:value-type="date">
            <text:p>Jul-15</text:p>
          </table:table-cell>
          <table:table-cell office:value-type="float" office:value="11104798" calcext:value-type="float">
            <text:p>11104798</text:p>
          </table:table-cell>
          <table:table-cell office:value-type="float" office:value="3207" calcext:value-type="float">
            <text:p>3207</text:p>
          </table:table-cell>
          <table:table-cell table:number-columns-repeated="2" office:value-type="float" office:value="11108005" calcext:value-type="float">
            <text:p>11108005</text:p>
          </table:table-cell>
          <table:table-cell office:value-type="float" office:value="3836920" calcext:value-type="float">
            <text:p>3836920</text:p>
          </table:table-cell>
          <table:table-cell office:value-type="float" office:value="910" calcext:value-type="float">
            <text:p>910</text:p>
          </table:table-cell>
          <table:table-cell office:value-type="float" office:value="3837830" calcext:value-type="float">
            <text:p>3837830</text:p>
          </table:table-cell>
          <table:table-cell office:value-type="float" office:value="2216606" calcext:value-type="float">
            <text:p>2216606</text:p>
          </table:table-cell>
          <table:table-cell office:value-type="float" office:value="972" calcext:value-type="float">
            <text:p>972</text:p>
          </table:table-cell>
          <table:table-cell office:value-type="float" office:value="2217578" calcext:value-type="float">
            <text:p>2217578</text:p>
          </table:table-cell>
          <table:table-cell office:value-type="float" office:value="2813540" calcext:value-type="float">
            <text:p>2813540</text:p>
          </table:table-cell>
          <table:table-cell office:value-type="float" office:value="565" calcext:value-type="float">
            <text:p>565</text:p>
          </table:table-cell>
          <table:table-cell office:value-type="float" office:value="2814105" calcext:value-type="float">
            <text:p>2814105</text:p>
          </table:table-cell>
          <table:table-cell office:value-type="float" office:value="987730" calcext:value-type="float">
            <text:p>987730</text:p>
          </table:table-cell>
          <table:table-cell office:value-type="float" office:value="215" calcext:value-type="float">
            <text:p>215</text:p>
          </table:table-cell>
          <table:table-cell office:value-type="float" office:value="987945" calcext:value-type="float">
            <text:p>987945</text:p>
          </table:table-cell>
          <table:table-cell office:value-type="float" office:value="229819" calcext:value-type="float">
            <text:p>229819</text:p>
          </table:table-cell>
          <table:table-cell office:value-type="float" office:value="305" calcext:value-type="float">
            <text:p>305</text:p>
          </table:table-cell>
          <table:table-cell office:value-type="float" office:value="230124" calcext:value-type="float">
            <text:p>230124</text:p>
          </table:table-cell>
          <table:table-cell office:value-type="float" office:value="75464" calcext:value-type="float">
            <text:p>75464</text:p>
          </table:table-cell>
          <table:table-cell office:value-type="float" office:value="46" calcext:value-type="float">
            <text:p>46</text:p>
          </table:table-cell>
          <table:table-cell office:value-type="float" office:value="75510" calcext:value-type="float">
            <text:p>75510</text:p>
          </table:table-cell>
          <table:table-cell office:value-type="float" office:value="802745" calcext:value-type="float">
            <text:p>802745</text:p>
          </table:table-cell>
          <table:table-cell office:value-type="float" office:value="193" calcext:value-type="float">
            <text:p>193</text:p>
          </table:table-cell>
          <table:table-cell office:value-type="float" office:value="802938" calcext:value-type="float">
            <text:p>802938</text:p>
          </table:table-cell>
          <table:table-cell office:value-type="float" office:value="141974" calcext:value-type="float">
            <text:p>141974</text:p>
          </table:table-cell>
          <table:table-cell office:value-type="float" office:value="1" calcext:value-type="float">
            <text:p>1</text:p>
          </table:table-cell>
          <table:table-cell office:value-type="float" office:value="141975" calcext:value-type="float">
            <text:p>141975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8-01" calcext:value-type="date">
            <text:p>Aug-15</text:p>
          </table:table-cell>
          <table:table-cell office:value-type="float" office:value="11116634" calcext:value-type="float">
            <text:p>11116634</text:p>
          </table:table-cell>
          <table:table-cell office:value-type="float" office:value="3096" calcext:value-type="float">
            <text:p>3096</text:p>
          </table:table-cell>
          <table:table-cell table:number-columns-repeated="2" office:value-type="float" office:value="11119730" calcext:value-type="float">
            <text:p>11119730</text:p>
          </table:table-cell>
          <table:table-cell office:value-type="float" office:value="3845789" calcext:value-type="float">
            <text:p>3845789</text:p>
          </table:table-cell>
          <table:table-cell office:value-type="float" office:value="932" calcext:value-type="float">
            <text:p>932</text:p>
          </table:table-cell>
          <table:table-cell office:value-type="float" office:value="3846721" calcext:value-type="float">
            <text:p>3846721</text:p>
          </table:table-cell>
          <table:table-cell office:value-type="float" office:value="2223893" calcext:value-type="float">
            <text:p>2223893</text:p>
          </table:table-cell>
          <table:table-cell office:value-type="float" office:value="862" calcext:value-type="float">
            <text:p>862</text:p>
          </table:table-cell>
          <table:table-cell office:value-type="float" office:value="2224755" calcext:value-type="float">
            <text:p>2224755</text:p>
          </table:table-cell>
          <table:table-cell office:value-type="float" office:value="2828839" calcext:value-type="float">
            <text:p>2828839</text:p>
          </table:table-cell>
          <table:table-cell office:value-type="float" office:value="654" calcext:value-type="float">
            <text:p>654</text:p>
          </table:table-cell>
          <table:table-cell office:value-type="float" office:value="2829493" calcext:value-type="float">
            <text:p>2829493</text:p>
          </table:table-cell>
          <table:table-cell office:value-type="float" office:value="968926" calcext:value-type="float">
            <text:p>968926</text:p>
          </table:table-cell>
          <table:table-cell office:value-type="float" office:value="169" calcext:value-type="float">
            <text:p>169</text:p>
          </table:table-cell>
          <table:table-cell office:value-type="float" office:value="969095" calcext:value-type="float">
            <text:p>969095</text:p>
          </table:table-cell>
          <table:table-cell office:value-type="float" office:value="225542" calcext:value-type="float">
            <text:p>225542</text:p>
          </table:table-cell>
          <table:table-cell office:value-type="float" office:value="256" calcext:value-type="float">
            <text:p>256</text:p>
          </table:table-cell>
          <table:table-cell office:value-type="float" office:value="225798" calcext:value-type="float">
            <text:p>225798</text:p>
          </table:table-cell>
          <table:table-cell office:value-type="float" office:value="80979" calcext:value-type="float">
            <text:p>80979</text:p>
          </table:table-cell>
          <table:table-cell office:value-type="float" office:value="49" calcext:value-type="float">
            <text:p>49</text:p>
          </table:table-cell>
          <table:table-cell office:value-type="float" office:value="81028" calcext:value-type="float">
            <text:p>81028</text:p>
          </table:table-cell>
          <table:table-cell office:value-type="float" office:value="800288" calcext:value-type="float">
            <text:p>800288</text:p>
          </table:table-cell>
          <table:table-cell office:value-type="float" office:value="172" calcext:value-type="float">
            <text:p>172</text:p>
          </table:table-cell>
          <table:table-cell office:value-type="float" office:value="800460" calcext:value-type="float">
            <text:p>800460</text:p>
          </table:table-cell>
          <table:table-cell office:value-type="float" office:value="142378" calcext:value-type="float">
            <text:p>142378</text:p>
          </table:table-cell>
          <table:table-cell office:value-type="float" office:value="2" calcext:value-type="float">
            <text:p>2</text:p>
          </table:table-cell>
          <table:table-cell office:value-type="float" office:value="142380" calcext:value-type="float">
            <text:p>14238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09-01" calcext:value-type="date">
            <text:p>Sep-15</text:p>
          </table:table-cell>
          <table:table-cell office:value-type="float" office:value="10747119" calcext:value-type="float">
            <text:p>10747119</text:p>
          </table:table-cell>
          <table:table-cell office:value-type="float" office:value="3058" calcext:value-type="float">
            <text:p>3058</text:p>
          </table:table-cell>
          <table:table-cell table:number-columns-repeated="2" office:value-type="float" office:value="10750177" calcext:value-type="float">
            <text:p>10750177</text:p>
          </table:table-cell>
          <table:table-cell office:value-type="float" office:value="3680954" calcext:value-type="float">
            <text:p>3680954</text:p>
          </table:table-cell>
          <table:table-cell office:value-type="float" office:value="880" calcext:value-type="float">
            <text:p>880</text:p>
          </table:table-cell>
          <table:table-cell office:value-type="float" office:value="3681834" calcext:value-type="float">
            <text:p>3681834</text:p>
          </table:table-cell>
          <table:table-cell office:value-type="float" office:value="2150552" calcext:value-type="float">
            <text:p>2150552</text:p>
          </table:table-cell>
          <table:table-cell office:value-type="float" office:value="901" calcext:value-type="float">
            <text:p>901</text:p>
          </table:table-cell>
          <table:table-cell office:value-type="float" office:value="2151453" calcext:value-type="float">
            <text:p>2151453</text:p>
          </table:table-cell>
          <table:table-cell office:value-type="float" office:value="2728845" calcext:value-type="float">
            <text:p>2728845</text:p>
          </table:table-cell>
          <table:table-cell office:value-type="float" office:value="611" calcext:value-type="float">
            <text:p>611</text:p>
          </table:table-cell>
          <table:table-cell office:value-type="float" office:value="2729456" calcext:value-type="float">
            <text:p>2729456</text:p>
          </table:table-cell>
          <table:table-cell office:value-type="float" office:value="941606" calcext:value-type="float">
            <text:p>941606</text:p>
          </table:table-cell>
          <table:table-cell office:value-type="float" office:value="122" calcext:value-type="float">
            <text:p>122</text:p>
          </table:table-cell>
          <table:table-cell office:value-type="float" office:value="941728" calcext:value-type="float">
            <text:p>941728</text:p>
          </table:table-cell>
          <table:table-cell office:value-type="float" office:value="231902" calcext:value-type="float">
            <text:p>231902</text:p>
          </table:table-cell>
          <table:table-cell office:value-type="float" office:value="298" calcext:value-type="float">
            <text:p>298</text:p>
          </table:table-cell>
          <table:table-cell office:value-type="float" office:value="232200" calcext:value-type="float">
            <text:p>232200</text:p>
          </table:table-cell>
          <table:table-cell office:value-type="float" office:value="82957" calcext:value-type="float">
            <text:p>82957</text:p>
          </table:table-cell>
          <table:table-cell office:value-type="float" office:value="37" calcext:value-type="float">
            <text:p>37</text:p>
          </table:table-cell>
          <table:table-cell office:value-type="float" office:value="82994" calcext:value-type="float">
            <text:p>82994</text:p>
          </table:table-cell>
          <table:table-cell office:value-type="float" office:value="797948" calcext:value-type="float">
            <text:p>797948</text:p>
          </table:table-cell>
          <table:table-cell office:value-type="float" office:value="206" calcext:value-type="float">
            <text:p>206</text:p>
          </table:table-cell>
          <table:table-cell office:value-type="float" office:value="798154" calcext:value-type="float">
            <text:p>798154</text:p>
          </table:table-cell>
          <table:table-cell office:value-type="float" office:value="132355" calcext:value-type="float">
            <text:p>132355</text:p>
          </table:table-cell>
          <table:table-cell office:value-type="float" office:value="3" calcext:value-type="float">
            <text:p>3</text:p>
          </table:table-cell>
          <table:table-cell office:value-type="float" office:value="132358" calcext:value-type="float">
            <text:p>13235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10-01" calcext:value-type="date">
            <text:p>Oct-15</text:p>
          </table:table-cell>
          <table:table-cell office:value-type="float" office:value="10366881" calcext:value-type="float">
            <text:p>10366881</text:p>
          </table:table-cell>
          <table:table-cell office:value-type="float" office:value="3496" calcext:value-type="float">
            <text:p>3496</text:p>
          </table:table-cell>
          <table:table-cell table:number-columns-repeated="2" office:value-type="float" office:value="10370377" calcext:value-type="float">
            <text:p>10370377</text:p>
          </table:table-cell>
          <table:table-cell office:value-type="float" office:value="3535442" calcext:value-type="float">
            <text:p>3535442</text:p>
          </table:table-cell>
          <table:table-cell office:value-type="float" office:value="991" calcext:value-type="float">
            <text:p>991</text:p>
          </table:table-cell>
          <table:table-cell office:value-type="float" office:value="3536433" calcext:value-type="float">
            <text:p>3536433</text:p>
          </table:table-cell>
          <table:table-cell office:value-type="float" office:value="2072481" calcext:value-type="float">
            <text:p>2072481</text:p>
          </table:table-cell>
          <table:table-cell office:value-type="float" office:value="1031" calcext:value-type="float">
            <text:p>1031</text:p>
          </table:table-cell>
          <table:table-cell office:value-type="float" office:value="2073512" calcext:value-type="float">
            <text:p>2073512</text:p>
          </table:table-cell>
          <table:table-cell office:value-type="float" office:value="2638212" calcext:value-type="float">
            <text:p>2638212</text:p>
          </table:table-cell>
          <table:table-cell office:value-type="float" office:value="743" calcext:value-type="float">
            <text:p>743</text:p>
          </table:table-cell>
          <table:table-cell office:value-type="float" office:value="2638955" calcext:value-type="float">
            <text:p>2638955</text:p>
          </table:table-cell>
          <table:table-cell office:value-type="float" office:value="950148" calcext:value-type="float">
            <text:p>950148</text:p>
          </table:table-cell>
          <table:table-cell office:value-type="float" office:value="182" calcext:value-type="float">
            <text:p>182</text:p>
          </table:table-cell>
          <table:table-cell office:value-type="float" office:value="950330" calcext:value-type="float">
            <text:p>950330</text:p>
          </table:table-cell>
          <table:table-cell office:value-type="float" office:value="213312" calcext:value-type="float">
            <text:p>213312</text:p>
          </table:table-cell>
          <table:table-cell office:value-type="float" office:value="330" calcext:value-type="float">
            <text:p>330</text:p>
          </table:table-cell>
          <table:table-cell office:value-type="float" office:value="213642" calcext:value-type="float">
            <text:p>213642</text:p>
          </table:table-cell>
          <table:table-cell office:value-type="float" office:value="79375" calcext:value-type="float">
            <text:p>79375</text:p>
          </table:table-cell>
          <table:table-cell office:value-type="float" office:value="21" calcext:value-type="float">
            <text:p>21</text:p>
          </table:table-cell>
          <table:table-cell office:value-type="float" office:value="79396" calcext:value-type="float">
            <text:p>79396</text:p>
          </table:table-cell>
          <table:table-cell office:value-type="float" office:value="747268" calcext:value-type="float">
            <text:p>747268</text:p>
          </table:table-cell>
          <table:table-cell office:value-type="float" office:value="192" calcext:value-type="float">
            <text:p>192</text:p>
          </table:table-cell>
          <table:table-cell office:value-type="float" office:value="747460" calcext:value-type="float">
            <text:p>747460</text:p>
          </table:table-cell>
          <table:table-cell office:value-type="float" office:value="130643" calcext:value-type="float">
            <text:p>130643</text:p>
          </table:table-cell>
          <table:table-cell office:value-type="float" office:value="6" calcext:value-type="float">
            <text:p>6</text:p>
          </table:table-cell>
          <table:table-cell office:value-type="float" office:value="130649" calcext:value-type="float">
            <text:p>13064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11-01" calcext:value-type="date">
            <text:p>Nov-15</text:p>
          </table:table-cell>
          <table:table-cell office:value-type="float" office:value="10190065" calcext:value-type="float">
            <text:p>10190065</text:p>
          </table:table-cell>
          <table:table-cell office:value-type="float" office:value="3428" calcext:value-type="float">
            <text:p>3428</text:p>
          </table:table-cell>
          <table:table-cell table:number-columns-repeated="2" office:value-type="float" office:value="10193493" calcext:value-type="float">
            <text:p>10193493</text:p>
          </table:table-cell>
          <table:table-cell office:value-type="float" office:value="3519441" calcext:value-type="float">
            <text:p>3519441</text:p>
          </table:table-cell>
          <table:table-cell office:value-type="float" office:value="991" calcext:value-type="float">
            <text:p>991</text:p>
          </table:table-cell>
          <table:table-cell office:value-type="float" office:value="3520432" calcext:value-type="float">
            <text:p>3520432</text:p>
          </table:table-cell>
          <table:table-cell office:value-type="float" office:value="2067388" calcext:value-type="float">
            <text:p>2067388</text:p>
          </table:table-cell>
          <table:table-cell office:value-type="float" office:value="925" calcext:value-type="float">
            <text:p>925</text:p>
          </table:table-cell>
          <table:table-cell office:value-type="float" office:value="2068313" calcext:value-type="float">
            <text:p>2068313</text:p>
          </table:table-cell>
          <table:table-cell office:value-type="float" office:value="2533694" calcext:value-type="float">
            <text:p>2533694</text:p>
          </table:table-cell>
          <table:table-cell office:value-type="float" office:value="799" calcext:value-type="float">
            <text:p>799</text:p>
          </table:table-cell>
          <table:table-cell office:value-type="float" office:value="2534493" calcext:value-type="float">
            <text:p>2534493</text:p>
          </table:table-cell>
          <table:table-cell office:value-type="float" office:value="908648" calcext:value-type="float">
            <text:p>908648</text:p>
          </table:table-cell>
          <table:table-cell office:value-type="float" office:value="145" calcext:value-type="float">
            <text:p>145</text:p>
          </table:table-cell>
          <table:table-cell office:value-type="float" office:value="908793" calcext:value-type="float">
            <text:p>908793</text:p>
          </table:table-cell>
          <table:table-cell office:value-type="float" office:value="212721" calcext:value-type="float">
            <text:p>212721</text:p>
          </table:table-cell>
          <table:table-cell office:value-type="float" office:value="310" calcext:value-type="float">
            <text:p>310</text:p>
          </table:table-cell>
          <table:table-cell office:value-type="float" office:value="213031" calcext:value-type="float">
            <text:p>213031</text:p>
          </table:table-cell>
          <table:table-cell office:value-type="float" office:value="80071" calcext:value-type="float">
            <text:p>80071</text:p>
          </table:table-cell>
          <table:table-cell office:value-type="float" office:value="56" calcext:value-type="float">
            <text:p>56</text:p>
          </table:table-cell>
          <table:table-cell office:value-type="float" office:value="80127" calcext:value-type="float">
            <text:p>80127</text:p>
          </table:table-cell>
          <table:table-cell office:value-type="float" office:value="736317" calcext:value-type="float">
            <text:p>736317</text:p>
          </table:table-cell>
          <table:table-cell office:value-type="float" office:value="199" calcext:value-type="float">
            <text:p>199</text:p>
          </table:table-cell>
          <table:table-cell office:value-type="float" office:value="736516" calcext:value-type="float">
            <text:p>736516</text:p>
          </table:table-cell>
          <table:table-cell office:value-type="float" office:value="131785" calcext:value-type="float">
            <text:p>131785</text:p>
          </table:table-cell>
          <table:table-cell office:value-type="float" office:value="3" calcext:value-type="float">
            <text:p>3</text:p>
          </table:table-cell>
          <table:table-cell office:value-type="float" office:value="131788" calcext:value-type="float">
            <text:p>13178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5-12-01" calcext:value-type="date">
            <text:p>Dec-15</text:p>
          </table:table-cell>
          <table:table-cell office:value-type="float" office:value="9437174" calcext:value-type="float">
            <text:p>9437174</text:p>
          </table:table-cell>
          <table:table-cell office:value-type="float" office:value="3068" calcext:value-type="float">
            <text:p>3068</text:p>
          </table:table-cell>
          <table:table-cell table:number-columns-repeated="2" office:value-type="float" office:value="9440242" calcext:value-type="float">
            <text:p>9440242</text:p>
          </table:table-cell>
          <table:table-cell office:value-type="float" office:value="3217778" calcext:value-type="float">
            <text:p>3217778</text:p>
          </table:table-cell>
          <table:table-cell office:value-type="float" office:value="801" calcext:value-type="float">
            <text:p>801</text:p>
          </table:table-cell>
          <table:table-cell office:value-type="float" office:value="3218579" calcext:value-type="float">
            <text:p>3218579</text:p>
          </table:table-cell>
          <table:table-cell office:value-type="float" office:value="1901422" calcext:value-type="float">
            <text:p>1901422</text:p>
          </table:table-cell>
          <table:table-cell office:value-type="float" office:value="887" calcext:value-type="float">
            <text:p>887</text:p>
          </table:table-cell>
          <table:table-cell office:value-type="float" office:value="1902309" calcext:value-type="float">
            <text:p>1902309</text:p>
          </table:table-cell>
          <table:table-cell office:value-type="float" office:value="2409812" calcext:value-type="float">
            <text:p>2409812</text:p>
          </table:table-cell>
          <table:table-cell office:value-type="float" office:value="719" calcext:value-type="float">
            <text:p>719</text:p>
          </table:table-cell>
          <table:table-cell office:value-type="float" office:value="2410531" calcext:value-type="float">
            <text:p>2410531</text:p>
          </table:table-cell>
          <table:table-cell office:value-type="float" office:value="840207" calcext:value-type="float">
            <text:p>840207</text:p>
          </table:table-cell>
          <table:table-cell office:value-type="float" office:value="122" calcext:value-type="float">
            <text:p>122</text:p>
          </table:table-cell>
          <table:table-cell office:value-type="float" office:value="840329" calcext:value-type="float">
            <text:p>840329</text:p>
          </table:table-cell>
          <table:table-cell office:value-type="float" office:value="198719" calcext:value-type="float">
            <text:p>198719</text:p>
          </table:table-cell>
          <table:table-cell office:value-type="float" office:value="334" calcext:value-type="float">
            <text:p>334</text:p>
          </table:table-cell>
          <table:table-cell office:value-type="float" office:value="199053" calcext:value-type="float">
            <text:p>199053</text:p>
          </table:table-cell>
          <table:table-cell office:value-type="float" office:value="74178" calcext:value-type="float">
            <text:p>74178</text:p>
          </table:table-cell>
          <table:table-cell office:value-type="float" office:value="39" calcext:value-type="float">
            <text:p>39</text:p>
          </table:table-cell>
          <table:table-cell office:value-type="float" office:value="74217" calcext:value-type="float">
            <text:p>74217</text:p>
          </table:table-cell>
          <table:table-cell office:value-type="float" office:value="681563" calcext:value-type="float">
            <text:p>681563</text:p>
          </table:table-cell>
          <table:table-cell office:value-type="float" office:value="164" calcext:value-type="float">
            <text:p>164</text:p>
          </table:table-cell>
          <table:table-cell office:value-type="float" office:value="681727" calcext:value-type="float">
            <text:p>681727</text:p>
          </table:table-cell>
          <table:table-cell office:value-type="float" office:value="113495" calcext:value-type="float">
            <text:p>113495</text:p>
          </table:table-cell>
          <table:table-cell office:value-type="float" office:value="2" calcext:value-type="float">
            <text:p>2</text:p>
          </table:table-cell>
          <table:table-cell office:value-type="float" office:value="113497" calcext:value-type="float">
            <text:p>113497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1-01" calcext:value-type="date">
            <text:p>Jan-16</text:p>
          </table:table-cell>
          <table:table-cell office:value-type="float" office:value="8768224" calcext:value-type="float">
            <text:p>8768224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8770220" calcext:value-type="float">
            <text:p>8770220</text:p>
          </table:table-cell>
          <table:table-cell office:value-type="float" office:value="2982021" calcext:value-type="float">
            <text:p>2982021</text:p>
          </table:table-cell>
          <table:table-cell office:value-type="float" office:value="629" calcext:value-type="float">
            <text:p>629</text:p>
          </table:table-cell>
          <table:table-cell office:value-type="float" office:value="2982650" calcext:value-type="float">
            <text:p>2982650</text:p>
          </table:table-cell>
          <table:table-cell office:value-type="float" office:value="1796218" calcext:value-type="float">
            <text:p>1796218</text:p>
          </table:table-cell>
          <table:table-cell office:value-type="float" office:value="623" calcext:value-type="float">
            <text:p>623</text:p>
          </table:table-cell>
          <table:table-cell office:value-type="float" office:value="1796841" calcext:value-type="float">
            <text:p>1796841</text:p>
          </table:table-cell>
          <table:table-cell office:value-type="float" office:value="2203654" calcext:value-type="float">
            <text:p>2203654</text:p>
          </table:table-cell>
          <table:table-cell office:value-type="float" office:value="411" calcext:value-type="float">
            <text:p>411</text:p>
          </table:table-cell>
          <table:table-cell office:value-type="float" office:value="2204065" calcext:value-type="float">
            <text:p>2204065</text:p>
          </table:table-cell>
          <table:table-cell office:value-type="float" office:value="789997" calcext:value-type="float">
            <text:p>789997</text:p>
          </table:table-cell>
          <table:table-cell office:value-type="float" office:value="121" calcext:value-type="float">
            <text:p>121</text:p>
          </table:table-cell>
          <table:table-cell office:value-type="float" office:value="790118" calcext:value-type="float">
            <text:p>790118</text:p>
          </table:table-cell>
          <table:table-cell office:value-type="float" office:value="175643" calcext:value-type="float">
            <text:p>175643</text:p>
          </table:table-cell>
          <table:table-cell office:value-type="float" office:value="135" calcext:value-type="float">
            <text:p>135</text:p>
          </table:table-cell>
          <table:table-cell office:value-type="float" office:value="175778" calcext:value-type="float">
            <text:p>175778</text:p>
          </table:table-cell>
          <table:table-cell office:value-type="float" office:value="68489" calcext:value-type="float">
            <text:p>68489</text:p>
          </table:table-cell>
          <table:table-cell office:value-type="float" office:value="14" calcext:value-type="float">
            <text:p>14</text:p>
          </table:table-cell>
          <table:table-cell office:value-type="float" office:value="68503" calcext:value-type="float">
            <text:p>68503</text:p>
          </table:table-cell>
          <table:table-cell office:value-type="float" office:value="641813" calcext:value-type="float">
            <text:p>641813</text:p>
          </table:table-cell>
          <table:table-cell office:value-type="float" office:value="62" calcext:value-type="float">
            <text:p>62</text:p>
          </table:table-cell>
          <table:table-cell office:value-type="float" office:value="641875" calcext:value-type="float">
            <text:p>641875</text:p>
          </table:table-cell>
          <table:table-cell office:value-type="float" office:value="110389" calcext:value-type="float">
            <text:p>110389</text:p>
          </table:table-cell>
          <table:table-cell office:value-type="float" office:value="1" calcext:value-type="float">
            <text:p>1</text:p>
          </table:table-cell>
          <table:table-cell office:value-type="float" office:value="110390" calcext:value-type="float">
            <text:p>11039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2-01" calcext:value-type="date">
            <text:p>Feb-16</text:p>
          </table:table-cell>
          <table:table-cell office:value-type="float" office:value="10421057" calcext:value-type="float">
            <text:p>10421057</text:p>
          </table:table-cell>
          <table:table-cell office:value-type="float" office:value="3514" calcext:value-type="float">
            <text:p>3514</text:p>
          </table:table-cell>
          <table:table-cell table:number-columns-repeated="2" office:value-type="float" office:value="10424571" calcext:value-type="float">
            <text:p>10424571</text:p>
          </table:table-cell>
          <table:table-cell office:value-type="float" office:value="3568615" calcext:value-type="float">
            <text:p>3568615</text:p>
          </table:table-cell>
          <table:table-cell office:value-type="float" office:value="1022" calcext:value-type="float">
            <text:p>1022</text:p>
          </table:table-cell>
          <table:table-cell office:value-type="float" office:value="3569637" calcext:value-type="float">
            <text:p>3569637</text:p>
          </table:table-cell>
          <table:table-cell office:value-type="float" office:value="2136072" calcext:value-type="float">
            <text:p>2136072</text:p>
          </table:table-cell>
          <table:table-cell office:value-type="float" office:value="1057" calcext:value-type="float">
            <text:p>1057</text:p>
          </table:table-cell>
          <table:table-cell office:value-type="float" office:value="2137129" calcext:value-type="float">
            <text:p>2137129</text:p>
          </table:table-cell>
          <table:table-cell office:value-type="float" office:value="2630152" calcext:value-type="float">
            <text:p>2630152</text:p>
          </table:table-cell>
          <table:table-cell office:value-type="float" office:value="778" calcext:value-type="float">
            <text:p>778</text:p>
          </table:table-cell>
          <table:table-cell office:value-type="float" office:value="2630930" calcext:value-type="float">
            <text:p>2630930</text:p>
          </table:table-cell>
          <table:table-cell office:value-type="float" office:value="919308" calcext:value-type="float">
            <text:p>919308</text:p>
          </table:table-cell>
          <table:table-cell office:value-type="float" office:value="192" calcext:value-type="float">
            <text:p>192</text:p>
          </table:table-cell>
          <table:table-cell office:value-type="float" office:value="919500" calcext:value-type="float">
            <text:p>919500</text:p>
          </table:table-cell>
          <table:table-cell office:value-type="float" office:value="205676" calcext:value-type="float">
            <text:p>205676</text:p>
          </table:table-cell>
          <table:table-cell office:value-type="float" office:value="295" calcext:value-type="float">
            <text:p>295</text:p>
          </table:table-cell>
          <table:table-cell office:value-type="float" office:value="205971" calcext:value-type="float">
            <text:p>205971</text:p>
          </table:table-cell>
          <table:table-cell office:value-type="float" office:value="83670" calcext:value-type="float">
            <text:p>83670</text:p>
          </table:table-cell>
          <table:table-cell office:value-type="float" office:value="45" calcext:value-type="float">
            <text:p>45</text:p>
          </table:table-cell>
          <table:table-cell office:value-type="float" office:value="83715" calcext:value-type="float">
            <text:p>83715</text:p>
          </table:table-cell>
          <table:table-cell office:value-type="float" office:value="746558" calcext:value-type="float">
            <text:p>746558</text:p>
          </table:table-cell>
          <table:table-cell office:value-type="float" office:value="122" calcext:value-type="float">
            <text:p>122</text:p>
          </table:table-cell>
          <table:table-cell office:value-type="float" office:value="746680" calcext:value-type="float">
            <text:p>746680</text:p>
          </table:table-cell>
          <table:table-cell office:value-type="float" office:value="131006" calcext:value-type="float">
            <text:p>131006</text:p>
          </table:table-cell>
          <table:table-cell office:value-type="float" office:value="3" calcext:value-type="float">
            <text:p>3</text:p>
          </table:table-cell>
          <table:table-cell office:value-type="float" office:value="131009" calcext:value-type="float">
            <text:p>13100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3-01" calcext:value-type="date">
            <text:p>Mar-16</text:p>
          </table:table-cell>
          <table:table-cell office:value-type="float" office:value="10517464" calcext:value-type="float">
            <text:p>10517464</text:p>
          </table:table-cell>
          <table:table-cell office:value-type="float" office:value="3505" calcext:value-type="float">
            <text:p>3505</text:p>
          </table:table-cell>
          <table:table-cell table:number-columns-repeated="2" office:value-type="float" office:value="10520969" calcext:value-type="float">
            <text:p>10520969</text:p>
          </table:table-cell>
          <table:table-cell office:value-type="float" office:value="3640974" calcext:value-type="float">
            <text:p>3640974</text:p>
          </table:table-cell>
          <table:table-cell office:value-type="float" office:value="1039" calcext:value-type="float">
            <text:p>1039</text:p>
          </table:table-cell>
          <table:table-cell office:value-type="float" office:value="3642013" calcext:value-type="float">
            <text:p>3642013</text:p>
          </table:table-cell>
          <table:table-cell office:value-type="float" office:value="2158208" calcext:value-type="float">
            <text:p>2158208</text:p>
          </table:table-cell>
          <table:table-cell office:value-type="float" office:value="1038" calcext:value-type="float">
            <text:p>1038</text:p>
          </table:table-cell>
          <table:table-cell office:value-type="float" office:value="2159246" calcext:value-type="float">
            <text:p>2159246</text:p>
          </table:table-cell>
          <table:table-cell office:value-type="float" office:value="2614312" calcext:value-type="float">
            <text:p>2614312</text:p>
          </table:table-cell>
          <table:table-cell office:value-type="float" office:value="771" calcext:value-type="float">
            <text:p>771</text:p>
          </table:table-cell>
          <table:table-cell office:value-type="float" office:value="2615083" calcext:value-type="float">
            <text:p>2615083</text:p>
          </table:table-cell>
          <table:table-cell office:value-type="float" office:value="927499" calcext:value-type="float">
            <text:p>927499</text:p>
          </table:table-cell>
          <table:table-cell office:value-type="float" office:value="190" calcext:value-type="float">
            <text:p>190</text:p>
          </table:table-cell>
          <table:table-cell office:value-type="float" office:value="927689" calcext:value-type="float">
            <text:p>927689</text:p>
          </table:table-cell>
          <table:table-cell office:value-type="float" office:value="209281" calcext:value-type="float">
            <text:p>209281</text:p>
          </table:table-cell>
          <table:table-cell office:value-type="float" office:value="292" calcext:value-type="float">
            <text:p>292</text:p>
          </table:table-cell>
          <table:table-cell office:value-type="float" office:value="209573" calcext:value-type="float">
            <text:p>209573</text:p>
          </table:table-cell>
          <table:table-cell office:value-type="float" office:value="83582" calcext:value-type="float">
            <text:p>83582</text:p>
          </table:table-cell>
          <table:table-cell office:value-type="float" office:value="46" calcext:value-type="float">
            <text:p>46</text:p>
          </table:table-cell>
          <table:table-cell office:value-type="float" office:value="83628" calcext:value-type="float">
            <text:p>83628</text:p>
          </table:table-cell>
          <table:table-cell office:value-type="float" office:value="750226" calcext:value-type="float">
            <text:p>750226</text:p>
          </table:table-cell>
          <table:table-cell office:value-type="float" office:value="125" calcext:value-type="float">
            <text:p>125</text:p>
          </table:table-cell>
          <table:table-cell office:value-type="float" office:value="750351" calcext:value-type="float">
            <text:p>750351</text:p>
          </table:table-cell>
          <table:table-cell office:value-type="float" office:value="133382" calcext:value-type="float">
            <text:p>133382</text:p>
          </table:table-cell>
          <table:table-cell office:value-type="float" office:value="4" calcext:value-type="float">
            <text:p>4</text:p>
          </table:table-cell>
          <table:table-cell office:value-type="float" office:value="133386" calcext:value-type="float">
            <text:p>13338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4-01" calcext:value-type="date">
            <text:p>Apr-16</text:p>
          </table:table-cell>
          <table:table-cell office:value-type="float" office:value="11170184" calcext:value-type="float">
            <text:p>11170184</text:p>
          </table:table-cell>
          <table:table-cell office:value-type="float" office:value="3295" calcext:value-type="float">
            <text:p>3295</text:p>
          </table:table-cell>
          <table:table-cell table:number-columns-repeated="2" office:value-type="float" office:value="11173479" calcext:value-type="float">
            <text:p>11173479</text:p>
          </table:table-cell>
          <table:table-cell office:value-type="float" office:value="3753129" calcext:value-type="float">
            <text:p>3753129</text:p>
          </table:table-cell>
          <table:table-cell office:value-type="float" office:value="878" calcext:value-type="float">
            <text:p>878</text:p>
          </table:table-cell>
          <table:table-cell office:value-type="float" office:value="3754007" calcext:value-type="float">
            <text:p>3754007</text:p>
          </table:table-cell>
          <table:table-cell office:value-type="float" office:value="2287625" calcext:value-type="float">
            <text:p>2287625</text:p>
          </table:table-cell>
          <table:table-cell office:value-type="float" office:value="1073" calcext:value-type="float">
            <text:p>1073</text:p>
          </table:table-cell>
          <table:table-cell office:value-type="float" office:value="2288698" calcext:value-type="float">
            <text:p>2288698</text:p>
          </table:table-cell>
          <table:table-cell office:value-type="float" office:value="2866631" calcext:value-type="float">
            <text:p>2866631</text:p>
          </table:table-cell>
          <table:table-cell office:value-type="float" office:value="766" calcext:value-type="float">
            <text:p>766</text:p>
          </table:table-cell>
          <table:table-cell office:value-type="float" office:value="2867397" calcext:value-type="float">
            <text:p>2867397</text:p>
          </table:table-cell>
          <table:table-cell office:value-type="float" office:value="983592" calcext:value-type="float">
            <text:p>983592</text:p>
          </table:table-cell>
          <table:table-cell office:value-type="float" office:value="181" calcext:value-type="float">
            <text:p>181</text:p>
          </table:table-cell>
          <table:table-cell office:value-type="float" office:value="983773" calcext:value-type="float">
            <text:p>983773</text:p>
          </table:table-cell>
          <table:table-cell office:value-type="float" office:value="230890" calcext:value-type="float">
            <text:p>230890</text:p>
          </table:table-cell>
          <table:table-cell office:value-type="float" office:value="261" calcext:value-type="float">
            <text:p>261</text:p>
          </table:table-cell>
          <table:table-cell office:value-type="float" office:value="231151" calcext:value-type="float">
            <text:p>231151</text:p>
          </table:table-cell>
          <table:table-cell office:value-type="float" office:value="82490" calcext:value-type="float">
            <text:p>82490</text:p>
          </table:table-cell>
          <table:table-cell office:value-type="float" office:value="48" calcext:value-type="float">
            <text:p>48</text:p>
          </table:table-cell>
          <table:table-cell office:value-type="float" office:value="82538" calcext:value-type="float">
            <text:p>82538</text:p>
          </table:table-cell>
          <table:table-cell office:value-type="float" office:value="822490" calcext:value-type="float">
            <text:p>822490</text:p>
          </table:table-cell>
          <table:table-cell office:value-type="float" office:value="86" calcext:value-type="float">
            <text:p>86</text:p>
          </table:table-cell>
          <table:table-cell office:value-type="float" office:value="822576" calcext:value-type="float">
            <text:p>822576</text:p>
          </table:table-cell>
          <table:table-cell office:value-type="float" office:value="143337" calcext:value-type="float">
            <text:p>143337</text:p>
          </table:table-cell>
          <table:table-cell office:value-type="float" office:value="2" calcext:value-type="float">
            <text:p>2</text:p>
          </table:table-cell>
          <table:table-cell office:value-type="float" office:value="143339" calcext:value-type="float">
            <text:p>14333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5-01" calcext:value-type="date">
            <text:p>May-16</text:p>
          </table:table-cell>
          <table:table-cell office:value-type="float" office:value="11805334" calcext:value-type="float">
            <text:p>11805334</text:p>
          </table:table-cell>
          <table:table-cell office:value-type="float" office:value="3482" calcext:value-type="float">
            <text:p>3482</text:p>
          </table:table-cell>
          <table:table-cell table:number-columns-repeated="2" office:value-type="float" office:value="11808816" calcext:value-type="float">
            <text:p>11808816</text:p>
          </table:table-cell>
          <table:table-cell office:value-type="float" office:value="3996562" calcext:value-type="float">
            <text:p>3996562</text:p>
          </table:table-cell>
          <table:table-cell office:value-type="float" office:value="1030" calcext:value-type="float">
            <text:p>1030</text:p>
          </table:table-cell>
          <table:table-cell office:value-type="float" office:value="3997592" calcext:value-type="float">
            <text:p>3997592</text:p>
          </table:table-cell>
          <table:table-cell office:value-type="float" office:value="2358669" calcext:value-type="float">
            <text:p>2358669</text:p>
          </table:table-cell>
          <table:table-cell office:value-type="float" office:value="1032" calcext:value-type="float">
            <text:p>1032</text:p>
          </table:table-cell>
          <table:table-cell office:value-type="float" office:value="2359701" calcext:value-type="float">
            <text:p>2359701</text:p>
          </table:table-cell>
          <table:table-cell office:value-type="float" office:value="3026028" calcext:value-type="float">
            <text:p>3026028</text:p>
          </table:table-cell>
          <table:table-cell office:value-type="float" office:value="831" calcext:value-type="float">
            <text:p>831</text:p>
          </table:table-cell>
          <table:table-cell office:value-type="float" office:value="3026859" calcext:value-type="float">
            <text:p>3026859</text:p>
          </table:table-cell>
          <table:table-cell office:value-type="float" office:value="1068496" calcext:value-type="float">
            <text:p>1068496</text:p>
          </table:table-cell>
          <table:table-cell office:value-type="float" office:value="160" calcext:value-type="float">
            <text:p>160</text:p>
          </table:table-cell>
          <table:table-cell office:value-type="float" office:value="1068656" calcext:value-type="float">
            <text:p>1068656</text:p>
          </table:table-cell>
          <table:table-cell office:value-type="float" office:value="242936" calcext:value-type="float">
            <text:p>242936</text:p>
          </table:table-cell>
          <table:table-cell office:value-type="float" office:value="291" calcext:value-type="float">
            <text:p>291</text:p>
          </table:table-cell>
          <table:table-cell office:value-type="float" office:value="243227" calcext:value-type="float">
            <text:p>243227</text:p>
          </table:table-cell>
          <table:table-cell office:value-type="float" office:value="88826" calcext:value-type="float">
            <text:p>88826</text:p>
          </table:table-cell>
          <table:table-cell office:value-type="float" office:value="48" calcext:value-type="float">
            <text:p>48</text:p>
          </table:table-cell>
          <table:table-cell office:value-type="float" office:value="88874" calcext:value-type="float">
            <text:p>88874</text:p>
          </table:table-cell>
          <table:table-cell office:value-type="float" office:value="867626" calcext:value-type="float">
            <text:p>867626</text:p>
          </table:table-cell>
          <table:table-cell office:value-type="float" office:value="90" calcext:value-type="float">
            <text:p>90</text:p>
          </table:table-cell>
          <table:table-cell office:value-type="float" office:value="867716" calcext:value-type="float">
            <text:p>867716</text:p>
          </table:table-cell>
          <table:table-cell office:value-type="float" office:value="156191" calcext:value-type="float">
            <text:p>156191</text:p>
          </table:table-cell>
          <table:table-cell office:value-type="float" office:value="0" calcext:value-type="float">
            <text:p>0</text:p>
          </table:table-cell>
          <table:table-cell office:value-type="float" office:value="156191" calcext:value-type="float">
            <text:p>15619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6-01" calcext:value-type="date">
            <text:p>Jun-16</text:p>
          </table:table-cell>
          <table:table-cell office:value-type="float" office:value="10643302" calcext:value-type="float">
            <text:p>10643302</text:p>
          </table:table-cell>
          <table:table-cell office:value-type="float" office:value="3460" calcext:value-type="float">
            <text:p>3460</text:p>
          </table:table-cell>
          <table:table-cell table:number-columns-repeated="2" office:value-type="float" office:value="10646762" calcext:value-type="float">
            <text:p>10646762</text:p>
          </table:table-cell>
          <table:table-cell office:value-type="float" office:value="3543783" calcext:value-type="float">
            <text:p>3543783</text:p>
          </table:table-cell>
          <table:table-cell office:value-type="float" office:value="1036" calcext:value-type="float">
            <text:p>1036</text:p>
          </table:table-cell>
          <table:table-cell office:value-type="float" office:value="3544819" calcext:value-type="float">
            <text:p>3544819</text:p>
          </table:table-cell>
          <table:table-cell office:value-type="float" office:value="2163997" calcext:value-type="float">
            <text:p>2163997</text:p>
          </table:table-cell>
          <table:table-cell office:value-type="float" office:value="1072" calcext:value-type="float">
            <text:p>1072</text:p>
          </table:table-cell>
          <table:table-cell office:value-type="float" office:value="2165069" calcext:value-type="float">
            <text:p>2165069</text:p>
          </table:table-cell>
          <table:table-cell office:value-type="float" office:value="2731185" calcext:value-type="float">
            <text:p>2731185</text:p>
          </table:table-cell>
          <table:table-cell office:value-type="float" office:value="772" calcext:value-type="float">
            <text:p>772</text:p>
          </table:table-cell>
          <table:table-cell office:value-type="float" office:value="2731957" calcext:value-type="float">
            <text:p>2731957</text:p>
          </table:table-cell>
          <table:table-cell office:value-type="float" office:value="976702" calcext:value-type="float">
            <text:p>976702</text:p>
          </table:table-cell>
          <table:table-cell office:value-type="float" office:value="144" calcext:value-type="float">
            <text:p>144</text:p>
          </table:table-cell>
          <table:table-cell office:value-type="float" office:value="976846" calcext:value-type="float">
            <text:p>976846</text:p>
          </table:table-cell>
          <table:table-cell office:value-type="float" office:value="218007" calcext:value-type="float">
            <text:p>218007</text:p>
          </table:table-cell>
          <table:table-cell office:value-type="float" office:value="254" calcext:value-type="float">
            <text:p>254</text:p>
          </table:table-cell>
          <table:table-cell office:value-type="float" office:value="218261" calcext:value-type="float">
            <text:p>218261</text:p>
          </table:table-cell>
          <table:table-cell office:value-type="float" office:value="81528" calcext:value-type="float">
            <text:p>81528</text:p>
          </table:table-cell>
          <table:table-cell office:value-type="float" office:value="50" calcext:value-type="float">
            <text:p>50</text:p>
          </table:table-cell>
          <table:table-cell office:value-type="float" office:value="81578" calcext:value-type="float">
            <text:p>81578</text:p>
          </table:table-cell>
          <table:table-cell office:value-type="float" office:value="791296" calcext:value-type="float">
            <text:p>791296</text:p>
          </table:table-cell>
          <table:table-cell office:value-type="float" office:value="132" calcext:value-type="float">
            <text:p>132</text:p>
          </table:table-cell>
          <table:table-cell office:value-type="float" office:value="791428" calcext:value-type="float">
            <text:p>791428</text:p>
          </table:table-cell>
          <table:table-cell office:value-type="float" office:value="136804" calcext:value-type="float">
            <text:p>136804</text:p>
          </table:table-cell>
          <table:table-cell office:value-type="float" office:value="0" calcext:value-type="float">
            <text:p>0</text:p>
          </table:table-cell>
          <table:table-cell office:value-type="float" office:value="136804" calcext:value-type="float">
            <text:p>136804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7-01" calcext:value-type="date">
            <text:p>Jul-16</text:p>
          </table:table-cell>
          <table:table-cell office:value-type="float" office:value="10379245" calcext:value-type="float">
            <text:p>10379245</text:p>
          </table:table-cell>
          <table:table-cell office:value-type="float" office:value="3150" calcext:value-type="float">
            <text:p>3150</text:p>
          </table:table-cell>
          <table:table-cell table:number-columns-repeated="2" office:value-type="float" office:value="10382395" calcext:value-type="float">
            <text:p>10382395</text:p>
          </table:table-cell>
          <table:table-cell office:value-type="float" office:value="3515683" calcext:value-type="float">
            <text:p>3515683</text:p>
          </table:table-cell>
          <table:table-cell office:value-type="float" office:value="920" calcext:value-type="float">
            <text:p>920</text:p>
          </table:table-cell>
          <table:table-cell office:value-type="float" office:value="3516603" calcext:value-type="float">
            <text:p>3516603</text:p>
          </table:table-cell>
          <table:table-cell office:value-type="float" office:value="2094728" calcext:value-type="float">
            <text:p>2094728</text:p>
          </table:table-cell>
          <table:table-cell office:value-type="float" office:value="911" calcext:value-type="float">
            <text:p>911</text:p>
          </table:table-cell>
          <table:table-cell office:value-type="float" office:value="2095639" calcext:value-type="float">
            <text:p>2095639</text:p>
          </table:table-cell>
          <table:table-cell office:value-type="float" office:value="2656814" calcext:value-type="float">
            <text:p>2656814</text:p>
          </table:table-cell>
          <table:table-cell office:value-type="float" office:value="740" calcext:value-type="float">
            <text:p>740</text:p>
          </table:table-cell>
          <table:table-cell office:value-type="float" office:value="2657554" calcext:value-type="float">
            <text:p>2657554</text:p>
          </table:table-cell>
          <table:table-cell office:value-type="float" office:value="944128" calcext:value-type="float">
            <text:p>944128</text:p>
          </table:table-cell>
          <table:table-cell office:value-type="float" office:value="158" calcext:value-type="float">
            <text:p>158</text:p>
          </table:table-cell>
          <table:table-cell office:value-type="float" office:value="944286" calcext:value-type="float">
            <text:p>944286</text:p>
          </table:table-cell>
          <table:table-cell office:value-type="float" office:value="204203" calcext:value-type="float">
            <text:p>204203</text:p>
          </table:table-cell>
          <table:table-cell office:value-type="float" office:value="250" calcext:value-type="float">
            <text:p>250</text:p>
          </table:table-cell>
          <table:table-cell office:value-type="float" office:value="204453" calcext:value-type="float">
            <text:p>204453</text:p>
          </table:table-cell>
          <table:table-cell office:value-type="float" office:value="70824" calcext:value-type="float">
            <text:p>70824</text:p>
          </table:table-cell>
          <table:table-cell office:value-type="float" office:value="71" calcext:value-type="float">
            <text:p>71</text:p>
          </table:table-cell>
          <table:table-cell office:value-type="float" office:value="70895" calcext:value-type="float">
            <text:p>70895</text:p>
          </table:table-cell>
          <table:table-cell office:value-type="float" office:value="755138" calcext:value-type="float">
            <text:p>755138</text:p>
          </table:table-cell>
          <table:table-cell office:value-type="float" office:value="96" calcext:value-type="float">
            <text:p>96</text:p>
          </table:table-cell>
          <table:table-cell office:value-type="float" office:value="755234" calcext:value-type="float">
            <text:p>755234</text:p>
          </table:table-cell>
          <table:table-cell office:value-type="float" office:value="137727" calcext:value-type="float">
            <text:p>137727</text:p>
          </table:table-cell>
          <table:table-cell office:value-type="float" office:value="4" calcext:value-type="float">
            <text:p>4</text:p>
          </table:table-cell>
          <table:table-cell office:value-type="float" office:value="137731" calcext:value-type="float">
            <text:p>13773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8-01" calcext:value-type="date">
            <text:p>Aug-16</text:p>
          </table:table-cell>
          <table:table-cell office:value-type="float" office:value="11888558" calcext:value-type="float">
            <text:p>11888558</text:p>
          </table:table-cell>
          <table:table-cell office:value-type="float" office:value="3942" calcext:value-type="float">
            <text:p>3942</text:p>
          </table:table-cell>
          <table:table-cell table:number-columns-repeated="2" office:value-type="float" office:value="11892500" calcext:value-type="float">
            <text:p>11892500</text:p>
          </table:table-cell>
          <table:table-cell office:value-type="float" office:value="4010460" calcext:value-type="float">
            <text:p>4010460</text:p>
          </table:table-cell>
          <table:table-cell office:value-type="float" office:value="1242" calcext:value-type="float">
            <text:p>1242</text:p>
          </table:table-cell>
          <table:table-cell office:value-type="float" office:value="4011702" calcext:value-type="float">
            <text:p>4011702</text:p>
          </table:table-cell>
          <table:table-cell office:value-type="float" office:value="2395650" calcext:value-type="float">
            <text:p>2395650</text:p>
          </table:table-cell>
          <table:table-cell office:value-type="float" office:value="1076" calcext:value-type="float">
            <text:p>1076</text:p>
          </table:table-cell>
          <table:table-cell office:value-type="float" office:value="2396726" calcext:value-type="float">
            <text:p>2396726</text:p>
          </table:table-cell>
          <table:table-cell office:value-type="float" office:value="3026292" calcext:value-type="float">
            <text:p>3026292</text:p>
          </table:table-cell>
          <table:table-cell office:value-type="float" office:value="838" calcext:value-type="float">
            <text:p>838</text:p>
          </table:table-cell>
          <table:table-cell office:value-type="float" office:value="3027130" calcext:value-type="float">
            <text:p>3027130</text:p>
          </table:table-cell>
          <table:table-cell office:value-type="float" office:value="1104848" calcext:value-type="float">
            <text:p>1104848</text:p>
          </table:table-cell>
          <table:table-cell office:value-type="float" office:value="290" calcext:value-type="float">
            <text:p>290</text:p>
          </table:table-cell>
          <table:table-cell office:value-type="float" office:value="1105138" calcext:value-type="float">
            <text:p>1105138</text:p>
          </table:table-cell>
          <table:table-cell office:value-type="float" office:value="237313" calcext:value-type="float">
            <text:p>237313</text:p>
          </table:table-cell>
          <table:table-cell office:value-type="float" office:value="298" calcext:value-type="float">
            <text:p>298</text:p>
          </table:table-cell>
          <table:table-cell office:value-type="float" office:value="237611" calcext:value-type="float">
            <text:p>237611</text:p>
          </table:table-cell>
          <table:table-cell office:value-type="float" office:value="87335" calcext:value-type="float">
            <text:p>87335</text:p>
          </table:table-cell>
          <table:table-cell office:value-type="float" office:value="52" calcext:value-type="float">
            <text:p>52</text:p>
          </table:table-cell>
          <table:table-cell office:value-type="float" office:value="87387" calcext:value-type="float">
            <text:p>87387</text:p>
          </table:table-cell>
          <table:table-cell office:value-type="float" office:value="865118" calcext:value-type="float">
            <text:p>865118</text:p>
          </table:table-cell>
          <table:table-cell office:value-type="float" office:value="142" calcext:value-type="float">
            <text:p>142</text:p>
          </table:table-cell>
          <table:table-cell office:value-type="float" office:value="865260" calcext:value-type="float">
            <text:p>865260</text:p>
          </table:table-cell>
          <table:table-cell office:value-type="float" office:value="161542" calcext:value-type="float">
            <text:p>161542</text:p>
          </table:table-cell>
          <table:table-cell office:value-type="float" office:value="4" calcext:value-type="float">
            <text:p>4</text:p>
          </table:table-cell>
          <table:table-cell office:value-type="float" office:value="161546" calcext:value-type="float">
            <text:p>16154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09-01" calcext:value-type="date">
            <text:p>Sep-16</text:p>
          </table:table-cell>
          <table:table-cell office:value-type="float" office:value="10920904" calcext:value-type="float">
            <text:p>10920904</text:p>
          </table:table-cell>
          <table:table-cell office:value-type="float" office:value="3567" calcext:value-type="float">
            <text:p>3567</text:p>
          </table:table-cell>
          <table:table-cell table:number-columns-repeated="2" office:value-type="float" office:value="10924471" calcext:value-type="float">
            <text:p>10924471</text:p>
          </table:table-cell>
          <table:table-cell office:value-type="float" office:value="3717609" calcext:value-type="float">
            <text:p>3717609</text:p>
          </table:table-cell>
          <table:table-cell office:value-type="float" office:value="1019" calcext:value-type="float">
            <text:p>1019</text:p>
          </table:table-cell>
          <table:table-cell office:value-type="float" office:value="3718628" calcext:value-type="float">
            <text:p>3718628</text:p>
          </table:table-cell>
          <table:table-cell office:value-type="float" office:value="2211926" calcext:value-type="float">
            <text:p>2211926</text:p>
          </table:table-cell>
          <table:table-cell office:value-type="float" office:value="1115" calcext:value-type="float">
            <text:p>1115</text:p>
          </table:table-cell>
          <table:table-cell office:value-type="float" office:value="2213041" calcext:value-type="float">
            <text:p>2213041</text:p>
          </table:table-cell>
          <table:table-cell office:value-type="float" office:value="2726743" calcext:value-type="float">
            <text:p>2726743</text:p>
          </table:table-cell>
          <table:table-cell office:value-type="float" office:value="812" calcext:value-type="float">
            <text:p>812</text:p>
          </table:table-cell>
          <table:table-cell office:value-type="float" office:value="2727555" calcext:value-type="float">
            <text:p>2727555</text:p>
          </table:table-cell>
          <table:table-cell office:value-type="float" office:value="1011587" calcext:value-type="float">
            <text:p>1011587</text:p>
          </table:table-cell>
          <table:table-cell office:value-type="float" office:value="201" calcext:value-type="float">
            <text:p>201</text:p>
          </table:table-cell>
          <table:table-cell office:value-type="float" office:value="1011788" calcext:value-type="float">
            <text:p>1011788</text:p>
          </table:table-cell>
          <table:table-cell office:value-type="float" office:value="224670" calcext:value-type="float">
            <text:p>224670</text:p>
          </table:table-cell>
          <table:table-cell office:value-type="float" office:value="222" calcext:value-type="float">
            <text:p>222</text:p>
          </table:table-cell>
          <table:table-cell office:value-type="float" office:value="224892" calcext:value-type="float">
            <text:p>224892</text:p>
          </table:table-cell>
          <table:table-cell office:value-type="float" office:value="82669" calcext:value-type="float">
            <text:p>82669</text:p>
          </table:table-cell>
          <table:table-cell office:value-type="float" office:value="74" calcext:value-type="float">
            <text:p>74</text:p>
          </table:table-cell>
          <table:table-cell office:value-type="float" office:value="82743" calcext:value-type="float">
            <text:p>82743</text:p>
          </table:table-cell>
          <table:table-cell office:value-type="float" office:value="803065" calcext:value-type="float">
            <text:p>803065</text:p>
          </table:table-cell>
          <table:table-cell office:value-type="float" office:value="122" calcext:value-type="float">
            <text:p>122</text:p>
          </table:table-cell>
          <table:table-cell office:value-type="float" office:value="803187" calcext:value-type="float">
            <text:p>803187</text:p>
          </table:table-cell>
          <table:table-cell office:value-type="float" office:value="142635" calcext:value-type="float">
            <text:p>142635</text:p>
          </table:table-cell>
          <table:table-cell office:value-type="float" office:value="2" calcext:value-type="float">
            <text:p>2</text:p>
          </table:table-cell>
          <table:table-cell office:value-type="float" office:value="142637" calcext:value-type="float">
            <text:p>142637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10-01" calcext:value-type="date">
            <text:p>Oct-16</text:p>
          </table:table-cell>
          <table:table-cell office:value-type="float" office:value="10459428" calcext:value-type="float">
            <text:p>10459428</text:p>
          </table:table-cell>
          <table:table-cell office:value-type="float" office:value="3349" calcext:value-type="float">
            <text:p>3349</text:p>
          </table:table-cell>
          <table:table-cell table:number-columns-repeated="2" office:value-type="float" office:value="10462777" calcext:value-type="float">
            <text:p>10462777</text:p>
          </table:table-cell>
          <table:table-cell office:value-type="float" office:value="3449785" calcext:value-type="float">
            <text:p>3449785</text:p>
          </table:table-cell>
          <table:table-cell office:value-type="float" office:value="919" calcext:value-type="float">
            <text:p>919</text:p>
          </table:table-cell>
          <table:table-cell office:value-type="float" office:value="3450704" calcext:value-type="float">
            <text:p>3450704</text:p>
          </table:table-cell>
          <table:table-cell office:value-type="float" office:value="2105385" calcext:value-type="float">
            <text:p>2105385</text:p>
          </table:table-cell>
          <table:table-cell office:value-type="float" office:value="1042" calcext:value-type="float">
            <text:p>1042</text:p>
          </table:table-cell>
          <table:table-cell office:value-type="float" office:value="2106427" calcext:value-type="float">
            <text:p>2106427</text:p>
          </table:table-cell>
          <table:table-cell office:value-type="float" office:value="2735603" calcext:value-type="float">
            <text:p>2735603</text:p>
          </table:table-cell>
          <table:table-cell office:value-type="float" office:value="845" calcext:value-type="float">
            <text:p>845</text:p>
          </table:table-cell>
          <table:table-cell office:value-type="float" office:value="2736448" calcext:value-type="float">
            <text:p>2736448</text:p>
          </table:table-cell>
          <table:table-cell office:value-type="float" office:value="988200" calcext:value-type="float">
            <text:p>988200</text:p>
          </table:table-cell>
          <table:table-cell office:value-type="float" office:value="159" calcext:value-type="float">
            <text:p>159</text:p>
          </table:table-cell>
          <table:table-cell office:value-type="float" office:value="988359" calcext:value-type="float">
            <text:p>988359</text:p>
          </table:table-cell>
          <table:table-cell office:value-type="float" office:value="204452" calcext:value-type="float">
            <text:p>204452</text:p>
          </table:table-cell>
          <table:table-cell office:value-type="float" office:value="202" calcext:value-type="float">
            <text:p>202</text:p>
          </table:table-cell>
          <table:table-cell office:value-type="float" office:value="204654" calcext:value-type="float">
            <text:p>204654</text:p>
          </table:table-cell>
          <table:table-cell office:value-type="float" office:value="81805" calcext:value-type="float">
            <text:p>81805</text:p>
          </table:table-cell>
          <table:table-cell office:value-type="float" office:value="59" calcext:value-type="float">
            <text:p>59</text:p>
          </table:table-cell>
          <table:table-cell office:value-type="float" office:value="81864" calcext:value-type="float">
            <text:p>81864</text:p>
          </table:table-cell>
          <table:table-cell office:value-type="float" office:value="759162" calcext:value-type="float">
            <text:p>759162</text:p>
          </table:table-cell>
          <table:table-cell office:value-type="float" office:value="123" calcext:value-type="float">
            <text:p>123</text:p>
          </table:table-cell>
          <table:table-cell office:value-type="float" office:value="759285" calcext:value-type="float">
            <text:p>759285</text:p>
          </table:table-cell>
          <table:table-cell office:value-type="float" office:value="135036" calcext:value-type="float">
            <text:p>135036</text:p>
          </table:table-cell>
          <table:table-cell office:value-type="float" office:value="0" calcext:value-type="float">
            <text:p>0</text:p>
          </table:table-cell>
          <table:table-cell office:value-type="float" office:value="135036" calcext:value-type="float">
            <text:p>13503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11-01" calcext:value-type="date">
            <text:p>Nov-16</text:p>
          </table:table-cell>
          <table:table-cell office:value-type="float" office:value="10999957" calcext:value-type="float">
            <text:p>10999957</text:p>
          </table:table-cell>
          <table:table-cell office:value-type="float" office:value="3756" calcext:value-type="float">
            <text:p>3756</text:p>
          </table:table-cell>
          <table:table-cell table:number-columns-repeated="2" office:value-type="float" office:value="11003713" calcext:value-type="float">
            <text:p>11003713</text:p>
          </table:table-cell>
          <table:table-cell office:value-type="float" office:value="3678755" calcext:value-type="float">
            <text:p>3678755</text:p>
          </table:table-cell>
          <table:table-cell office:value-type="float" office:value="1144" calcext:value-type="float">
            <text:p>1144</text:p>
          </table:table-cell>
          <table:table-cell office:value-type="float" office:value="3679899" calcext:value-type="float">
            <text:p>3679899</text:p>
          </table:table-cell>
          <table:table-cell office:value-type="float" office:value="2224807" calcext:value-type="float">
            <text:p>2224807</text:p>
          </table:table-cell>
          <table:table-cell office:value-type="float" office:value="1132" calcext:value-type="float">
            <text:p>1132</text:p>
          </table:table-cell>
          <table:table-cell office:value-type="float" office:value="2225939" calcext:value-type="float">
            <text:p>2225939</text:p>
          </table:table-cell>
          <table:table-cell office:value-type="float" office:value="2807940" calcext:value-type="float">
            <text:p>2807940</text:p>
          </table:table-cell>
          <table:table-cell office:value-type="float" office:value="885" calcext:value-type="float">
            <text:p>885</text:p>
          </table:table-cell>
          <table:table-cell office:value-type="float" office:value="2808825" calcext:value-type="float">
            <text:p>2808825</text:p>
          </table:table-cell>
          <table:table-cell office:value-type="float" office:value="1018209" calcext:value-type="float">
            <text:p>1018209</text:p>
          </table:table-cell>
          <table:table-cell office:value-type="float" office:value="148" calcext:value-type="float">
            <text:p>148</text:p>
          </table:table-cell>
          <table:table-cell office:value-type="float" office:value="1018357" calcext:value-type="float">
            <text:p>1018357</text:p>
          </table:table-cell>
          <table:table-cell office:value-type="float" office:value="219880" calcext:value-type="float">
            <text:p>219880</text:p>
          </table:table-cell>
          <table:table-cell office:value-type="float" office:value="255" calcext:value-type="float">
            <text:p>255</text:p>
          </table:table-cell>
          <table:table-cell office:value-type="float" office:value="220135" calcext:value-type="float">
            <text:p>220135</text:p>
          </table:table-cell>
          <table:table-cell office:value-type="float" office:value="84501" calcext:value-type="float">
            <text:p>84501</text:p>
          </table:table-cell>
          <table:table-cell office:value-type="float" office:value="37" calcext:value-type="float">
            <text:p>37</text:p>
          </table:table-cell>
          <table:table-cell office:value-type="float" office:value="84538" calcext:value-type="float">
            <text:p>84538</text:p>
          </table:table-cell>
          <table:table-cell office:value-type="float" office:value="819189" calcext:value-type="float">
            <text:p>819189</text:p>
          </table:table-cell>
          <table:table-cell office:value-type="float" office:value="152" calcext:value-type="float">
            <text:p>152</text:p>
          </table:table-cell>
          <table:table-cell office:value-type="float" office:value="819341" calcext:value-type="float">
            <text:p>819341</text:p>
          </table:table-cell>
          <table:table-cell office:value-type="float" office:value="146676" calcext:value-type="float">
            <text:p>146676</text:p>
          </table:table-cell>
          <table:table-cell office:value-type="float" office:value="3" calcext:value-type="float">
            <text:p>3</text:p>
          </table:table-cell>
          <table:table-cell office:value-type="float" office:value="146679" calcext:value-type="float">
            <text:p>14667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6-12-01" calcext:value-type="date">
            <text:p>Dec-16</text:p>
          </table:table-cell>
          <table:table-cell office:value-type="float" office:value="9304418" calcext:value-type="float">
            <text:p>9304418</text:p>
          </table:table-cell>
          <table:table-cell office:value-type="float" office:value="2798" calcext:value-type="float">
            <text:p>2798</text:p>
          </table:table-cell>
          <table:table-cell table:number-columns-repeated="2" office:value-type="float" office:value="9307216" calcext:value-type="float">
            <text:p>9307216</text:p>
          </table:table-cell>
          <table:table-cell office:value-type="float" office:value="3106236" calcext:value-type="float">
            <text:p>3106236</text:p>
          </table:table-cell>
          <table:table-cell office:value-type="float" office:value="879" calcext:value-type="float">
            <text:p>879</text:p>
          </table:table-cell>
          <table:table-cell office:value-type="float" office:value="3107115" calcext:value-type="float">
            <text:p>3107115</text:p>
          </table:table-cell>
          <table:table-cell office:value-type="float" office:value="1852165" calcext:value-type="float">
            <text:p>1852165</text:p>
          </table:table-cell>
          <table:table-cell office:value-type="float" office:value="861" calcext:value-type="float">
            <text:p>861</text:p>
          </table:table-cell>
          <table:table-cell office:value-type="float" office:value="1853026" calcext:value-type="float">
            <text:p>1853026</text:p>
          </table:table-cell>
          <table:table-cell office:value-type="float" office:value="2425700" calcext:value-type="float">
            <text:p>2425700</text:p>
          </table:table-cell>
          <table:table-cell office:value-type="float" office:value="624" calcext:value-type="float">
            <text:p>624</text:p>
          </table:table-cell>
          <table:table-cell office:value-type="float" office:value="2426324" calcext:value-type="float">
            <text:p>2426324</text:p>
          </table:table-cell>
          <table:table-cell office:value-type="float" office:value="849967" calcext:value-type="float">
            <text:p>849967</text:p>
          </table:table-cell>
          <table:table-cell office:value-type="float" office:value="114" calcext:value-type="float">
            <text:p>114</text:p>
          </table:table-cell>
          <table:table-cell office:value-type="float" office:value="850081" calcext:value-type="float">
            <text:p>850081</text:p>
          </table:table-cell>
          <table:table-cell office:value-type="float" office:value="191052" calcext:value-type="float">
            <text:p>191052</text:p>
          </table:table-cell>
          <table:table-cell office:value-type="float" office:value="192" calcext:value-type="float">
            <text:p>192</text:p>
          </table:table-cell>
          <table:table-cell office:value-type="float" office:value="191244" calcext:value-type="float">
            <text:p>191244</text:p>
          </table:table-cell>
          <table:table-cell office:value-type="float" office:value="71043" calcext:value-type="float">
            <text:p>71043</text:p>
          </table:table-cell>
          <table:table-cell office:value-type="float" office:value="24" calcext:value-type="float">
            <text:p>24</text:p>
          </table:table-cell>
          <table:table-cell office:value-type="float" office:value="71067" calcext:value-type="float">
            <text:p>71067</text:p>
          </table:table-cell>
          <table:table-cell office:value-type="float" office:value="686927" calcext:value-type="float">
            <text:p>686927</text:p>
          </table:table-cell>
          <table:table-cell office:value-type="float" office:value="103" calcext:value-type="float">
            <text:p>103</text:p>
          </table:table-cell>
          <table:table-cell office:value-type="float" office:value="687030" calcext:value-type="float">
            <text:p>687030</text:p>
          </table:table-cell>
          <table:table-cell office:value-type="float" office:value="121328" calcext:value-type="float">
            <text:p>121328</text:p>
          </table:table-cell>
          <table:table-cell office:value-type="float" office:value="1" calcext:value-type="float">
            <text:p>1</text:p>
          </table:table-cell>
          <table:table-cell office:value-type="float" office:value="121329" calcext:value-type="float">
            <text:p>12132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1-01" calcext:value-type="date">
            <text:p>Jan-17</text:p>
          </table:table-cell>
          <table:table-cell office:value-type="float" office:value="9648955" calcext:value-type="float">
            <text:p>9648955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9651366" calcext:value-type="float">
            <text:p>9651366</text:p>
          </table:table-cell>
          <table:table-cell office:value-type="float" office:value="3204666" calcext:value-type="float">
            <text:p>3204666</text:p>
          </table:table-cell>
          <table:table-cell office:value-type="float" office:value="728" calcext:value-type="float">
            <text:p>728</text:p>
          </table:table-cell>
          <table:table-cell office:value-type="float" office:value="3205394" calcext:value-type="float">
            <text:p>3205394</text:p>
          </table:table-cell>
          <table:table-cell office:value-type="float" office:value="2009119" calcext:value-type="float">
            <text:p>2009119</text:p>
          </table:table-cell>
          <table:table-cell office:value-type="float" office:value="731" calcext:value-type="float">
            <text:p>731</text:p>
          </table:table-cell>
          <table:table-cell office:value-type="float" office:value="2009850" calcext:value-type="float">
            <text:p>2009850</text:p>
          </table:table-cell>
          <table:table-cell office:value-type="float" office:value="2455575" calcext:value-type="float">
            <text:p>2455575</text:p>
          </table:table-cell>
          <table:table-cell office:value-type="float" office:value="538" calcext:value-type="float">
            <text:p>538</text:p>
          </table:table-cell>
          <table:table-cell office:value-type="float" office:value="2456113" calcext:value-type="float">
            <text:p>2456113</text:p>
          </table:table-cell>
          <table:table-cell office:value-type="float" office:value="895339" calcext:value-type="float">
            <text:p>895339</text:p>
          </table:table-cell>
          <table:table-cell office:value-type="float" office:value="139" calcext:value-type="float">
            <text:p>139</text:p>
          </table:table-cell>
          <table:table-cell office:value-type="float" office:value="895478" calcext:value-type="float">
            <text:p>895478</text:p>
          </table:table-cell>
          <table:table-cell office:value-type="float" office:value="190693" calcext:value-type="float">
            <text:p>190693</text:p>
          </table:table-cell>
          <table:table-cell office:value-type="float" office:value="157" calcext:value-type="float">
            <text:p>157</text:p>
          </table:table-cell>
          <table:table-cell office:value-type="float" office:value="190850" calcext:value-type="float">
            <text:p>190850</text:p>
          </table:table-cell>
          <table:table-cell office:value-type="float" office:value="75187" calcext:value-type="float">
            <text:p>75187</text:p>
          </table:table-cell>
          <table:table-cell office:value-type="float" office:value="40" calcext:value-type="float">
            <text:p>40</text:p>
          </table:table-cell>
          <table:table-cell office:value-type="float" office:value="75227" calcext:value-type="float">
            <text:p>75227</text:p>
          </table:table-cell>
          <table:table-cell office:value-type="float" office:value="695310" calcext:value-type="float">
            <text:p>695310</text:p>
          </table:table-cell>
          <table:table-cell office:value-type="float" office:value="75" calcext:value-type="float">
            <text:p>75</text:p>
          </table:table-cell>
          <table:table-cell office:value-type="float" office:value="695385" calcext:value-type="float">
            <text:p>695385</text:p>
          </table:table-cell>
          <table:table-cell office:value-type="float" office:value="123066" calcext:value-type="float">
            <text:p>123066</text:p>
          </table:table-cell>
          <table:table-cell office:value-type="float" office:value="3" calcext:value-type="float">
            <text:p>3</text:p>
          </table:table-cell>
          <table:table-cell office:value-type="float" office:value="123069" calcext:value-type="float">
            <text:p>12306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2-01" calcext:value-type="date">
            <text:p>Feb-17</text:p>
          </table:table-cell>
          <table:table-cell office:value-type="float" office:value="10356840" calcext:value-type="float">
            <text:p>10356840</text:p>
          </table:table-cell>
          <table:table-cell office:value-type="float" office:value="3577" calcext:value-type="float">
            <text:p>3577</text:p>
          </table:table-cell>
          <table:table-cell table:number-columns-repeated="2" office:value-type="float" office:value="10360417" calcext:value-type="float">
            <text:p>10360417</text:p>
          </table:table-cell>
          <table:table-cell office:value-type="float" office:value="3500594" calcext:value-type="float">
            <text:p>3500594</text:p>
          </table:table-cell>
          <table:table-cell office:value-type="float" office:value="1031" calcext:value-type="float">
            <text:p>1031</text:p>
          </table:table-cell>
          <table:table-cell office:value-type="float" office:value="3501625" calcext:value-type="float">
            <text:p>3501625</text:p>
          </table:table-cell>
          <table:table-cell office:value-type="float" office:value="2117232" calcext:value-type="float">
            <text:p>2117232</text:p>
          </table:table-cell>
          <table:table-cell office:value-type="float" office:value="1102" calcext:value-type="float">
            <text:p>1102</text:p>
          </table:table-cell>
          <table:table-cell office:value-type="float" office:value="2118334" calcext:value-type="float">
            <text:p>2118334</text:p>
          </table:table-cell>
          <table:table-cell office:value-type="float" office:value="2632729" calcext:value-type="float">
            <text:p>2632729</text:p>
          </table:table-cell>
          <table:table-cell office:value-type="float" office:value="883" calcext:value-type="float">
            <text:p>883</text:p>
          </table:table-cell>
          <table:table-cell office:value-type="float" office:value="2633612" calcext:value-type="float">
            <text:p>2633612</text:p>
          </table:table-cell>
          <table:table-cell office:value-type="float" office:value="952705" calcext:value-type="float">
            <text:p>952705</text:p>
          </table:table-cell>
          <table:table-cell office:value-type="float" office:value="178" calcext:value-type="float">
            <text:p>178</text:p>
          </table:table-cell>
          <table:table-cell office:value-type="float" office:value="952883" calcext:value-type="float">
            <text:p>952883</text:p>
          </table:table-cell>
          <table:table-cell office:value-type="float" office:value="196304" calcext:value-type="float">
            <text:p>196304</text:p>
          </table:table-cell>
          <table:table-cell office:value-type="float" office:value="231" calcext:value-type="float">
            <text:p>231</text:p>
          </table:table-cell>
          <table:table-cell office:value-type="float" office:value="196535" calcext:value-type="float">
            <text:p>196535</text:p>
          </table:table-cell>
          <table:table-cell office:value-type="float" office:value="85778" calcext:value-type="float">
            <text:p>85778</text:p>
          </table:table-cell>
          <table:table-cell office:value-type="float" office:value="26" calcext:value-type="float">
            <text:p>26</text:p>
          </table:table-cell>
          <table:table-cell office:value-type="float" office:value="85804" calcext:value-type="float">
            <text:p>85804</text:p>
          </table:table-cell>
          <table:table-cell office:value-type="float" office:value="736766" calcext:value-type="float">
            <text:p>736766</text:p>
          </table:table-cell>
          <table:table-cell office:value-type="float" office:value="125" calcext:value-type="float">
            <text:p>125</text:p>
          </table:table-cell>
          <table:table-cell office:value-type="float" office:value="736891" calcext:value-type="float">
            <text:p>736891</text:p>
          </table:table-cell>
          <table:table-cell office:value-type="float" office:value="134732" calcext:value-type="float">
            <text:p>134732</text:p>
          </table:table-cell>
          <table:table-cell office:value-type="float" office:value="1" calcext:value-type="float">
            <text:p>1</text:p>
          </table:table-cell>
          <table:table-cell office:value-type="float" office:value="134733" calcext:value-type="float">
            <text:p>13473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3-01" calcext:value-type="date">
            <text:p>Mar-17</text:p>
          </table:table-cell>
          <table:table-cell office:value-type="float" office:value="11513462" calcext:value-type="float">
            <text:p>11513462</text:p>
          </table:table-cell>
          <table:table-cell office:value-type="float" office:value="3853" calcext:value-type="float">
            <text:p>3853</text:p>
          </table:table-cell>
          <table:table-cell table:number-columns-repeated="2" office:value-type="float" office:value="11517315" calcext:value-type="float">
            <text:p>11517315</text:p>
          </table:table-cell>
          <table:table-cell office:value-type="float" office:value="3975588" calcext:value-type="float">
            <text:p>3975588</text:p>
          </table:table-cell>
          <table:table-cell office:value-type="float" office:value="1215" calcext:value-type="float">
            <text:p>1215</text:p>
          </table:table-cell>
          <table:table-cell office:value-type="float" office:value="3976803" calcext:value-type="float">
            <text:p>3976803</text:p>
          </table:table-cell>
          <table:table-cell office:value-type="float" office:value="2323750" calcext:value-type="float">
            <text:p>2323750</text:p>
          </table:table-cell>
          <table:table-cell office:value-type="float" office:value="1138" calcext:value-type="float">
            <text:p>1138</text:p>
          </table:table-cell>
          <table:table-cell office:value-type="float" office:value="2324888" calcext:value-type="float">
            <text:p>2324888</text:p>
          </table:table-cell>
          <table:table-cell office:value-type="float" office:value="2876675" calcext:value-type="float">
            <text:p>2876675</text:p>
          </table:table-cell>
          <table:table-cell office:value-type="float" office:value="898" calcext:value-type="float">
            <text:p>898</text:p>
          </table:table-cell>
          <table:table-cell office:value-type="float" office:value="2877573" calcext:value-type="float">
            <text:p>2877573</text:p>
          </table:table-cell>
          <table:table-cell office:value-type="float" office:value="1051850" calcext:value-type="float">
            <text:p>1051850</text:p>
          </table:table-cell>
          <table:table-cell office:value-type="float" office:value="161" calcext:value-type="float">
            <text:p>161</text:p>
          </table:table-cell>
          <table:table-cell office:value-type="float" office:value="1052011" calcext:value-type="float">
            <text:p>1052011</text:p>
          </table:table-cell>
          <table:table-cell office:value-type="float" office:value="225574" calcext:value-type="float">
            <text:p>225574</text:p>
          </table:table-cell>
          <table:table-cell office:value-type="float" office:value="273" calcext:value-type="float">
            <text:p>273</text:p>
          </table:table-cell>
          <table:table-cell office:value-type="float" office:value="225847" calcext:value-type="float">
            <text:p>225847</text:p>
          </table:table-cell>
          <table:table-cell office:value-type="float" office:value="90918" calcext:value-type="float">
            <text:p>90918</text:p>
          </table:table-cell>
          <table:table-cell office:value-type="float" office:value="37" calcext:value-type="float">
            <text:p>37</text:p>
          </table:table-cell>
          <table:table-cell office:value-type="float" office:value="90955" calcext:value-type="float">
            <text:p>90955</text:p>
          </table:table-cell>
          <table:table-cell office:value-type="float" office:value="817892" calcext:value-type="float">
            <text:p>817892</text:p>
          </table:table-cell>
          <table:table-cell office:value-type="float" office:value="126" calcext:value-type="float">
            <text:p>126</text:p>
          </table:table-cell>
          <table:table-cell office:value-type="float" office:value="818018" calcext:value-type="float">
            <text:p>818018</text:p>
          </table:table-cell>
          <table:table-cell office:value-type="float" office:value="151215" calcext:value-type="float">
            <text:p>151215</text:p>
          </table:table-cell>
          <table:table-cell office:value-type="float" office:value="5" calcext:value-type="float">
            <text:p>5</text:p>
          </table:table-cell>
          <table:table-cell office:value-type="float" office:value="151220" calcext:value-type="float">
            <text:p>15122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4-01" calcext:value-type="date">
            <text:p>Apr-17</text:p>
          </table:table-cell>
          <table:table-cell office:value-type="float" office:value="10059680" calcext:value-type="float">
            <text:p>10059680</text:p>
          </table:table-cell>
          <table:table-cell office:value-type="float" office:value="2804" calcext:value-type="float">
            <text:p>2804</text:p>
          </table:table-cell>
          <table:table-cell table:number-columns-repeated="2" office:value-type="float" office:value="10062484" calcext:value-type="float">
            <text:p>10062484</text:p>
          </table:table-cell>
          <table:table-cell office:value-type="float" office:value="3400698" calcext:value-type="float">
            <text:p>3400698</text:p>
          </table:table-cell>
          <table:table-cell office:value-type="float" office:value="816" calcext:value-type="float">
            <text:p>816</text:p>
          </table:table-cell>
          <table:table-cell office:value-type="float" office:value="3401514" calcext:value-type="float">
            <text:p>3401514</text:p>
          </table:table-cell>
          <table:table-cell office:value-type="float" office:value="2063414" calcext:value-type="float">
            <text:p>2063414</text:p>
          </table:table-cell>
          <table:table-cell office:value-type="float" office:value="834" calcext:value-type="float">
            <text:p>834</text:p>
          </table:table-cell>
          <table:table-cell office:value-type="float" office:value="2064248" calcext:value-type="float">
            <text:p>2064248</text:p>
          </table:table-cell>
          <table:table-cell office:value-type="float" office:value="2561215" calcext:value-type="float">
            <text:p>2561215</text:p>
          </table:table-cell>
          <table:table-cell office:value-type="float" office:value="707" calcext:value-type="float">
            <text:p>707</text:p>
          </table:table-cell>
          <table:table-cell office:value-type="float" office:value="2561922" calcext:value-type="float">
            <text:p>2561922</text:p>
          </table:table-cell>
          <table:table-cell office:value-type="float" office:value="880506" calcext:value-type="float">
            <text:p>880506</text:p>
          </table:table-cell>
          <table:table-cell office:value-type="float" office:value="146" calcext:value-type="float">
            <text:p>146</text:p>
          </table:table-cell>
          <table:table-cell office:value-type="float" office:value="880652" calcext:value-type="float">
            <text:p>880652</text:p>
          </table:table-cell>
          <table:table-cell office:value-type="float" office:value="192081" calcext:value-type="float">
            <text:p>192081</text:p>
          </table:table-cell>
          <table:table-cell office:value-type="float" office:value="193" calcext:value-type="float">
            <text:p>193</text:p>
          </table:table-cell>
          <table:table-cell office:value-type="float" office:value="192274" calcext:value-type="float">
            <text:p>192274</text:p>
          </table:table-cell>
          <table:table-cell office:value-type="float" office:value="73201" calcext:value-type="float">
            <text:p>73201</text:p>
          </table:table-cell>
          <table:table-cell office:value-type="float" office:value="37" calcext:value-type="float">
            <text:p>37</text:p>
          </table:table-cell>
          <table:table-cell office:value-type="float" office:value="73238" calcext:value-type="float">
            <text:p>73238</text:p>
          </table:table-cell>
          <table:table-cell office:value-type="float" office:value="754503" calcext:value-type="float">
            <text:p>754503</text:p>
          </table:table-cell>
          <table:table-cell office:value-type="float" office:value="69" calcext:value-type="float">
            <text:p>69</text:p>
          </table:table-cell>
          <table:table-cell office:value-type="float" office:value="754572" calcext:value-type="float">
            <text:p>754572</text:p>
          </table:table-cell>
          <table:table-cell office:value-type="float" office:value="134062" calcext:value-type="float">
            <text:p>134062</text:p>
          </table:table-cell>
          <table:table-cell office:value-type="float" office:value="2" calcext:value-type="float">
            <text:p>2</text:p>
          </table:table-cell>
          <table:table-cell office:value-type="float" office:value="134064" calcext:value-type="float">
            <text:p>134064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5-01" calcext:value-type="date">
            <text:p>May-17</text:p>
          </table:table-cell>
          <table:table-cell office:value-type="float" office:value="12531498" calcext:value-type="float">
            <text:p>12531498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12535428" calcext:value-type="float">
            <text:p>12535428</text:p>
          </table:table-cell>
          <table:table-cell office:value-type="float" office:value="4133840" calcext:value-type="float">
            <text:p>4133840</text:p>
          </table:table-cell>
          <table:table-cell office:value-type="float" office:value="1159" calcext:value-type="float">
            <text:p>1159</text:p>
          </table:table-cell>
          <table:table-cell office:value-type="float" office:value="4134999" calcext:value-type="float">
            <text:p>4134999</text:p>
          </table:table-cell>
          <table:table-cell office:value-type="float" office:value="2464518" calcext:value-type="float">
            <text:p>2464518</text:p>
          </table:table-cell>
          <table:table-cell office:value-type="float" office:value="1220" calcext:value-type="float">
            <text:p>1220</text:p>
          </table:table-cell>
          <table:table-cell office:value-type="float" office:value="2465738" calcext:value-type="float">
            <text:p>2465738</text:p>
          </table:table-cell>
          <table:table-cell office:value-type="float" office:value="3299639" calcext:value-type="float">
            <text:p>3299639</text:p>
          </table:table-cell>
          <table:table-cell office:value-type="float" office:value="913" calcext:value-type="float">
            <text:p>913</text:p>
          </table:table-cell>
          <table:table-cell office:value-type="float" office:value="3300552" calcext:value-type="float">
            <text:p>3300552</text:p>
          </table:table-cell>
          <table:table-cell office:value-type="float" office:value="1185538" calcext:value-type="float">
            <text:p>1185538</text:p>
          </table:table-cell>
          <table:table-cell office:value-type="float" office:value="169" calcext:value-type="float">
            <text:p>169</text:p>
          </table:table-cell>
          <table:table-cell office:value-type="float" office:value="1185707" calcext:value-type="float">
            <text:p>1185707</text:p>
          </table:table-cell>
          <table:table-cell office:value-type="float" office:value="268039" calcext:value-type="float">
            <text:p>268039</text:p>
          </table:table-cell>
          <table:table-cell office:value-type="float" office:value="295" calcext:value-type="float">
            <text:p>295</text:p>
          </table:table-cell>
          <table:table-cell office:value-type="float" office:value="268334" calcext:value-type="float">
            <text:p>268334</text:p>
          </table:table-cell>
          <table:table-cell office:value-type="float" office:value="93077" calcext:value-type="float">
            <text:p>93077</text:p>
          </table:table-cell>
          <table:table-cell office:value-type="float" office:value="28" calcext:value-type="float">
            <text:p>28</text:p>
          </table:table-cell>
          <table:table-cell office:value-type="float" office:value="93105" calcext:value-type="float">
            <text:p>93105</text:p>
          </table:table-cell>
          <table:table-cell office:value-type="float" office:value="918434" calcext:value-type="float">
            <text:p>918434</text:p>
          </table:table-cell>
          <table:table-cell office:value-type="float" office:value="146" calcext:value-type="float">
            <text:p>146</text:p>
          </table:table-cell>
          <table:table-cell office:value-type="float" office:value="918580" calcext:value-type="float">
            <text:p>918580</text:p>
          </table:table-cell>
          <table:table-cell office:value-type="float" office:value="168413" calcext:value-type="float">
            <text:p>168413</text:p>
          </table:table-cell>
          <table:table-cell office:value-type="float" office:value="0" calcext:value-type="float">
            <text:p>0</text:p>
          </table:table-cell>
          <table:table-cell office:value-type="float" office:value="168413" calcext:value-type="float">
            <text:p>16841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6-01" calcext:value-type="date">
            <text:p>Jun-17</text:p>
          </table:table-cell>
          <table:table-cell office:value-type="float" office:value="11057496" calcext:value-type="float">
            <text:p>11057496</text:p>
          </table:table-cell>
          <table:table-cell office:value-type="float" office:value="3704" calcext:value-type="float">
            <text:p>3704</text:p>
          </table:table-cell>
          <table:table-cell table:number-columns-repeated="2" office:value-type="float" office:value="11061200" calcext:value-type="float">
            <text:p>11061200</text:p>
          </table:table-cell>
          <table:table-cell office:value-type="float" office:value="3650246" calcext:value-type="float">
            <text:p>3650246</text:p>
          </table:table-cell>
          <table:table-cell office:value-type="float" office:value="1146" calcext:value-type="float">
            <text:p>1146</text:p>
          </table:table-cell>
          <table:table-cell office:value-type="float" office:value="3651392" calcext:value-type="float">
            <text:p>3651392</text:p>
          </table:table-cell>
          <table:table-cell office:value-type="float" office:value="2248238" calcext:value-type="float">
            <text:p>2248238</text:p>
          </table:table-cell>
          <table:table-cell office:value-type="float" office:value="1140" calcext:value-type="float">
            <text:p>1140</text:p>
          </table:table-cell>
          <table:table-cell office:value-type="float" office:value="2249378" calcext:value-type="float">
            <text:p>2249378</text:p>
          </table:table-cell>
          <table:table-cell office:value-type="float" office:value="2857184" calcext:value-type="float">
            <text:p>2857184</text:p>
          </table:table-cell>
          <table:table-cell office:value-type="float" office:value="798" calcext:value-type="float">
            <text:p>798</text:p>
          </table:table-cell>
          <table:table-cell office:value-type="float" office:value="2857982" calcext:value-type="float">
            <text:p>2857982</text:p>
          </table:table-cell>
          <table:table-cell office:value-type="float" office:value="1037763" calcext:value-type="float">
            <text:p>1037763</text:p>
          </table:table-cell>
          <table:table-cell office:value-type="float" office:value="184" calcext:value-type="float">
            <text:p>184</text:p>
          </table:table-cell>
          <table:table-cell office:value-type="float" office:value="1037947" calcext:value-type="float">
            <text:p>1037947</text:p>
          </table:table-cell>
          <table:table-cell office:value-type="float" office:value="224791" calcext:value-type="float">
            <text:p>224791</text:p>
          </table:table-cell>
          <table:table-cell office:value-type="float" office:value="272" calcext:value-type="float">
            <text:p>272</text:p>
          </table:table-cell>
          <table:table-cell office:value-type="float" office:value="225063" calcext:value-type="float">
            <text:p>225063</text:p>
          </table:table-cell>
          <table:table-cell office:value-type="float" office:value="81201" calcext:value-type="float">
            <text:p>81201</text:p>
          </table:table-cell>
          <table:table-cell office:value-type="float" office:value="22" calcext:value-type="float">
            <text:p>22</text:p>
          </table:table-cell>
          <table:table-cell office:value-type="float" office:value="81223" calcext:value-type="float">
            <text:p>81223</text:p>
          </table:table-cell>
          <table:table-cell office:value-type="float" office:value="813707" calcext:value-type="float">
            <text:p>813707</text:p>
          </table:table-cell>
          <table:table-cell office:value-type="float" office:value="136" calcext:value-type="float">
            <text:p>136</text:p>
          </table:table-cell>
          <table:table-cell office:value-type="float" office:value="813843" calcext:value-type="float">
            <text:p>813843</text:p>
          </table:table-cell>
          <table:table-cell office:value-type="float" office:value="144366" calcext:value-type="float">
            <text:p>144366</text:p>
          </table:table-cell>
          <table:table-cell office:value-type="float" office:value="6" calcext:value-type="float">
            <text:p>6</text:p>
          </table:table-cell>
          <table:table-cell office:value-type="float" office:value="144372" calcext:value-type="float">
            <text:p>14437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7-01" calcext:value-type="date">
            <text:p>Jul-17</text:p>
          </table:table-cell>
          <table:table-cell office:value-type="float" office:value="11125555" calcext:value-type="float">
            <text:p>11125555</text:p>
          </table:table-cell>
          <table:table-cell office:value-type="float" office:value="3386" calcext:value-type="float">
            <text:p>3386</text:p>
          </table:table-cell>
          <table:table-cell table:number-columns-repeated="2" office:value-type="float" office:value="11128941" calcext:value-type="float">
            <text:p>11128941</text:p>
          </table:table-cell>
          <table:table-cell office:value-type="float" office:value="3790048" calcext:value-type="float">
            <text:p>3790048</text:p>
          </table:table-cell>
          <table:table-cell office:value-type="float" office:value="1028" calcext:value-type="float">
            <text:p>1028</text:p>
          </table:table-cell>
          <table:table-cell office:value-type="float" office:value="3791076" calcext:value-type="float">
            <text:p>3791076</text:p>
          </table:table-cell>
          <table:table-cell office:value-type="float" office:value="2241776" calcext:value-type="float">
            <text:p>2241776</text:p>
          </table:table-cell>
          <table:table-cell office:value-type="float" office:value="1013" calcext:value-type="float">
            <text:p>1013</text:p>
          </table:table-cell>
          <table:table-cell office:value-type="float" office:value="2242789" calcext:value-type="float">
            <text:p>2242789</text:p>
          </table:table-cell>
          <table:table-cell office:value-type="float" office:value="2861181" calcext:value-type="float">
            <text:p>2861181</text:p>
          </table:table-cell>
          <table:table-cell office:value-type="float" office:value="766" calcext:value-type="float">
            <text:p>766</text:p>
          </table:table-cell>
          <table:table-cell office:value-type="float" office:value="2861947" calcext:value-type="float">
            <text:p>2861947</text:p>
          </table:table-cell>
          <table:table-cell office:value-type="float" office:value="995482" calcext:value-type="float">
            <text:p>995482</text:p>
          </table:table-cell>
          <table:table-cell office:value-type="float" office:value="224" calcext:value-type="float">
            <text:p>224</text:p>
          </table:table-cell>
          <table:table-cell office:value-type="float" office:value="995706" calcext:value-type="float">
            <text:p>995706</text:p>
          </table:table-cell>
          <table:table-cell office:value-type="float" office:value="215116" calcext:value-type="float">
            <text:p>215116</text:p>
          </table:table-cell>
          <table:table-cell office:value-type="float" office:value="229" calcext:value-type="float">
            <text:p>229</text:p>
          </table:table-cell>
          <table:table-cell office:value-type="float" office:value="215345" calcext:value-type="float">
            <text:p>215345</text:p>
          </table:table-cell>
          <table:table-cell office:value-type="float" office:value="75386" calcext:value-type="float">
            <text:p>75386</text:p>
          </table:table-cell>
          <table:table-cell office:value-type="float" office:value="21" calcext:value-type="float">
            <text:p>21</text:p>
          </table:table-cell>
          <table:table-cell office:value-type="float" office:value="75407" calcext:value-type="float">
            <text:p>75407</text:p>
          </table:table-cell>
          <table:table-cell office:value-type="float" office:value="797438" calcext:value-type="float">
            <text:p>797438</text:p>
          </table:table-cell>
          <table:table-cell office:value-type="float" office:value="103" calcext:value-type="float">
            <text:p>103</text:p>
          </table:table-cell>
          <table:table-cell office:value-type="float" office:value="797541" calcext:value-type="float">
            <text:p>797541</text:p>
          </table:table-cell>
          <table:table-cell office:value-type="float" office:value="149128" calcext:value-type="float">
            <text:p>149128</text:p>
          </table:table-cell>
          <table:table-cell office:value-type="float" office:value="2" calcext:value-type="float">
            <text:p>2</text:p>
          </table:table-cell>
          <table:table-cell office:value-type="float" office:value="149130" calcext:value-type="float">
            <text:p>14913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8-01" calcext:value-type="date">
            <text:p>Aug-17</text:p>
          </table:table-cell>
          <table:table-cell office:value-type="float" office:value="12542761" calcext:value-type="float">
            <text:p>12542761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float" office:value="12546811" calcext:value-type="float">
            <text:p>12546811</text:p>
          </table:table-cell>
          <table:table-cell office:value-type="float" office:value="4256793" calcext:value-type="float">
            <text:p>4256793</text:p>
          </table:table-cell>
          <table:table-cell office:value-type="float" office:value="1296" calcext:value-type="float">
            <text:p>1296</text:p>
          </table:table-cell>
          <table:table-cell office:value-type="float" office:value="4258089" calcext:value-type="float">
            <text:p>4258089</text:p>
          </table:table-cell>
          <table:table-cell office:value-type="float" office:value="2573644" calcext:value-type="float">
            <text:p>2573644</text:p>
          </table:table-cell>
          <table:table-cell office:value-type="float" office:value="1136" calcext:value-type="float">
            <text:p>1136</text:p>
          </table:table-cell>
          <table:table-cell office:value-type="float" office:value="2574780" calcext:value-type="float">
            <text:p>2574780</text:p>
          </table:table-cell>
          <table:table-cell office:value-type="float" office:value="3185259" calcext:value-type="float">
            <text:p>3185259</text:p>
          </table:table-cell>
          <table:table-cell office:value-type="float" office:value="860" calcext:value-type="float">
            <text:p>860</text:p>
          </table:table-cell>
          <table:table-cell office:value-type="float" office:value="3186119" calcext:value-type="float">
            <text:p>3186119</text:p>
          </table:table-cell>
          <table:table-cell office:value-type="float" office:value="1132610" calcext:value-type="float">
            <text:p>1132610</text:p>
          </table:table-cell>
          <table:table-cell office:value-type="float" office:value="226" calcext:value-type="float">
            <text:p>226</text:p>
          </table:table-cell>
          <table:table-cell office:value-type="float" office:value="1132836" calcext:value-type="float">
            <text:p>1132836</text:p>
          </table:table-cell>
          <table:table-cell office:value-type="float" office:value="251875" calcext:value-type="float">
            <text:p>251875</text:p>
          </table:table-cell>
          <table:table-cell office:value-type="float" office:value="328" calcext:value-type="float">
            <text:p>328</text:p>
          </table:table-cell>
          <table:table-cell office:value-type="float" office:value="252203" calcext:value-type="float">
            <text:p>252203</text:p>
          </table:table-cell>
          <table:table-cell office:value-type="float" office:value="87912" calcext:value-type="float">
            <text:p>87912</text:p>
          </table:table-cell>
          <table:table-cell office:value-type="float" office:value="53" calcext:value-type="float">
            <text:p>53</text:p>
          </table:table-cell>
          <table:table-cell office:value-type="float" office:value="87965" calcext:value-type="float">
            <text:p>87965</text:p>
          </table:table-cell>
          <table:table-cell office:value-type="float" office:value="889205" calcext:value-type="float">
            <text:p>889205</text:p>
          </table:table-cell>
          <table:table-cell office:value-type="float" office:value="147" calcext:value-type="float">
            <text:p>147</text:p>
          </table:table-cell>
          <table:table-cell office:value-type="float" office:value="889352" calcext:value-type="float">
            <text:p>889352</text:p>
          </table:table-cell>
          <table:table-cell office:value-type="float" office:value="165463" calcext:value-type="float">
            <text:p>165463</text:p>
          </table:table-cell>
          <table:table-cell office:value-type="float" office:value="4" calcext:value-type="float">
            <text:p>4</text:p>
          </table:table-cell>
          <table:table-cell office:value-type="float" office:value="165467" calcext:value-type="float">
            <text:p>165467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09-01" calcext:value-type="date">
            <text:p>Sep-17</text:p>
          </table:table-cell>
          <table:table-cell office:value-type="float" office:value="11176134" calcext:value-type="float">
            <text:p>11176134</text:p>
          </table:table-cell>
          <table:table-cell office:value-type="float" office:value="3577" calcext:value-type="float">
            <text:p>3577</text:p>
          </table:table-cell>
          <table:table-cell table:number-columns-repeated="2" office:value-type="float" office:value="11179711" calcext:value-type="float">
            <text:p>11179711</text:p>
          </table:table-cell>
          <table:table-cell office:value-type="float" office:value="3737483" calcext:value-type="float">
            <text:p>3737483</text:p>
          </table:table-cell>
          <table:table-cell office:value-type="float" office:value="1087" calcext:value-type="float">
            <text:p>1087</text:p>
          </table:table-cell>
          <table:table-cell office:value-type="float" office:value="3738570" calcext:value-type="float">
            <text:p>3738570</text:p>
          </table:table-cell>
          <table:table-cell office:value-type="float" office:value="2244703" calcext:value-type="float">
            <text:p>2244703</text:p>
          </table:table-cell>
          <table:table-cell office:value-type="float" office:value="1090" calcext:value-type="float">
            <text:p>1090</text:p>
          </table:table-cell>
          <table:table-cell office:value-type="float" office:value="2245793" calcext:value-type="float">
            <text:p>2245793</text:p>
          </table:table-cell>
          <table:table-cell office:value-type="float" office:value="2882092" calcext:value-type="float">
            <text:p>2882092</text:p>
          </table:table-cell>
          <table:table-cell office:value-type="float" office:value="770" calcext:value-type="float">
            <text:p>770</text:p>
          </table:table-cell>
          <table:table-cell office:value-type="float" office:value="2882862" calcext:value-type="float">
            <text:p>2882862</text:p>
          </table:table-cell>
          <table:table-cell office:value-type="float" office:value="1018519" calcext:value-type="float">
            <text:p>1018519</text:p>
          </table:table-cell>
          <table:table-cell office:value-type="float" office:value="182" calcext:value-type="float">
            <text:p>182</text:p>
          </table:table-cell>
          <table:table-cell office:value-type="float" office:value="1018701" calcext:value-type="float">
            <text:p>1018701</text:p>
          </table:table-cell>
          <table:table-cell office:value-type="float" office:value="229630" calcext:value-type="float">
            <text:p>229630</text:p>
          </table:table-cell>
          <table:table-cell office:value-type="float" office:value="256" calcext:value-type="float">
            <text:p>256</text:p>
          </table:table-cell>
          <table:table-cell office:value-type="float" office:value="229886" calcext:value-type="float">
            <text:p>229886</text:p>
          </table:table-cell>
          <table:table-cell office:value-type="float" office:value="85210" calcext:value-type="float">
            <text:p>85210</text:p>
          </table:table-cell>
          <table:table-cell office:value-type="float" office:value="26" calcext:value-type="float">
            <text:p>26</text:p>
          </table:table-cell>
          <table:table-cell office:value-type="float" office:value="85236" calcext:value-type="float">
            <text:p>85236</text:p>
          </table:table-cell>
          <table:table-cell office:value-type="float" office:value="832130" calcext:value-type="float">
            <text:p>832130</text:p>
          </table:table-cell>
          <table:table-cell office:value-type="float" office:value="163" calcext:value-type="float">
            <text:p>163</text:p>
          </table:table-cell>
          <table:table-cell office:value-type="float" office:value="832293" calcext:value-type="float">
            <text:p>832293</text:p>
          </table:table-cell>
          <table:table-cell office:value-type="float" office:value="146367" calcext:value-type="float">
            <text:p>146367</text:p>
          </table:table-cell>
          <table:table-cell office:value-type="float" office:value="3" calcext:value-type="float">
            <text:p>3</text:p>
          </table:table-cell>
          <table:table-cell office:value-type="float" office:value="146370" calcext:value-type="float">
            <text:p>14637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10-01" calcext:value-type="date">
            <text:p>Oct-17</text:p>
          </table:table-cell>
          <table:table-cell office:value-type="float" office:value="11298412" calcext:value-type="float">
            <text:p>11298412</text:p>
          </table:table-cell>
          <table:table-cell office:value-type="float" office:value="3724" calcext:value-type="float">
            <text:p>3724</text:p>
          </table:table-cell>
          <table:table-cell table:number-columns-repeated="2" office:value-type="float" office:value="11302136" calcext:value-type="float">
            <text:p>11302136</text:p>
          </table:table-cell>
          <table:table-cell office:value-type="float" office:value="3693048" calcext:value-type="float">
            <text:p>3693048</text:p>
          </table:table-cell>
          <table:table-cell office:value-type="float" office:value="1074" calcext:value-type="float">
            <text:p>1074</text:p>
          </table:table-cell>
          <table:table-cell office:value-type="float" office:value="3694122" calcext:value-type="float">
            <text:p>3694122</text:p>
          </table:table-cell>
          <table:table-cell office:value-type="float" office:value="2288234" calcext:value-type="float">
            <text:p>2288234</text:p>
          </table:table-cell>
          <table:table-cell office:value-type="float" office:value="1251" calcext:value-type="float">
            <text:p>1251</text:p>
          </table:table-cell>
          <table:table-cell office:value-type="float" office:value="2289485" calcext:value-type="float">
            <text:p>2289485</text:p>
          </table:table-cell>
          <table:table-cell office:value-type="float" office:value="2954973" calcext:value-type="float">
            <text:p>2954973</text:p>
          </table:table-cell>
          <table:table-cell office:value-type="float" office:value="733" calcext:value-type="float">
            <text:p>733</text:p>
          </table:table-cell>
          <table:table-cell office:value-type="float" office:value="2955706" calcext:value-type="float">
            <text:p>2955706</text:p>
          </table:table-cell>
          <table:table-cell office:value-type="float" office:value="1095954" calcext:value-type="float">
            <text:p>1095954</text:p>
          </table:table-cell>
          <table:table-cell office:value-type="float" office:value="188" calcext:value-type="float">
            <text:p>188</text:p>
          </table:table-cell>
          <table:table-cell office:value-type="float" office:value="1096142" calcext:value-type="float">
            <text:p>1096142</text:p>
          </table:table-cell>
          <table:table-cell office:value-type="float" office:value="219031" calcext:value-type="float">
            <text:p>219031</text:p>
          </table:table-cell>
          <table:table-cell office:value-type="float" office:value="257" calcext:value-type="float">
            <text:p>257</text:p>
          </table:table-cell>
          <table:table-cell office:value-type="float" office:value="219288" calcext:value-type="float">
            <text:p>219288</text:p>
          </table:table-cell>
          <table:table-cell office:value-type="float" office:value="92967" calcext:value-type="float">
            <text:p>92967</text:p>
          </table:table-cell>
          <table:table-cell office:value-type="float" office:value="89" calcext:value-type="float">
            <text:p>89</text:p>
          </table:table-cell>
          <table:table-cell office:value-type="float" office:value="93056" calcext:value-type="float">
            <text:p>93056</text:p>
          </table:table-cell>
          <table:table-cell office:value-type="float" office:value="808125" calcext:value-type="float">
            <text:p>808125</text:p>
          </table:table-cell>
          <table:table-cell office:value-type="float" office:value="127" calcext:value-type="float">
            <text:p>127</text:p>
          </table:table-cell>
          <table:table-cell office:value-type="float" office:value="808252" calcext:value-type="float">
            <text:p>808252</text:p>
          </table:table-cell>
          <table:table-cell office:value-type="float" office:value="146080" calcext:value-type="float">
            <text:p>146080</text:p>
          </table:table-cell>
          <table:table-cell office:value-type="float" office:value="5" calcext:value-type="float">
            <text:p>5</text:p>
          </table:table-cell>
          <table:table-cell office:value-type="float" office:value="146085" calcext:value-type="float">
            <text:p>146085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11-01" calcext:value-type="date">
            <text:p>Nov-17</text:p>
          </table:table-cell>
          <table:table-cell office:value-type="float" office:value="11283027" calcext:value-type="float">
            <text:p>11283027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11287206" calcext:value-type="float">
            <text:p>11287206</text:p>
          </table:table-cell>
          <table:table-cell office:value-type="float" office:value="3768057" calcext:value-type="float">
            <text:p>3768057</text:p>
          </table:table-cell>
          <table:table-cell office:value-type="float" office:value="1198" calcext:value-type="float">
            <text:p>1198</text:p>
          </table:table-cell>
          <table:table-cell office:value-type="float" office:value="3769255" calcext:value-type="float">
            <text:p>3769255</text:p>
          </table:table-cell>
          <table:table-cell office:value-type="float" office:value="2312889" calcext:value-type="float">
            <text:p>2312889</text:p>
          </table:table-cell>
          <table:table-cell office:value-type="float" office:value="1265" calcext:value-type="float">
            <text:p>1265</text:p>
          </table:table-cell>
          <table:table-cell office:value-type="float" office:value="2314154" calcext:value-type="float">
            <text:p>2314154</text:p>
          </table:table-cell>
          <table:table-cell office:value-type="float" office:value="2833571" calcext:value-type="float">
            <text:p>2833571</text:p>
          </table:table-cell>
          <table:table-cell office:value-type="float" office:value="861" calcext:value-type="float">
            <text:p>861</text:p>
          </table:table-cell>
          <table:table-cell office:value-type="float" office:value="2834432" calcext:value-type="float">
            <text:p>2834432</text:p>
          </table:table-cell>
          <table:table-cell office:value-type="float" office:value="1085138" calcext:value-type="float">
            <text:p>1085138</text:p>
          </table:table-cell>
          <table:table-cell office:value-type="float" office:value="247" calcext:value-type="float">
            <text:p>247</text:p>
          </table:table-cell>
          <table:table-cell office:value-type="float" office:value="1085385" calcext:value-type="float">
            <text:p>1085385</text:p>
          </table:table-cell>
          <table:table-cell office:value-type="float" office:value="227354" calcext:value-type="float">
            <text:p>227354</text:p>
          </table:table-cell>
          <table:table-cell office:value-type="float" office:value="343" calcext:value-type="float">
            <text:p>343</text:p>
          </table:table-cell>
          <table:table-cell office:value-type="float" office:value="227697" calcext:value-type="float">
            <text:p>227697</text:p>
          </table:table-cell>
          <table:table-cell office:value-type="float" office:value="91318" calcext:value-type="float">
            <text:p>91318</text:p>
          </table:table-cell>
          <table:table-cell office:value-type="float" office:value="122" calcext:value-type="float">
            <text:p>122</text:p>
          </table:table-cell>
          <table:table-cell office:value-type="float" office:value="91440" calcext:value-type="float">
            <text:p>91440</text:p>
          </table:table-cell>
          <table:table-cell office:value-type="float" office:value="814382" calcext:value-type="float">
            <text:p>814382</text:p>
          </table:table-cell>
          <table:table-cell office:value-type="float" office:value="138" calcext:value-type="float">
            <text:p>138</text:p>
          </table:table-cell>
          <table:table-cell office:value-type="float" office:value="814520" calcext:value-type="float">
            <text:p>814520</text:p>
          </table:table-cell>
          <table:table-cell office:value-type="float" office:value="150318" calcext:value-type="float">
            <text:p>150318</text:p>
          </table:table-cell>
          <table:table-cell office:value-type="float" office:value="5" calcext:value-type="float">
            <text:p>5</text:p>
          </table:table-cell>
          <table:table-cell office:value-type="float" office:value="150323" calcext:value-type="float">
            <text:p>15032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7-12-01" calcext:value-type="date">
            <text:p>Dec-17</text:p>
          </table:table-cell>
          <table:table-cell office:value-type="float" office:value="9475770" calcext:value-type="float">
            <text:p>9475770</text:p>
          </table:table-cell>
          <table:table-cell office:value-type="float" office:value="3059" calcext:value-type="float">
            <text:p>3059</text:p>
          </table:table-cell>
          <table:table-cell table:number-columns-repeated="2" office:value-type="float" office:value="9478829" calcext:value-type="float">
            <text:p>9478829</text:p>
          </table:table-cell>
          <table:table-cell office:value-type="float" office:value="3133671" calcext:value-type="float">
            <text:p>3133671</text:p>
          </table:table-cell>
          <table:table-cell office:value-type="float" office:value="888" calcext:value-type="float">
            <text:p>888</text:p>
          </table:table-cell>
          <table:table-cell office:value-type="float" office:value="3134559" calcext:value-type="float">
            <text:p>3134559</text:p>
          </table:table-cell>
          <table:table-cell office:value-type="float" office:value="1924263" calcext:value-type="float">
            <text:p>1924263</text:p>
          </table:table-cell>
          <table:table-cell office:value-type="float" office:value="927" calcext:value-type="float">
            <text:p>927</text:p>
          </table:table-cell>
          <table:table-cell office:value-type="float" office:value="1925190" calcext:value-type="float">
            <text:p>1925190</text:p>
          </table:table-cell>
          <table:table-cell office:value-type="float" office:value="2455438" calcext:value-type="float">
            <text:p>2455438</text:p>
          </table:table-cell>
          <table:table-cell office:value-type="float" office:value="694" calcext:value-type="float">
            <text:p>694</text:p>
          </table:table-cell>
          <table:table-cell office:value-type="float" office:value="2456132" calcext:value-type="float">
            <text:p>2456132</text:p>
          </table:table-cell>
          <table:table-cell office:value-type="float" office:value="904876" calcext:value-type="float">
            <text:p>904876</text:p>
          </table:table-cell>
          <table:table-cell office:value-type="float" office:value="173" calcext:value-type="float">
            <text:p>173</text:p>
          </table:table-cell>
          <table:table-cell office:value-type="float" office:value="905049" calcext:value-type="float">
            <text:p>905049</text:p>
          </table:table-cell>
          <table:table-cell office:value-type="float" office:value="188960" calcext:value-type="float">
            <text:p>188960</text:p>
          </table:table-cell>
          <table:table-cell office:value-type="float" office:value="239" calcext:value-type="float">
            <text:p>239</text:p>
          </table:table-cell>
          <table:table-cell office:value-type="float" office:value="189199" calcext:value-type="float">
            <text:p>189199</text:p>
          </table:table-cell>
          <table:table-cell office:value-type="float" office:value="73805" calcext:value-type="float">
            <text:p>73805</text:p>
          </table:table-cell>
          <table:table-cell office:value-type="float" office:value="48" calcext:value-type="float">
            <text:p>48</text:p>
          </table:table-cell>
          <table:table-cell office:value-type="float" office:value="73853" calcext:value-type="float">
            <text:p>73853</text:p>
          </table:table-cell>
          <table:table-cell office:value-type="float" office:value="674602" calcext:value-type="float">
            <text:p>674602</text:p>
          </table:table-cell>
          <table:table-cell office:value-type="float" office:value="86" calcext:value-type="float">
            <text:p>86</text:p>
          </table:table-cell>
          <table:table-cell office:value-type="float" office:value="674688" calcext:value-type="float">
            <text:p>674688</text:p>
          </table:table-cell>
          <table:table-cell office:value-type="float" office:value="120155" calcext:value-type="float">
            <text:p>120155</text:p>
          </table:table-cell>
          <table:table-cell office:value-type="float" office:value="4" calcext:value-type="float">
            <text:p>4</text:p>
          </table:table-cell>
          <table:table-cell office:value-type="float" office:value="120159" calcext:value-type="float">
            <text:p>12015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1-01" calcext:value-type="date">
            <text:p>Jan-18</text:p>
          </table:table-cell>
          <table:table-cell office:value-type="float" office:value="10268687" calcext:value-type="float">
            <text:p>10268687</text:p>
          </table:table-cell>
          <table:table-cell office:value-type="float" office:value="2734" calcext:value-type="float">
            <text:p>2734</text:p>
          </table:table-cell>
          <table:table-cell table:number-columns-repeated="2" office:value-type="float" office:value="10271421" calcext:value-type="float">
            <text:p>10271421</text:p>
          </table:table-cell>
          <table:table-cell office:value-type="float" office:value="3398348" calcext:value-type="float">
            <text:p>3398348</text:p>
          </table:table-cell>
          <table:table-cell office:value-type="float" office:value="744" calcext:value-type="float">
            <text:p>744</text:p>
          </table:table-cell>
          <table:table-cell office:value-type="float" office:value="3399092" calcext:value-type="float">
            <text:p>3399092</text:p>
          </table:table-cell>
          <table:table-cell office:value-type="float" office:value="2146898" calcext:value-type="float">
            <text:p>2146898</text:p>
          </table:table-cell>
          <table:table-cell office:value-type="float" office:value="914" calcext:value-type="float">
            <text:p>914</text:p>
          </table:table-cell>
          <table:table-cell office:value-type="float" office:value="2147812" calcext:value-type="float">
            <text:p>2147812</text:p>
          </table:table-cell>
          <table:table-cell office:value-type="float" office:value="2590498" calcext:value-type="float">
            <text:p>2590498</text:p>
          </table:table-cell>
          <table:table-cell office:value-type="float" office:value="558" calcext:value-type="float">
            <text:p>558</text:p>
          </table:table-cell>
          <table:table-cell office:value-type="float" office:value="2591056" calcext:value-type="float">
            <text:p>2591056</text:p>
          </table:table-cell>
          <table:table-cell office:value-type="float" office:value="989545" calcext:value-type="float">
            <text:p>989545</text:p>
          </table:table-cell>
          <table:table-cell office:value-type="float" office:value="166" calcext:value-type="float">
            <text:p>166</text:p>
          </table:table-cell>
          <table:table-cell office:value-type="float" office:value="989711" calcext:value-type="float">
            <text:p>989711</text:p>
          </table:table-cell>
          <table:table-cell office:value-type="float" office:value="202964" calcext:value-type="float">
            <text:p>202964</text:p>
          </table:table-cell>
          <table:table-cell office:value-type="float" office:value="220" calcext:value-type="float">
            <text:p>220</text:p>
          </table:table-cell>
          <table:table-cell office:value-type="float" office:value="203184" calcext:value-type="float">
            <text:p>203184</text:p>
          </table:table-cell>
          <table:table-cell office:value-type="float" office:value="76802" calcext:value-type="float">
            <text:p>76802</text:p>
          </table:table-cell>
          <table:table-cell office:value-type="float" office:value="39" calcext:value-type="float">
            <text:p>39</text:p>
          </table:table-cell>
          <table:table-cell office:value-type="float" office:value="76841" calcext:value-type="float">
            <text:p>76841</text:p>
          </table:table-cell>
          <table:table-cell office:value-type="float" office:value="728440" calcext:value-type="float">
            <text:p>728440</text:p>
          </table:table-cell>
          <table:table-cell office:value-type="float" office:value="89" calcext:value-type="float">
            <text:p>89</text:p>
          </table:table-cell>
          <table:table-cell office:value-type="float" office:value="728529" calcext:value-type="float">
            <text:p>728529</text:p>
          </table:table-cell>
          <table:table-cell office:value-type="float" office:value="135192" calcext:value-type="float">
            <text:p>135192</text:p>
          </table:table-cell>
          <table:table-cell office:value-type="float" office:value="4" calcext:value-type="float">
            <text:p>4</text:p>
          </table:table-cell>
          <table:table-cell office:value-type="float" office:value="135196" calcext:value-type="float">
            <text:p>13519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2-01" calcext:value-type="date">
            <text:p>Feb-18</text:p>
          </table:table-cell>
          <table:table-cell office:value-type="float" office:value="10422345" calcext:value-type="float">
            <text:p>10422345</text:p>
          </table:table-cell>
          <table:table-cell office:value-type="float" office:value="3646" calcext:value-type="float">
            <text:p>3646</text:p>
          </table:table-cell>
          <table:table-cell table:number-columns-repeated="2" office:value-type="float" office:value="10425991" calcext:value-type="float">
            <text:p>10425991</text:p>
          </table:table-cell>
          <table:table-cell office:value-type="float" office:value="3453573" calcext:value-type="float">
            <text:p>3453573</text:p>
          </table:table-cell>
          <table:table-cell office:value-type="float" office:value="1040" calcext:value-type="float">
            <text:p>1040</text:p>
          </table:table-cell>
          <table:table-cell office:value-type="float" office:value="3454613" calcext:value-type="float">
            <text:p>3454613</text:p>
          </table:table-cell>
          <table:table-cell office:value-type="float" office:value="2151176" calcext:value-type="float">
            <text:p>2151176</text:p>
          </table:table-cell>
          <table:table-cell office:value-type="float" office:value="1216" calcext:value-type="float">
            <text:p>1216</text:p>
          </table:table-cell>
          <table:table-cell office:value-type="float" office:value="2152392" calcext:value-type="float">
            <text:p>2152392</text:p>
          </table:table-cell>
          <table:table-cell office:value-type="float" office:value="2648673" calcext:value-type="float">
            <text:p>2648673</text:p>
          </table:table-cell>
          <table:table-cell office:value-type="float" office:value="777" calcext:value-type="float">
            <text:p>777</text:p>
          </table:table-cell>
          <table:table-cell office:value-type="float" office:value="2649450" calcext:value-type="float">
            <text:p>2649450</text:p>
          </table:table-cell>
          <table:table-cell office:value-type="float" office:value="1017820" calcext:value-type="float">
            <text:p>1017820</text:p>
          </table:table-cell>
          <table:table-cell office:value-type="float" office:value="204" calcext:value-type="float">
            <text:p>204</text:p>
          </table:table-cell>
          <table:table-cell office:value-type="float" office:value="1018024" calcext:value-type="float">
            <text:p>1018024</text:p>
          </table:table-cell>
          <table:table-cell office:value-type="float" office:value="198336" calcext:value-type="float">
            <text:p>198336</text:p>
          </table:table-cell>
          <table:table-cell office:value-type="float" office:value="255" calcext:value-type="float">
            <text:p>255</text:p>
          </table:table-cell>
          <table:table-cell office:value-type="float" office:value="198591" calcext:value-type="float">
            <text:p>198591</text:p>
          </table:table-cell>
          <table:table-cell office:value-type="float" office:value="82700" calcext:value-type="float">
            <text:p>82700</text:p>
          </table:table-cell>
          <table:table-cell office:value-type="float" office:value="42" calcext:value-type="float">
            <text:p>42</text:p>
          </table:table-cell>
          <table:table-cell office:value-type="float" office:value="82742" calcext:value-type="float">
            <text:p>82742</text:p>
          </table:table-cell>
          <table:table-cell office:value-type="float" office:value="736051" calcext:value-type="float">
            <text:p>736051</text:p>
          </table:table-cell>
          <table:table-cell office:value-type="float" office:value="107" calcext:value-type="float">
            <text:p>107</text:p>
          </table:table-cell>
          <table:table-cell office:value-type="float" office:value="736158" calcext:value-type="float">
            <text:p>736158</text:p>
          </table:table-cell>
          <table:table-cell office:value-type="float" office:value="134016" calcext:value-type="float">
            <text:p>134016</text:p>
          </table:table-cell>
          <table:table-cell office:value-type="float" office:value="5" calcext:value-type="float">
            <text:p>5</text:p>
          </table:table-cell>
          <table:table-cell office:value-type="float" office:value="134021" calcext:value-type="float">
            <text:p>13402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3-01" calcext:value-type="date">
            <text:p>Mar-18</text:p>
          </table:table-cell>
          <table:table-cell office:value-type="float" office:value="11189329" calcext:value-type="float">
            <text:p>11189329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float" office:value="11193428" calcext:value-type="float">
            <text:p>11193428</text:p>
          </table:table-cell>
          <table:table-cell office:value-type="float" office:value="3785300" calcext:value-type="float">
            <text:p>3785300</text:p>
          </table:table-cell>
          <table:table-cell office:value-type="float" office:value="1139" calcext:value-type="float">
            <text:p>1139</text:p>
          </table:table-cell>
          <table:table-cell office:value-type="float" office:value="3786439" calcext:value-type="float">
            <text:p>3786439</text:p>
          </table:table-cell>
          <table:table-cell office:value-type="float" office:value="2331302" calcext:value-type="float">
            <text:p>2331302</text:p>
          </table:table-cell>
          <table:table-cell office:value-type="float" office:value="1276" calcext:value-type="float">
            <text:p>1276</text:p>
          </table:table-cell>
          <table:table-cell office:value-type="float" office:value="2332578" calcext:value-type="float">
            <text:p>2332578</text:p>
          </table:table-cell>
          <table:table-cell office:value-type="float" office:value="2806274" calcext:value-type="float">
            <text:p>2806274</text:p>
          </table:table-cell>
          <table:table-cell office:value-type="float" office:value="973" calcext:value-type="float">
            <text:p>973</text:p>
          </table:table-cell>
          <table:table-cell office:value-type="float" office:value="2807247" calcext:value-type="float">
            <text:p>2807247</text:p>
          </table:table-cell>
          <table:table-cell office:value-type="float" office:value="1046965" calcext:value-type="float">
            <text:p>1046965</text:p>
          </table:table-cell>
          <table:table-cell office:value-type="float" office:value="211" calcext:value-type="float">
            <text:p>211</text:p>
          </table:table-cell>
          <table:table-cell office:value-type="float" office:value="1047176" calcext:value-type="float">
            <text:p>1047176</text:p>
          </table:table-cell>
          <table:table-cell office:value-type="float" office:value="213605" calcext:value-type="float">
            <text:p>213605</text:p>
          </table:table-cell>
          <table:table-cell office:value-type="float" office:value="287" calcext:value-type="float">
            <text:p>287</text:p>
          </table:table-cell>
          <table:table-cell office:value-type="float" office:value="213892" calcext:value-type="float">
            <text:p>213892</text:p>
          </table:table-cell>
          <table:table-cell office:value-type="float" office:value="88915" calcext:value-type="float">
            <text:p>88915</text:p>
          </table:table-cell>
          <table:table-cell office:value-type="float" office:value="54" calcext:value-type="float">
            <text:p>54</text:p>
          </table:table-cell>
          <table:table-cell office:value-type="float" office:value="88969" calcext:value-type="float">
            <text:p>88969</text:p>
          </table:table-cell>
          <table:table-cell office:value-type="float" office:value="774015" calcext:value-type="float">
            <text:p>774015</text:p>
          </table:table-cell>
          <table:table-cell office:value-type="float" office:value="154" calcext:value-type="float">
            <text:p>154</text:p>
          </table:table-cell>
          <table:table-cell office:value-type="float" office:value="774169" calcext:value-type="float">
            <text:p>774169</text:p>
          </table:table-cell>
          <table:table-cell office:value-type="float" office:value="142953" calcext:value-type="float">
            <text:p>142953</text:p>
          </table:table-cell>
          <table:table-cell office:value-type="float" office:value="5" calcext:value-type="float">
            <text:p>5</text:p>
          </table:table-cell>
          <table:table-cell office:value-type="float" office:value="142958" calcext:value-type="float">
            <text:p>14295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4-01" calcext:value-type="date">
            <text:p>Apr-18</text:p>
          </table:table-cell>
          <table:table-cell office:value-type="float" office:value="10899653" calcext:value-type="float">
            <text:p>10899653</text:p>
          </table:table-cell>
          <table:table-cell office:value-type="float" office:value="3354" calcext:value-type="float">
            <text:p>3354</text:p>
          </table:table-cell>
          <table:table-cell table:number-columns-repeated="2" office:value-type="float" office:value="10903007" calcext:value-type="float">
            <text:p>10903007</text:p>
          </table:table-cell>
          <table:table-cell office:value-type="float" office:value="3639976" calcext:value-type="float">
            <text:p>3639976</text:p>
          </table:table-cell>
          <table:table-cell office:value-type="float" office:value="1005" calcext:value-type="float">
            <text:p>1005</text:p>
          </table:table-cell>
          <table:table-cell office:value-type="float" office:value="3640981" calcext:value-type="float">
            <text:p>3640981</text:p>
          </table:table-cell>
          <table:table-cell office:value-type="float" office:value="2245343" calcext:value-type="float">
            <text:p>2245343</text:p>
          </table:table-cell>
          <table:table-cell office:value-type="float" office:value="963" calcext:value-type="float">
            <text:p>963</text:p>
          </table:table-cell>
          <table:table-cell office:value-type="float" office:value="2246306" calcext:value-type="float">
            <text:p>2246306</text:p>
          </table:table-cell>
          <table:table-cell office:value-type="float" office:value="2794444" calcext:value-type="float">
            <text:p>2794444</text:p>
          </table:table-cell>
          <table:table-cell office:value-type="float" office:value="758" calcext:value-type="float">
            <text:p>758</text:p>
          </table:table-cell>
          <table:table-cell office:value-type="float" office:value="2795202" calcext:value-type="float">
            <text:p>2795202</text:p>
          </table:table-cell>
          <table:table-cell office:value-type="float" office:value="990118" calcext:value-type="float">
            <text:p>990118</text:p>
          </table:table-cell>
          <table:table-cell office:value-type="float" office:value="202" calcext:value-type="float">
            <text:p>202</text:p>
          </table:table-cell>
          <table:table-cell office:value-type="float" office:value="990320" calcext:value-type="float">
            <text:p>990320</text:p>
          </table:table-cell>
          <table:table-cell office:value-type="float" office:value="214136" calcext:value-type="float">
            <text:p>214136</text:p>
          </table:table-cell>
          <table:table-cell office:value-type="float" office:value="275" calcext:value-type="float">
            <text:p>275</text:p>
          </table:table-cell>
          <table:table-cell office:value-type="float" office:value="214411" calcext:value-type="float">
            <text:p>214411</text:p>
          </table:table-cell>
          <table:table-cell office:value-type="float" office:value="84070" calcext:value-type="float">
            <text:p>84070</text:p>
          </table:table-cell>
          <table:table-cell office:value-type="float" office:value="45" calcext:value-type="float">
            <text:p>45</text:p>
          </table:table-cell>
          <table:table-cell office:value-type="float" office:value="84115" calcext:value-type="float">
            <text:p>84115</text:p>
          </table:table-cell>
          <table:table-cell office:value-type="float" office:value="785126" calcext:value-type="float">
            <text:p>785126</text:p>
          </table:table-cell>
          <table:table-cell office:value-type="float" office:value="104" calcext:value-type="float">
            <text:p>104</text:p>
          </table:table-cell>
          <table:table-cell office:value-type="float" office:value="785230" calcext:value-type="float">
            <text:p>785230</text:p>
          </table:table-cell>
          <table:table-cell office:value-type="float" office:value="146440" calcext:value-type="float">
            <text:p>146440</text:p>
          </table:table-cell>
          <table:table-cell office:value-type="float" office:value="2" calcext:value-type="float">
            <text:p>2</text:p>
          </table:table-cell>
          <table:table-cell office:value-type="float" office:value="146442" calcext:value-type="float">
            <text:p>14644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5-01" calcext:value-type="date">
            <text:p>May-18</text:p>
          </table:table-cell>
          <table:table-cell office:value-type="float" office:value="13522519" calcext:value-type="float">
            <text:p>13522519</text:p>
          </table:table-cell>
          <table:table-cell office:value-type="float" office:value="4383" calcext:value-type="float">
            <text:p>4383</text:p>
          </table:table-cell>
          <table:table-cell table:number-columns-repeated="2" office:value-type="float" office:value="13526902" calcext:value-type="float">
            <text:p>13526902</text:p>
          </table:table-cell>
          <table:table-cell office:value-type="float" office:value="4501011" calcext:value-type="float">
            <text:p>4501011</text:p>
          </table:table-cell>
          <table:table-cell office:value-type="float" office:value="1199" calcext:value-type="float">
            <text:p>1199</text:p>
          </table:table-cell>
          <table:table-cell office:value-type="float" office:value="4502210" calcext:value-type="float">
            <text:p>4502210</text:p>
          </table:table-cell>
          <table:table-cell office:value-type="float" office:value="2681808" calcext:value-type="float">
            <text:p>2681808</text:p>
          </table:table-cell>
          <table:table-cell office:value-type="float" office:value="1367" calcext:value-type="float">
            <text:p>1367</text:p>
          </table:table-cell>
          <table:table-cell office:value-type="float" office:value="2683175" calcext:value-type="float">
            <text:p>2683175</text:p>
          </table:table-cell>
          <table:table-cell office:value-type="float" office:value="3549233" calcext:value-type="float">
            <text:p>3549233</text:p>
          </table:table-cell>
          <table:table-cell office:value-type="float" office:value="1031" calcext:value-type="float">
            <text:p>1031</text:p>
          </table:table-cell>
          <table:table-cell office:value-type="float" office:value="3550264" calcext:value-type="float">
            <text:p>3550264</text:p>
          </table:table-cell>
          <table:table-cell office:value-type="float" office:value="1268880" calcext:value-type="float">
            <text:p>1268880</text:p>
          </table:table-cell>
          <table:table-cell office:value-type="float" office:value="211" calcext:value-type="float">
            <text:p>211</text:p>
          </table:table-cell>
          <table:table-cell office:value-type="float" office:value="1269091" calcext:value-type="float">
            <text:p>1269091</text:p>
          </table:table-cell>
          <table:table-cell office:value-type="float" office:value="279183" calcext:value-type="float">
            <text:p>279183</text:p>
          </table:table-cell>
          <table:table-cell office:value-type="float" office:value="321" calcext:value-type="float">
            <text:p>321</text:p>
          </table:table-cell>
          <table:table-cell office:value-type="float" office:value="279504" calcext:value-type="float">
            <text:p>279504</text:p>
          </table:table-cell>
          <table:table-cell office:value-type="float" office:value="94725" calcext:value-type="float">
            <text:p>94725</text:p>
          </table:table-cell>
          <table:table-cell office:value-type="float" office:value="104" calcext:value-type="float">
            <text:p>104</text:p>
          </table:table-cell>
          <table:table-cell office:value-type="float" office:value="94829" calcext:value-type="float">
            <text:p>94829</text:p>
          </table:table-cell>
          <table:table-cell office:value-type="float" office:value="965648" calcext:value-type="float">
            <text:p>965648</text:p>
          </table:table-cell>
          <table:table-cell office:value-type="float" office:value="142" calcext:value-type="float">
            <text:p>142</text:p>
          </table:table-cell>
          <table:table-cell office:value-type="float" office:value="965790" calcext:value-type="float">
            <text:p>965790</text:p>
          </table:table-cell>
          <table:table-cell office:value-type="float" office:value="182031" calcext:value-type="float">
            <text:p>182031</text:p>
          </table:table-cell>
          <table:table-cell office:value-type="float" office:value="8" calcext:value-type="float">
            <text:p>8</text:p>
          </table:table-cell>
          <table:table-cell office:value-type="float" office:value="182039" calcext:value-type="float">
            <text:p>18203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6-01" calcext:value-type="date">
            <text:p>Jun-18</text:p>
          </table:table-cell>
          <table:table-cell office:value-type="float" office:value="11072225" calcext:value-type="float">
            <text:p>11072225</text:p>
          </table:table-cell>
          <table:table-cell office:value-type="float" office:value="3976" calcext:value-type="float">
            <text:p>3976</text:p>
          </table:table-cell>
          <table:table-cell table:number-columns-repeated="2" office:value-type="float" office:value="11076201" calcext:value-type="float">
            <text:p>11076201</text:p>
          </table:table-cell>
          <table:table-cell office:value-type="float" office:value="3662027" calcext:value-type="float">
            <text:p>3662027</text:p>
          </table:table-cell>
          <table:table-cell office:value-type="float" office:value="1202" calcext:value-type="float">
            <text:p>1202</text:p>
          </table:table-cell>
          <table:table-cell office:value-type="float" office:value="3663229" calcext:value-type="float">
            <text:p>3663229</text:p>
          </table:table-cell>
          <table:table-cell office:value-type="float" office:value="2263360" calcext:value-type="float">
            <text:p>2263360</text:p>
          </table:table-cell>
          <table:table-cell office:value-type="float" office:value="1304" calcext:value-type="float">
            <text:p>1304</text:p>
          </table:table-cell>
          <table:table-cell office:value-type="float" office:value="2264664" calcext:value-type="float">
            <text:p>2264664</text:p>
          </table:table-cell>
          <table:table-cell office:value-type="float" office:value="2840598" calcext:value-type="float">
            <text:p>2840598</text:p>
          </table:table-cell>
          <table:table-cell office:value-type="float" office:value="830" calcext:value-type="float">
            <text:p>830</text:p>
          </table:table-cell>
          <table:table-cell office:value-type="float" office:value="2841428" calcext:value-type="float">
            <text:p>2841428</text:p>
          </table:table-cell>
          <table:table-cell office:value-type="float" office:value="1055992" calcext:value-type="float">
            <text:p>1055992</text:p>
          </table:table-cell>
          <table:table-cell office:value-type="float" office:value="187" calcext:value-type="float">
            <text:p>187</text:p>
          </table:table-cell>
          <table:table-cell office:value-type="float" office:value="1056179" calcext:value-type="float">
            <text:p>1056179</text:p>
          </table:table-cell>
          <table:table-cell office:value-type="float" office:value="223155" calcext:value-type="float">
            <text:p>223155</text:p>
          </table:table-cell>
          <table:table-cell office:value-type="float" office:value="279" calcext:value-type="float">
            <text:p>279</text:p>
          </table:table-cell>
          <table:table-cell office:value-type="float" office:value="223434" calcext:value-type="float">
            <text:p>223434</text:p>
          </table:table-cell>
          <table:table-cell office:value-type="float" office:value="81984" calcext:value-type="float">
            <text:p>81984</text:p>
          </table:table-cell>
          <table:table-cell office:value-type="float" office:value="52" calcext:value-type="float">
            <text:p>52</text:p>
          </table:table-cell>
          <table:table-cell office:value-type="float" office:value="82036" calcext:value-type="float">
            <text:p>82036</text:p>
          </table:table-cell>
          <table:table-cell office:value-type="float" office:value="792071" calcext:value-type="float">
            <text:p>792071</text:p>
          </table:table-cell>
          <table:table-cell office:value-type="float" office:value="120" calcext:value-type="float">
            <text:p>120</text:p>
          </table:table-cell>
          <table:table-cell office:value-type="float" office:value="792191" calcext:value-type="float">
            <text:p>792191</text:p>
          </table:table-cell>
          <table:table-cell office:value-type="float" office:value="153038" calcext:value-type="float">
            <text:p>153038</text:p>
          </table:table-cell>
          <table:table-cell office:value-type="float" office:value="2" calcext:value-type="float">
            <text:p>2</text:p>
          </table:table-cell>
          <table:table-cell office:value-type="float" office:value="153040" calcext:value-type="float">
            <text:p>15304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7-01" calcext:value-type="date">
            <text:p>Jul-18</text:p>
          </table:table-cell>
          <table:table-cell office:value-type="float" office:value="11466428" calcext:value-type="float">
            <text:p>11466428</text:p>
          </table:table-cell>
          <table:table-cell office:value-type="float" office:value="3955" calcext:value-type="float">
            <text:p>3955</text:p>
          </table:table-cell>
          <table:table-cell table:number-columns-repeated="2" office:value-type="float" office:value="11470383" calcext:value-type="float">
            <text:p>11470383</text:p>
          </table:table-cell>
          <table:table-cell office:value-type="float" office:value="3830516" calcext:value-type="float">
            <text:p>3830516</text:p>
          </table:table-cell>
          <table:table-cell office:value-type="float" office:value="1197" calcext:value-type="float">
            <text:p>1197</text:p>
          </table:table-cell>
          <table:table-cell office:value-type="float" office:value="3831713" calcext:value-type="float">
            <text:p>3831713</text:p>
          </table:table-cell>
          <table:table-cell office:value-type="float" office:value="2311927" calcext:value-type="float">
            <text:p>2311927</text:p>
          </table:table-cell>
          <table:table-cell office:value-type="float" office:value="1283" calcext:value-type="float">
            <text:p>1283</text:p>
          </table:table-cell>
          <table:table-cell office:value-type="float" office:value="2313210" calcext:value-type="float">
            <text:p>2313210</text:p>
          </table:table-cell>
          <table:table-cell office:value-type="float" office:value="2961476" calcext:value-type="float">
            <text:p>2961476</text:p>
          </table:table-cell>
          <table:table-cell office:value-type="float" office:value="771" calcext:value-type="float">
            <text:p>771</text:p>
          </table:table-cell>
          <table:table-cell office:value-type="float" office:value="2962247" calcext:value-type="float">
            <text:p>2962247</text:p>
          </table:table-cell>
          <table:table-cell office:value-type="float" office:value="1091365" calcext:value-type="float">
            <text:p>1091365</text:p>
          </table:table-cell>
          <table:table-cell office:value-type="float" office:value="217" calcext:value-type="float">
            <text:p>217</text:p>
          </table:table-cell>
          <table:table-cell office:value-type="float" office:value="1091582" calcext:value-type="float">
            <text:p>1091582</text:p>
          </table:table-cell>
          <table:table-cell office:value-type="float" office:value="226222" calcext:value-type="float">
            <text:p>226222</text:p>
          </table:table-cell>
          <table:table-cell office:value-type="float" office:value="314" calcext:value-type="float">
            <text:p>314</text:p>
          </table:table-cell>
          <table:table-cell office:value-type="float" office:value="226536" calcext:value-type="float">
            <text:p>226536</text:p>
          </table:table-cell>
          <table:table-cell office:value-type="float" office:value="77081" calcext:value-type="float">
            <text:p>77081</text:p>
          </table:table-cell>
          <table:table-cell office:value-type="float" office:value="57" calcext:value-type="float">
            <text:p>57</text:p>
          </table:table-cell>
          <table:table-cell office:value-type="float" office:value="77138" calcext:value-type="float">
            <text:p>77138</text:p>
          </table:table-cell>
          <table:table-cell office:value-type="float" office:value="816662" calcext:value-type="float">
            <text:p>816662</text:p>
          </table:table-cell>
          <table:table-cell office:value-type="float" office:value="114" calcext:value-type="float">
            <text:p>114</text:p>
          </table:table-cell>
          <table:table-cell office:value-type="float" office:value="816776" calcext:value-type="float">
            <text:p>816776</text:p>
          </table:table-cell>
          <table:table-cell office:value-type="float" office:value="151179" calcext:value-type="float">
            <text:p>151179</text:p>
          </table:table-cell>
          <table:table-cell office:value-type="float" office:value="2" calcext:value-type="float">
            <text:p>2</text:p>
          </table:table-cell>
          <table:table-cell office:value-type="float" office:value="151181" calcext:value-type="float">
            <text:p>15118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8-01" calcext:value-type="date">
            <text:p>Aug-18</text:p>
          </table:table-cell>
          <table:table-cell office:value-type="float" office:value="12097074" calcext:value-type="float">
            <text:p>12097074</text:p>
          </table:table-cell>
          <table:table-cell office:value-type="float" office:value="4626" calcext:value-type="float">
            <text:p>4626</text:p>
          </table:table-cell>
          <table:table-cell table:number-columns-repeated="2" office:value-type="float" office:value="12101700" calcext:value-type="float">
            <text:p>12101700</text:p>
          </table:table-cell>
          <table:table-cell office:value-type="float" office:value="4004368" calcext:value-type="float">
            <text:p>4004368</text:p>
          </table:table-cell>
          <table:table-cell office:value-type="float" office:value="1537" calcext:value-type="float">
            <text:p>1537</text:p>
          </table:table-cell>
          <table:table-cell office:value-type="float" office:value="4005905" calcext:value-type="float">
            <text:p>4005905</text:p>
          </table:table-cell>
          <table:table-cell office:value-type="float" office:value="2452309" calcext:value-type="float">
            <text:p>2452309</text:p>
          </table:table-cell>
          <table:table-cell office:value-type="float" office:value="1419" calcext:value-type="float">
            <text:p>1419</text:p>
          </table:table-cell>
          <table:table-cell office:value-type="float" office:value="2453728" calcext:value-type="float">
            <text:p>2453728</text:p>
          </table:table-cell>
          <table:table-cell office:value-type="float" office:value="3085755" calcext:value-type="float">
            <text:p>3085755</text:p>
          </table:table-cell>
          <table:table-cell office:value-type="float" office:value="847" calcext:value-type="float">
            <text:p>847</text:p>
          </table:table-cell>
          <table:table-cell office:value-type="float" office:value="3086602" calcext:value-type="float">
            <text:p>3086602</text:p>
          </table:table-cell>
          <table:table-cell office:value-type="float" office:value="1173553" calcext:value-type="float">
            <text:p>1173553</text:p>
          </table:table-cell>
          <table:table-cell office:value-type="float" office:value="306" calcext:value-type="float">
            <text:p>306</text:p>
          </table:table-cell>
          <table:table-cell office:value-type="float" office:value="1173859" calcext:value-type="float">
            <text:p>1173859</text:p>
          </table:table-cell>
          <table:table-cell office:value-type="float" office:value="277772" calcext:value-type="float">
            <text:p>277772</text:p>
          </table:table-cell>
          <table:table-cell office:value-type="float" office:value="323" calcext:value-type="float">
            <text:p>323</text:p>
          </table:table-cell>
          <table:table-cell office:value-type="float" office:value="278095" calcext:value-type="float">
            <text:p>278095</text:p>
          </table:table-cell>
          <table:table-cell office:value-type="float" office:value="87353" calcext:value-type="float">
            <text:p>87353</text:p>
          </table:table-cell>
          <table:table-cell office:value-type="float" office:value="49" calcext:value-type="float">
            <text:p>49</text:p>
          </table:table-cell>
          <table:table-cell office:value-type="float" office:value="87402" calcext:value-type="float">
            <text:p>87402</text:p>
          </table:table-cell>
          <table:table-cell office:value-type="float" office:value="854621" calcext:value-type="float">
            <text:p>854621</text:p>
          </table:table-cell>
          <table:table-cell office:value-type="float" office:value="145" calcext:value-type="float">
            <text:p>145</text:p>
          </table:table-cell>
          <table:table-cell office:value-type="float" office:value="854766" calcext:value-type="float">
            <text:p>854766</text:p>
          </table:table-cell>
          <table:table-cell office:value-type="float" office:value="161343" calcext:value-type="float">
            <text:p>161343</text:p>
          </table:table-cell>
          <table:table-cell office:value-type="float" office:value="0" calcext:value-type="float">
            <text:p>0</text:p>
          </table:table-cell>
          <table:table-cell office:value-type="float" office:value="161343" calcext:value-type="float">
            <text:p>16134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09-01" calcext:value-type="date">
            <text:p>Sep-18</text:p>
          </table:table-cell>
          <table:table-cell office:value-type="float" office:value="10706890" calcext:value-type="float">
            <text:p>10706890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float" office:value="10710965" calcext:value-type="float">
            <text:p>10710965</text:p>
          </table:table-cell>
          <table:table-cell office:value-type="float" office:value="3599883" calcext:value-type="float">
            <text:p>3599883</text:p>
          </table:table-cell>
          <table:table-cell office:value-type="float" office:value="1241" calcext:value-type="float">
            <text:p>1241</text:p>
          </table:table-cell>
          <table:table-cell office:value-type="float" office:value="3601124" calcext:value-type="float">
            <text:p>3601124</text:p>
          </table:table-cell>
          <table:table-cell office:value-type="float" office:value="2180137" calcext:value-type="float">
            <text:p>2180137</text:p>
          </table:table-cell>
          <table:table-cell office:value-type="float" office:value="1305" calcext:value-type="float">
            <text:p>1305</text:p>
          </table:table-cell>
          <table:table-cell office:value-type="float" office:value="2181442" calcext:value-type="float">
            <text:p>2181442</text:p>
          </table:table-cell>
          <table:table-cell office:value-type="float" office:value="2700120" calcext:value-type="float">
            <text:p>2700120</text:p>
          </table:table-cell>
          <table:table-cell office:value-type="float" office:value="844" calcext:value-type="float">
            <text:p>844</text:p>
          </table:table-cell>
          <table:table-cell office:value-type="float" office:value="2700964" calcext:value-type="float">
            <text:p>2700964</text:p>
          </table:table-cell>
          <table:table-cell office:value-type="float" office:value="1009479" calcext:value-type="float">
            <text:p>1009479</text:p>
          </table:table-cell>
          <table:table-cell office:value-type="float" office:value="190" calcext:value-type="float">
            <text:p>190</text:p>
          </table:table-cell>
          <table:table-cell office:value-type="float" office:value="1009669" calcext:value-type="float">
            <text:p>1009669</text:p>
          </table:table-cell>
          <table:table-cell office:value-type="float" office:value="229393" calcext:value-type="float">
            <text:p>229393</text:p>
          </table:table-cell>
          <table:table-cell office:value-type="float" office:value="317" calcext:value-type="float">
            <text:p>317</text:p>
          </table:table-cell>
          <table:table-cell office:value-type="float" office:value="229710" calcext:value-type="float">
            <text:p>229710</text:p>
          </table:table-cell>
          <table:table-cell office:value-type="float" office:value="80315" calcext:value-type="float">
            <text:p>80315</text:p>
          </table:table-cell>
          <table:table-cell office:value-type="float" office:value="52" calcext:value-type="float">
            <text:p>52</text:p>
          </table:table-cell>
          <table:table-cell office:value-type="float" office:value="80367" calcext:value-type="float">
            <text:p>80367</text:p>
          </table:table-cell>
          <table:table-cell office:value-type="float" office:value="762193" calcext:value-type="float">
            <text:p>762193</text:p>
          </table:table-cell>
          <table:table-cell office:value-type="float" office:value="124" calcext:value-type="float">
            <text:p>124</text:p>
          </table:table-cell>
          <table:table-cell office:value-type="float" office:value="762317" calcext:value-type="float">
            <text:p>762317</text:p>
          </table:table-cell>
          <table:table-cell office:value-type="float" office:value="145370" calcext:value-type="float">
            <text:p>145370</text:p>
          </table:table-cell>
          <table:table-cell office:value-type="float" office:value="2" calcext:value-type="float">
            <text:p>2</text:p>
          </table:table-cell>
          <table:table-cell office:value-type="float" office:value="145372" calcext:value-type="float">
            <text:p>14537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10-01" calcext:value-type="date">
            <text:p>Oct-18</text:p>
          </table:table-cell>
          <table:table-cell office:value-type="float" office:value="11878848" calcext:value-type="float">
            <text:p>11878848</text:p>
          </table:table-cell>
          <table:table-cell office:value-type="float" office:value="4371" calcext:value-type="float">
            <text:p>4371</text:p>
          </table:table-cell>
          <table:table-cell table:number-columns-repeated="2" office:value-type="float" office:value="11883219" calcext:value-type="float">
            <text:p>11883219</text:p>
          </table:table-cell>
          <table:table-cell office:value-type="float" office:value="3878237" calcext:value-type="float">
            <text:p>3878237</text:p>
          </table:table-cell>
          <table:table-cell office:value-type="float" office:value="1318" calcext:value-type="float">
            <text:p>1318</text:p>
          </table:table-cell>
          <table:table-cell office:value-type="float" office:value="3879555" calcext:value-type="float">
            <text:p>3879555</text:p>
          </table:table-cell>
          <table:table-cell office:value-type="float" office:value="2400828" calcext:value-type="float">
            <text:p>2400828</text:p>
          </table:table-cell>
          <table:table-cell office:value-type="float" office:value="1307" calcext:value-type="float">
            <text:p>1307</text:p>
          </table:table-cell>
          <table:table-cell office:value-type="float" office:value="2402135" calcext:value-type="float">
            <text:p>2402135</text:p>
          </table:table-cell>
          <table:table-cell office:value-type="float" office:value="3107593" calcext:value-type="float">
            <text:p>3107593</text:p>
          </table:table-cell>
          <table:table-cell office:value-type="float" office:value="934" calcext:value-type="float">
            <text:p>934</text:p>
          </table:table-cell>
          <table:table-cell office:value-type="float" office:value="3108527" calcext:value-type="float">
            <text:p>3108527</text:p>
          </table:table-cell>
          <table:table-cell office:value-type="float" office:value="1170993" calcext:value-type="float">
            <text:p>1170993</text:p>
          </table:table-cell>
          <table:table-cell office:value-type="float" office:value="267" calcext:value-type="float">
            <text:p>267</text:p>
          </table:table-cell>
          <table:table-cell office:value-type="float" office:value="1171260" calcext:value-type="float">
            <text:p>1171260</text:p>
          </table:table-cell>
          <table:table-cell office:value-type="float" office:value="240414" calcext:value-type="float">
            <text:p>240414</text:p>
          </table:table-cell>
          <table:table-cell office:value-type="float" office:value="362" calcext:value-type="float">
            <text:p>362</text:p>
          </table:table-cell>
          <table:table-cell office:value-type="float" office:value="240776" calcext:value-type="float">
            <text:p>240776</text:p>
          </table:table-cell>
          <table:table-cell office:value-type="float" office:value="89244" calcext:value-type="float">
            <text:p>89244</text:p>
          </table:table-cell>
          <table:table-cell office:value-type="float" office:value="47" calcext:value-type="float">
            <text:p>47</text:p>
          </table:table-cell>
          <table:table-cell office:value-type="float" office:value="89291" calcext:value-type="float">
            <text:p>89291</text:p>
          </table:table-cell>
          <table:table-cell office:value-type="float" office:value="836883" calcext:value-type="float">
            <text:p>836883</text:p>
          </table:table-cell>
          <table:table-cell office:value-type="float" office:value="131" calcext:value-type="float">
            <text:p>131</text:p>
          </table:table-cell>
          <table:table-cell office:value-type="float" office:value="837014" calcext:value-type="float">
            <text:p>837014</text:p>
          </table:table-cell>
          <table:table-cell office:value-type="float" office:value="154656" calcext:value-type="float">
            <text:p>154656</text:p>
          </table:table-cell>
          <table:table-cell office:value-type="float" office:value="5" calcext:value-type="float">
            <text:p>5</text:p>
          </table:table-cell>
          <table:table-cell office:value-type="float" office:value="154661" calcext:value-type="float">
            <text:p>15466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11-01" calcext:value-type="date">
            <text:p>Nov-18</text:p>
          </table:table-cell>
          <table:table-cell office:value-type="float" office:value="11413016" calcext:value-type="float">
            <text:p>11413016</text:p>
          </table:table-cell>
          <table:table-cell office:value-type="float" office:value="4844" calcext:value-type="float">
            <text:p>4844</text:p>
          </table:table-cell>
          <table:table-cell table:number-columns-repeated="2" office:value-type="float" office:value="11417860" calcext:value-type="float">
            <text:p>11417860</text:p>
          </table:table-cell>
          <table:table-cell office:value-type="float" office:value="3815414" calcext:value-type="float">
            <text:p>3815414</text:p>
          </table:table-cell>
          <table:table-cell office:value-type="float" office:value="1510" calcext:value-type="float">
            <text:p>1510</text:p>
          </table:table-cell>
          <table:table-cell office:value-type="float" office:value="3816924" calcext:value-type="float">
            <text:p>3816924</text:p>
          </table:table-cell>
          <table:table-cell office:value-type="float" office:value="2345299" calcext:value-type="float">
            <text:p>2345299</text:p>
          </table:table-cell>
          <table:table-cell office:value-type="float" office:value="1535" calcext:value-type="float">
            <text:p>1535</text:p>
          </table:table-cell>
          <table:table-cell office:value-type="float" office:value="2346834" calcext:value-type="float">
            <text:p>2346834</text:p>
          </table:table-cell>
          <table:table-cell office:value-type="float" office:value="2869432" calcext:value-type="float">
            <text:p>2869432</text:p>
          </table:table-cell>
          <table:table-cell office:value-type="float" office:value="944" calcext:value-type="float">
            <text:p>944</text:p>
          </table:table-cell>
          <table:table-cell office:value-type="float" office:value="2870376" calcext:value-type="float">
            <text:p>2870376</text:p>
          </table:table-cell>
          <table:table-cell office:value-type="float" office:value="1104071" calcext:value-type="float">
            <text:p>1104071</text:p>
          </table:table-cell>
          <table:table-cell office:value-type="float" office:value="241" calcext:value-type="float">
            <text:p>241</text:p>
          </table:table-cell>
          <table:table-cell office:value-type="float" office:value="1104312" calcext:value-type="float">
            <text:p>1104312</text:p>
          </table:table-cell>
          <table:table-cell office:value-type="float" office:value="228381" calcext:value-type="float">
            <text:p>228381</text:p>
          </table:table-cell>
          <table:table-cell office:value-type="float" office:value="347" calcext:value-type="float">
            <text:p>347</text:p>
          </table:table-cell>
          <table:table-cell office:value-type="float" office:value="228728" calcext:value-type="float">
            <text:p>228728</text:p>
          </table:table-cell>
          <table:table-cell office:value-type="float" office:value="86110" calcext:value-type="float">
            <text:p>86110</text:p>
          </table:table-cell>
          <table:table-cell office:value-type="float" office:value="100" calcext:value-type="float">
            <text:p>100</text:p>
          </table:table-cell>
          <table:table-cell office:value-type="float" office:value="86210" calcext:value-type="float">
            <text:p>86210</text:p>
          </table:table-cell>
          <table:table-cell office:value-type="float" office:value="808084" calcext:value-type="float">
            <text:p>808084</text:p>
          </table:table-cell>
          <table:table-cell office:value-type="float" office:value="161" calcext:value-type="float">
            <text:p>161</text:p>
          </table:table-cell>
          <table:table-cell office:value-type="float" office:value="808245" calcext:value-type="float">
            <text:p>808245</text:p>
          </table:table-cell>
          <table:table-cell office:value-type="float" office:value="156225" calcext:value-type="float">
            <text:p>156225</text:p>
          </table:table-cell>
          <table:table-cell office:value-type="float" office:value="6" calcext:value-type="float">
            <text:p>6</text:p>
          </table:table-cell>
          <table:table-cell office:value-type="float" office:value="156231" calcext:value-type="float">
            <text:p>15623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8-12-01" calcext:value-type="date">
            <text:p>Dec-18</text:p>
          </table:table-cell>
          <table:table-cell office:value-type="float" office:value="9660164" calcext:value-type="float">
            <text:p>9660164</text:p>
          </table:table-cell>
          <table:table-cell office:value-type="float" office:value="3514" calcext:value-type="float">
            <text:p>3514</text:p>
          </table:table-cell>
          <table:table-cell table:number-columns-repeated="2" office:value-type="float" office:value="9663678" calcext:value-type="float">
            <text:p>9663678</text:p>
          </table:table-cell>
          <table:table-cell office:value-type="float" office:value="3208376" calcext:value-type="float">
            <text:p>3208376</text:p>
          </table:table-cell>
          <table:table-cell office:value-type="float" office:value="1152" calcext:value-type="float">
            <text:p>1152</text:p>
          </table:table-cell>
          <table:table-cell office:value-type="float" office:value="3209528" calcext:value-type="float">
            <text:p>3209528</text:p>
          </table:table-cell>
          <table:table-cell office:value-type="float" office:value="1942378" calcext:value-type="float">
            <text:p>1942378</text:p>
          </table:table-cell>
          <table:table-cell office:value-type="float" office:value="1113" calcext:value-type="float">
            <text:p>1113</text:p>
          </table:table-cell>
          <table:table-cell office:value-type="float" office:value="1943491" calcext:value-type="float">
            <text:p>1943491</text:p>
          </table:table-cell>
          <table:table-cell office:value-type="float" office:value="2517782" calcext:value-type="float">
            <text:p>2517782</text:p>
          </table:table-cell>
          <table:table-cell office:value-type="float" office:value="679" calcext:value-type="float">
            <text:p>679</text:p>
          </table:table-cell>
          <table:table-cell office:value-type="float" office:value="2518461" calcext:value-type="float">
            <text:p>2518461</text:p>
          </table:table-cell>
          <table:table-cell office:value-type="float" office:value="918711" calcext:value-type="float">
            <text:p>918711</text:p>
          </table:table-cell>
          <table:table-cell office:value-type="float" office:value="144" calcext:value-type="float">
            <text:p>144</text:p>
          </table:table-cell>
          <table:table-cell office:value-type="float" office:value="918855" calcext:value-type="float">
            <text:p>918855</text:p>
          </table:table-cell>
          <table:table-cell office:value-type="float" office:value="194399" calcext:value-type="float">
            <text:p>194399</text:p>
          </table:table-cell>
          <table:table-cell office:value-type="float" office:value="296" calcext:value-type="float">
            <text:p>296</text:p>
          </table:table-cell>
          <table:table-cell office:value-type="float" office:value="194695" calcext:value-type="float">
            <text:p>194695</text:p>
          </table:table-cell>
          <table:table-cell office:value-type="float" office:value="73619" calcext:value-type="float">
            <text:p>73619</text:p>
          </table:table-cell>
          <table:table-cell office:value-type="float" office:value="36" calcext:value-type="float">
            <text:p>36</text:p>
          </table:table-cell>
          <table:table-cell office:value-type="float" office:value="73655" calcext:value-type="float">
            <text:p>73655</text:p>
          </table:table-cell>
          <table:table-cell office:value-type="float" office:value="680440" calcext:value-type="float">
            <text:p>680440</text:p>
          </table:table-cell>
          <table:table-cell office:value-type="float" office:value="91" calcext:value-type="float">
            <text:p>91</text:p>
          </table:table-cell>
          <table:table-cell office:value-type="float" office:value="680531" calcext:value-type="float">
            <text:p>680531</text:p>
          </table:table-cell>
          <table:table-cell office:value-type="float" office:value="124459" calcext:value-type="float">
            <text:p>124459</text:p>
          </table:table-cell>
          <table:table-cell office:value-type="float" office:value="3" calcext:value-type="float">
            <text:p>3</text:p>
          </table:table-cell>
          <table:table-cell office:value-type="float" office:value="124462" calcext:value-type="float">
            <text:p>12446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1-01" calcext:value-type="date">
            <text:p>Jan-19</text:p>
          </table:table-cell>
          <table:table-cell office:value-type="float" office:value="10416389" calcext:value-type="float">
            <text:p>10416389</text:p>
          </table:table-cell>
          <table:table-cell office:value-type="float" office:value="3096" calcext:value-type="float">
            <text:p>3096</text:p>
          </table:table-cell>
          <table:table-cell table:number-columns-repeated="2" office:value-type="float" office:value="10419485" calcext:value-type="float">
            <text:p>10419485</text:p>
          </table:table-cell>
          <table:table-cell office:value-type="float" office:value="3470592" calcext:value-type="float">
            <text:p>3470592</text:p>
          </table:table-cell>
          <table:table-cell office:value-type="float" office:value="957" calcext:value-type="float">
            <text:p>957</text:p>
          </table:table-cell>
          <table:table-cell office:value-type="float" office:value="3471549" calcext:value-type="float">
            <text:p>3471549</text:p>
          </table:table-cell>
          <table:table-cell office:value-type="float" office:value="2168023" calcext:value-type="float">
            <text:p>2168023</text:p>
          </table:table-cell>
          <table:table-cell office:value-type="float" office:value="1036" calcext:value-type="float">
            <text:p>1036</text:p>
          </table:table-cell>
          <table:table-cell office:value-type="float" office:value="2169059" calcext:value-type="float">
            <text:p>2169059</text:p>
          </table:table-cell>
          <table:table-cell office:value-type="float" office:value="2626480" calcext:value-type="float">
            <text:p>2626480</text:p>
          </table:table-cell>
          <table:table-cell office:value-type="float" office:value="552" calcext:value-type="float">
            <text:p>552</text:p>
          </table:table-cell>
          <table:table-cell office:value-type="float" office:value="2627032" calcext:value-type="float">
            <text:p>2627032</text:p>
          </table:table-cell>
          <table:table-cell office:value-type="float" office:value="1007710" calcext:value-type="float">
            <text:p>1007710</text:p>
          </table:table-cell>
          <table:table-cell office:value-type="float" office:value="215" calcext:value-type="float">
            <text:p>215</text:p>
          </table:table-cell>
          <table:table-cell office:value-type="float" office:value="1007925" calcext:value-type="float">
            <text:p>1007925</text:p>
          </table:table-cell>
          <table:table-cell office:value-type="float" office:value="201584" calcext:value-type="float">
            <text:p>201584</text:p>
          </table:table-cell>
          <table:table-cell office:value-type="float" office:value="232" calcext:value-type="float">
            <text:p>232</text:p>
          </table:table-cell>
          <table:table-cell office:value-type="float" office:value="201816" calcext:value-type="float">
            <text:p>201816</text:p>
          </table:table-cell>
          <table:table-cell office:value-type="float" office:value="76253" calcext:value-type="float">
            <text:p>76253</text:p>
          </table:table-cell>
          <table:table-cell office:value-type="float" office:value="30" calcext:value-type="float">
            <text:p>30</text:p>
          </table:table-cell>
          <table:table-cell office:value-type="float" office:value="76283" calcext:value-type="float">
            <text:p>76283</text:p>
          </table:table-cell>
          <table:table-cell office:value-type="float" office:value="726019" calcext:value-type="float">
            <text:p>726019</text:p>
          </table:table-cell>
          <table:table-cell office:value-type="float" office:value="69" calcext:value-type="float">
            <text:p>69</text:p>
          </table:table-cell>
          <table:table-cell office:value-type="float" office:value="726088" calcext:value-type="float">
            <text:p>726088</text:p>
          </table:table-cell>
          <table:table-cell office:value-type="float" office:value="139728" calcext:value-type="float">
            <text:p>139728</text:p>
          </table:table-cell>
          <table:table-cell office:value-type="float" office:value="5" calcext:value-type="float">
            <text:p>5</text:p>
          </table:table-cell>
          <table:table-cell office:value-type="float" office:value="139733" calcext:value-type="float">
            <text:p>13973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2-01" calcext:value-type="date">
            <text:p>Feb-19</text:p>
          </table:table-cell>
          <table:table-cell office:value-type="float" office:value="10809007" calcext:value-type="float">
            <text:p>10809007</text:p>
          </table:table-cell>
          <table:table-cell office:value-type="float" office:value="4315" calcext:value-type="float">
            <text:p>4315</text:p>
          </table:table-cell>
          <table:table-cell table:number-columns-repeated="2" office:value-type="float" office:value="10813322" calcext:value-type="float">
            <text:p>10813322</text:p>
          </table:table-cell>
          <table:table-cell office:value-type="float" office:value="3643539" calcext:value-type="float">
            <text:p>3643539</text:p>
          </table:table-cell>
          <table:table-cell office:value-type="float" office:value="1312" calcext:value-type="float">
            <text:p>1312</text:p>
          </table:table-cell>
          <table:table-cell office:value-type="float" office:value="3644851" calcext:value-type="float">
            <text:p>3644851</text:p>
          </table:table-cell>
          <table:table-cell office:value-type="float" office:value="2204341" calcext:value-type="float">
            <text:p>2204341</text:p>
          </table:table-cell>
          <table:table-cell office:value-type="float" office:value="1370" calcext:value-type="float">
            <text:p>1370</text:p>
          </table:table-cell>
          <table:table-cell office:value-type="float" office:value="2205711" calcext:value-type="float">
            <text:p>2205711</text:p>
          </table:table-cell>
          <table:table-cell office:value-type="float" office:value="2759829" calcext:value-type="float">
            <text:p>2759829</text:p>
          </table:table-cell>
          <table:table-cell office:value-type="float" office:value="931" calcext:value-type="float">
            <text:p>931</text:p>
          </table:table-cell>
          <table:table-cell office:value-type="float" office:value="2760760" calcext:value-type="float">
            <text:p>2760760</text:p>
          </table:table-cell>
          <table:table-cell office:value-type="float" office:value="1023173" calcext:value-type="float">
            <text:p>1023173</text:p>
          </table:table-cell>
          <table:table-cell office:value-type="float" office:value="225" calcext:value-type="float">
            <text:p>225</text:p>
          </table:table-cell>
          <table:table-cell office:value-type="float" office:value="1023398" calcext:value-type="float">
            <text:p>1023398</text:p>
          </table:table-cell>
          <table:table-cell office:value-type="float" office:value="204023" calcext:value-type="float">
            <text:p>204023</text:p>
          </table:table-cell>
          <table:table-cell office:value-type="float" office:value="300" calcext:value-type="float">
            <text:p>300</text:p>
          </table:table-cell>
          <table:table-cell office:value-type="float" office:value="204323" calcext:value-type="float">
            <text:p>204323</text:p>
          </table:table-cell>
          <table:table-cell office:value-type="float" office:value="80004" calcext:value-type="float">
            <text:p>80004</text:p>
          </table:table-cell>
          <table:table-cell office:value-type="float" office:value="37" calcext:value-type="float">
            <text:p>37</text:p>
          </table:table-cell>
          <table:table-cell office:value-type="float" office:value="80041" calcext:value-type="float">
            <text:p>80041</text:p>
          </table:table-cell>
          <table:table-cell office:value-type="float" office:value="750311" calcext:value-type="float">
            <text:p>750311</text:p>
          </table:table-cell>
          <table:table-cell office:value-type="float" office:value="135" calcext:value-type="float">
            <text:p>135</text:p>
          </table:table-cell>
          <table:table-cell office:value-type="float" office:value="750446" calcext:value-type="float">
            <text:p>750446</text:p>
          </table:table-cell>
          <table:table-cell office:value-type="float" office:value="143787" calcext:value-type="float">
            <text:p>143787</text:p>
          </table:table-cell>
          <table:table-cell office:value-type="float" office:value="5" calcext:value-type="float">
            <text:p>5</text:p>
          </table:table-cell>
          <table:table-cell office:value-type="float" office:value="143792" calcext:value-type="float">
            <text:p>14379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3-01" calcext:value-type="date">
            <text:p>Mar-19</text:p>
          </table:table-cell>
          <table:table-cell office:value-type="float" office:value="11516130" calcext:value-type="float">
            <text:p>11516130</text:p>
          </table:table-cell>
          <table:table-cell office:value-type="float" office:value="4736" calcext:value-type="float">
            <text:p>4736</text:p>
          </table:table-cell>
          <table:table-cell table:number-columns-repeated="2" office:value-type="float" office:value="11520866" calcext:value-type="float">
            <text:p>11520866</text:p>
          </table:table-cell>
          <table:table-cell office:value-type="float" office:value="3916875" calcext:value-type="float">
            <text:p>3916875</text:p>
          </table:table-cell>
          <table:table-cell office:value-type="float" office:value="1437" calcext:value-type="float">
            <text:p>1437</text:p>
          </table:table-cell>
          <table:table-cell office:value-type="float" office:value="3918312" calcext:value-type="float">
            <text:p>3918312</text:p>
          </table:table-cell>
          <table:table-cell office:value-type="float" office:value="2370149" calcext:value-type="float">
            <text:p>2370149</text:p>
          </table:table-cell>
          <table:table-cell office:value-type="float" office:value="1469" calcext:value-type="float">
            <text:p>1469</text:p>
          </table:table-cell>
          <table:table-cell office:value-type="float" office:value="2371618" calcext:value-type="float">
            <text:p>2371618</text:p>
          </table:table-cell>
          <table:table-cell office:value-type="float" office:value="2903933" calcext:value-type="float">
            <text:p>2903933</text:p>
          </table:table-cell>
          <table:table-cell office:value-type="float" office:value="1023" calcext:value-type="float">
            <text:p>1023</text:p>
          </table:table-cell>
          <table:table-cell office:value-type="float" office:value="2904956" calcext:value-type="float">
            <text:p>2904956</text:p>
          </table:table-cell>
          <table:table-cell office:value-type="float" office:value="1079387" calcext:value-type="float">
            <text:p>1079387</text:p>
          </table:table-cell>
          <table:table-cell office:value-type="float" office:value="244" calcext:value-type="float">
            <text:p>244</text:p>
          </table:table-cell>
          <table:table-cell office:value-type="float" office:value="1079631" calcext:value-type="float">
            <text:p>1079631</text:p>
          </table:table-cell>
          <table:table-cell office:value-type="float" office:value="215715" calcext:value-type="float">
            <text:p>215715</text:p>
          </table:table-cell>
          <table:table-cell office:value-type="float" office:value="317" calcext:value-type="float">
            <text:p>317</text:p>
          </table:table-cell>
          <table:table-cell office:value-type="float" office:value="216032" calcext:value-type="float">
            <text:p>216032</text:p>
          </table:table-cell>
          <table:table-cell office:value-type="float" office:value="90687" calcext:value-type="float">
            <text:p>90687</text:p>
          </table:table-cell>
          <table:table-cell office:value-type="float" office:value="66" calcext:value-type="float">
            <text:p>66</text:p>
          </table:table-cell>
          <table:table-cell office:value-type="float" office:value="90753" calcext:value-type="float">
            <text:p>90753</text:p>
          </table:table-cell>
          <table:table-cell office:value-type="float" office:value="786084" calcext:value-type="float">
            <text:p>786084</text:p>
          </table:table-cell>
          <table:table-cell office:value-type="float" office:value="173" calcext:value-type="float">
            <text:p>173</text:p>
          </table:table-cell>
          <table:table-cell office:value-type="float" office:value="786257" calcext:value-type="float">
            <text:p>786257</text:p>
          </table:table-cell>
          <table:table-cell office:value-type="float" office:value="153300" calcext:value-type="float">
            <text:p>153300</text:p>
          </table:table-cell>
          <table:table-cell office:value-type="float" office:value="7" calcext:value-type="float">
            <text:p>7</text:p>
          </table:table-cell>
          <table:table-cell office:value-type="float" office:value="153307" calcext:value-type="float">
            <text:p>153307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4-01" calcext:value-type="date">
            <text:p>Apr-19</text:p>
          </table:table-cell>
          <table:table-cell office:value-type="float" office:value="11354228" calcext:value-type="float">
            <text:p>11354228</text:p>
          </table:table-cell>
          <table:table-cell office:value-type="float" office:value="4029" calcext:value-type="float">
            <text:p>4029</text:p>
          </table:table-cell>
          <table:table-cell table:number-columns-repeated="2" office:value-type="float" office:value="11358257" calcext:value-type="float">
            <text:p>11358257</text:p>
          </table:table-cell>
          <table:table-cell office:value-type="float" office:value="3753595" calcext:value-type="float">
            <text:p>3753595</text:p>
          </table:table-cell>
          <table:table-cell office:value-type="float" office:value="1209" calcext:value-type="float">
            <text:p>1209</text:p>
          </table:table-cell>
          <table:table-cell office:value-type="float" office:value="3754804" calcext:value-type="float">
            <text:p>3754804</text:p>
          </table:table-cell>
          <table:table-cell office:value-type="float" office:value="2353063" calcext:value-type="float">
            <text:p>2353063</text:p>
          </table:table-cell>
          <table:table-cell office:value-type="float" office:value="1278" calcext:value-type="float">
            <text:p>1278</text:p>
          </table:table-cell>
          <table:table-cell office:value-type="float" office:value="2354341" calcext:value-type="float">
            <text:p>2354341</text:p>
          </table:table-cell>
          <table:table-cell office:value-type="float" office:value="2971852" calcext:value-type="float">
            <text:p>2971852</text:p>
          </table:table-cell>
          <table:table-cell office:value-type="float" office:value="877" calcext:value-type="float">
            <text:p>877</text:p>
          </table:table-cell>
          <table:table-cell office:value-type="float" office:value="2972729" calcext:value-type="float">
            <text:p>2972729</text:p>
          </table:table-cell>
          <table:table-cell office:value-type="float" office:value="1015775" calcext:value-type="float">
            <text:p>1015775</text:p>
          </table:table-cell>
          <table:table-cell office:value-type="float" office:value="144" calcext:value-type="float">
            <text:p>144</text:p>
          </table:table-cell>
          <table:table-cell office:value-type="float" office:value="1015919" calcext:value-type="float">
            <text:p>1015919</text:p>
          </table:table-cell>
          <table:table-cell office:value-type="float" office:value="217047" calcext:value-type="float">
            <text:p>217047</text:p>
          </table:table-cell>
          <table:table-cell office:value-type="float" office:value="329" calcext:value-type="float">
            <text:p>329</text:p>
          </table:table-cell>
          <table:table-cell office:value-type="float" office:value="217376" calcext:value-type="float">
            <text:p>217376</text:p>
          </table:table-cell>
          <table:table-cell office:value-type="float" office:value="84145" calcext:value-type="float">
            <text:p>84145</text:p>
          </table:table-cell>
          <table:table-cell office:value-type="float" office:value="65" calcext:value-type="float">
            <text:p>65</text:p>
          </table:table-cell>
          <table:table-cell office:value-type="float" office:value="84210" calcext:value-type="float">
            <text:p>84210</text:p>
          </table:table-cell>
          <table:table-cell office:value-type="float" office:value="804042" calcext:value-type="float">
            <text:p>804042</text:p>
          </table:table-cell>
          <table:table-cell office:value-type="float" office:value="120" calcext:value-type="float">
            <text:p>120</text:p>
          </table:table-cell>
          <table:table-cell office:value-type="float" office:value="804162" calcext:value-type="float">
            <text:p>804162</text:p>
          </table:table-cell>
          <table:table-cell office:value-type="float" office:value="154709" calcext:value-type="float">
            <text:p>154709</text:p>
          </table:table-cell>
          <table:table-cell office:value-type="float" office:value="7" calcext:value-type="float">
            <text:p>7</text:p>
          </table:table-cell>
          <table:table-cell office:value-type="float" office:value="154716" calcext:value-type="float">
            <text:p>15471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5-01" calcext:value-type="date">
            <text:p>May-19</text:p>
          </table:table-cell>
          <table:table-cell office:value-type="float" office:value="14133207" calcext:value-type="float">
            <text:p>14133207</text:p>
          </table:table-cell>
          <table:table-cell office:value-type="float" office:value="4839" calcext:value-type="float">
            <text:p>4839</text:p>
          </table:table-cell>
          <table:table-cell table:number-columns-repeated="2" office:value-type="float" office:value="14138046" calcext:value-type="float">
            <text:p>14138046</text:p>
          </table:table-cell>
          <table:table-cell office:value-type="float" office:value="4691383" calcext:value-type="float">
            <text:p>4691383</text:p>
          </table:table-cell>
          <table:table-cell office:value-type="float" office:value="1469" calcext:value-type="float">
            <text:p>1469</text:p>
          </table:table-cell>
          <table:table-cell office:value-type="float" office:value="4692852" calcext:value-type="float">
            <text:p>4692852</text:p>
          </table:table-cell>
          <table:table-cell office:value-type="float" office:value="2742050" calcext:value-type="float">
            <text:p>2742050</text:p>
          </table:table-cell>
          <table:table-cell office:value-type="float" office:value="1522" calcext:value-type="float">
            <text:p>1522</text:p>
          </table:table-cell>
          <table:table-cell office:value-type="float" office:value="2743572" calcext:value-type="float">
            <text:p>2743572</text:p>
          </table:table-cell>
          <table:table-cell office:value-type="float" office:value="3702975" calcext:value-type="float">
            <text:p>3702975</text:p>
          </table:table-cell>
          <table:table-cell office:value-type="float" office:value="1070" calcext:value-type="float">
            <text:p>1070</text:p>
          </table:table-cell>
          <table:table-cell office:value-type="float" office:value="3704045" calcext:value-type="float">
            <text:p>3704045</text:p>
          </table:table-cell>
          <table:table-cell office:value-type="float" office:value="1370225" calcext:value-type="float">
            <text:p>1370225</text:p>
          </table:table-cell>
          <table:table-cell office:value-type="float" office:value="237" calcext:value-type="float">
            <text:p>237</text:p>
          </table:table-cell>
          <table:table-cell office:value-type="float" office:value="1370462" calcext:value-type="float">
            <text:p>1370462</text:p>
          </table:table-cell>
          <table:table-cell office:value-type="float" office:value="288360" calcext:value-type="float">
            <text:p>288360</text:p>
          </table:table-cell>
          <table:table-cell office:value-type="float" office:value="377" calcext:value-type="float">
            <text:p>377</text:p>
          </table:table-cell>
          <table:table-cell office:value-type="float" office:value="288737" calcext:value-type="float">
            <text:p>288737</text:p>
          </table:table-cell>
          <table:table-cell office:value-type="float" office:value="95314" calcext:value-type="float">
            <text:p>95314</text:p>
          </table:table-cell>
          <table:table-cell office:value-type="float" office:value="47" calcext:value-type="float">
            <text:p>47</text:p>
          </table:table-cell>
          <table:table-cell office:value-type="float" office:value="95361" calcext:value-type="float">
            <text:p>95361</text:p>
          </table:table-cell>
          <table:table-cell office:value-type="float" office:value="1051882" calcext:value-type="float">
            <text:p>1051882</text:p>
          </table:table-cell>
          <table:table-cell office:value-type="float" office:value="113" calcext:value-type="float">
            <text:p>113</text:p>
          </table:table-cell>
          <table:table-cell office:value-type="float" office:value="1051995" calcext:value-type="float">
            <text:p>1051995</text:p>
          </table:table-cell>
          <table:table-cell office:value-type="float" office:value="191018" calcext:value-type="float">
            <text:p>191018</text:p>
          </table:table-cell>
          <table:table-cell office:value-type="float" office:value="4" calcext:value-type="float">
            <text:p>4</text:p>
          </table:table-cell>
          <table:table-cell office:value-type="float" office:value="191022" calcext:value-type="float">
            <text:p>19102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6-01" calcext:value-type="date">
            <text:p>Jun-19</text:p>
          </table:table-cell>
          <table:table-cell office:value-type="float" office:value="11676148" calcext:value-type="float">
            <text:p>11676148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11680549" calcext:value-type="float">
            <text:p>11680549</text:p>
          </table:table-cell>
          <table:table-cell office:value-type="float" office:value="3817250" calcext:value-type="float">
            <text:p>3817250</text:p>
          </table:table-cell>
          <table:table-cell office:value-type="float" office:value="1314" calcext:value-type="float">
            <text:p>1314</text:p>
          </table:table-cell>
          <table:table-cell office:value-type="float" office:value="3818564" calcext:value-type="float">
            <text:p>3818564</text:p>
          </table:table-cell>
          <table:table-cell office:value-type="float" office:value="2359226" calcext:value-type="float">
            <text:p>2359226</text:p>
          </table:table-cell>
          <table:table-cell office:value-type="float" office:value="1412" calcext:value-type="float">
            <text:p>1412</text:p>
          </table:table-cell>
          <table:table-cell office:value-type="float" office:value="2360638" calcext:value-type="float">
            <text:p>2360638</text:p>
          </table:table-cell>
          <table:table-cell office:value-type="float" office:value="3009678" calcext:value-type="float">
            <text:p>3009678</text:p>
          </table:table-cell>
          <table:table-cell office:value-type="float" office:value="952" calcext:value-type="float">
            <text:p>952</text:p>
          </table:table-cell>
          <table:table-cell office:value-type="float" office:value="3010630" calcext:value-type="float">
            <text:p>3010630</text:p>
          </table:table-cell>
          <table:table-cell office:value-type="float" office:value="1221437" calcext:value-type="float">
            <text:p>1221437</text:p>
          </table:table-cell>
          <table:table-cell office:value-type="float" office:value="191" calcext:value-type="float">
            <text:p>191</text:p>
          </table:table-cell>
          <table:table-cell office:value-type="float" office:value="1221628" calcext:value-type="float">
            <text:p>1221628</text:p>
          </table:table-cell>
          <table:table-cell office:value-type="float" office:value="223329" calcext:value-type="float">
            <text:p>223329</text:p>
          </table:table-cell>
          <table:table-cell office:value-type="float" office:value="322" calcext:value-type="float">
            <text:p>322</text:p>
          </table:table-cell>
          <table:table-cell office:value-type="float" office:value="223651" calcext:value-type="float">
            <text:p>223651</text:p>
          </table:table-cell>
          <table:table-cell office:value-type="float" office:value="82886" calcext:value-type="float">
            <text:p>82886</text:p>
          </table:table-cell>
          <table:table-cell office:value-type="float" office:value="80" calcext:value-type="float">
            <text:p>80</text:p>
          </table:table-cell>
          <table:table-cell office:value-type="float" office:value="82966" calcext:value-type="float">
            <text:p>82966</text:p>
          </table:table-cell>
          <table:table-cell office:value-type="float" office:value="800207" calcext:value-type="float">
            <text:p>800207</text:p>
          </table:table-cell>
          <table:table-cell office:value-type="float" office:value="123" calcext:value-type="float">
            <text:p>123</text:p>
          </table:table-cell>
          <table:table-cell office:value-type="float" office:value="800330" calcext:value-type="float">
            <text:p>800330</text:p>
          </table:table-cell>
          <table:table-cell office:value-type="float" office:value="162135" calcext:value-type="float">
            <text:p>162135</text:p>
          </table:table-cell>
          <table:table-cell office:value-type="float" office:value="7" calcext:value-type="float">
            <text:p>7</text:p>
          </table:table-cell>
          <table:table-cell office:value-type="float" office:value="162142" calcext:value-type="float">
            <text:p>162142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7-01" calcext:value-type="date">
            <text:p>Jul-19</text:p>
          </table:table-cell>
          <table:table-cell office:value-type="float" office:value="12441909" calcext:value-type="float">
            <text:p>12441909</text:p>
          </table:table-cell>
          <table:table-cell office:value-type="float" office:value="4503" calcext:value-type="float">
            <text:p>4503</text:p>
          </table:table-cell>
          <table:table-cell table:number-columns-repeated="2" office:value-type="float" office:value="12446412" calcext:value-type="float">
            <text:p>12446412</text:p>
          </table:table-cell>
          <table:table-cell office:value-type="float" office:value="4159943" calcext:value-type="float">
            <text:p>4159943</text:p>
          </table:table-cell>
          <table:table-cell office:value-type="float" office:value="1438" calcext:value-type="float">
            <text:p>1438</text:p>
          </table:table-cell>
          <table:table-cell office:value-type="float" office:value="4161381" calcext:value-type="float">
            <text:p>4161381</text:p>
          </table:table-cell>
          <table:table-cell office:value-type="float" office:value="2511054" calcext:value-type="float">
            <text:p>2511054</text:p>
          </table:table-cell>
          <table:table-cell office:value-type="float" office:value="1416" calcext:value-type="float">
            <text:p>1416</text:p>
          </table:table-cell>
          <table:table-cell office:value-type="float" office:value="2512470" calcext:value-type="float">
            <text:p>2512470</text:p>
          </table:table-cell>
          <table:table-cell office:value-type="float" office:value="3226588" calcext:value-type="float">
            <text:p>3226588</text:p>
          </table:table-cell>
          <table:table-cell office:value-type="float" office:value="931" calcext:value-type="float">
            <text:p>931</text:p>
          </table:table-cell>
          <table:table-cell office:value-type="float" office:value="3227519" calcext:value-type="float">
            <text:p>3227519</text:p>
          </table:table-cell>
          <table:table-cell office:value-type="float" office:value="1194244" calcext:value-type="float">
            <text:p>1194244</text:p>
          </table:table-cell>
          <table:table-cell office:value-type="float" office:value="195" calcext:value-type="float">
            <text:p>195</text:p>
          </table:table-cell>
          <table:table-cell office:value-type="float" office:value="1194439" calcext:value-type="float">
            <text:p>1194439</text:p>
          </table:table-cell>
          <table:table-cell office:value-type="float" office:value="234407" calcext:value-type="float">
            <text:p>234407</text:p>
          </table:table-cell>
          <table:table-cell office:value-type="float" office:value="335" calcext:value-type="float">
            <text:p>335</text:p>
          </table:table-cell>
          <table:table-cell office:value-type="float" office:value="234742" calcext:value-type="float">
            <text:p>234742</text:p>
          </table:table-cell>
          <table:table-cell office:value-type="float" office:value="85287" calcext:value-type="float">
            <text:p>85287</text:p>
          </table:table-cell>
          <table:table-cell office:value-type="float" office:value="69" calcext:value-type="float">
            <text:p>69</text:p>
          </table:table-cell>
          <table:table-cell office:value-type="float" office:value="85356" calcext:value-type="float">
            <text:p>85356</text:p>
          </table:table-cell>
          <table:table-cell office:value-type="float" office:value="860444" calcext:value-type="float">
            <text:p>860444</text:p>
          </table:table-cell>
          <table:table-cell office:value-type="float" office:value="116" calcext:value-type="float">
            <text:p>116</text:p>
          </table:table-cell>
          <table:table-cell office:value-type="float" office:value="860560" calcext:value-type="float">
            <text:p>860560</text:p>
          </table:table-cell>
          <table:table-cell office:value-type="float" office:value="169942" calcext:value-type="float">
            <text:p>169942</text:p>
          </table:table-cell>
          <table:table-cell office:value-type="float" office:value="3" calcext:value-type="float">
            <text:p>3</text:p>
          </table:table-cell>
          <table:table-cell office:value-type="float" office:value="169945" calcext:value-type="float">
            <text:p>169945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8-01" calcext:value-type="date">
            <text:p>Aug-19</text:p>
          </table:table-cell>
          <table:table-cell office:value-type="float" office:value="12370820" calcext:value-type="float">
            <text:p>12370820</text:p>
          </table:table-cell>
          <table:table-cell office:value-type="float" office:value="5245" calcext:value-type="float">
            <text:p>5245</text:p>
          </table:table-cell>
          <table:table-cell table:number-columns-repeated="2" office:value-type="float" office:value="12376065" calcext:value-type="float">
            <text:p>12376065</text:p>
          </table:table-cell>
          <table:table-cell office:value-type="float" office:value="4079169" calcext:value-type="float">
            <text:p>4079169</text:p>
          </table:table-cell>
          <table:table-cell office:value-type="float" office:value="1671" calcext:value-type="float">
            <text:p>1671</text:p>
          </table:table-cell>
          <table:table-cell office:value-type="float" office:value="4080840" calcext:value-type="float">
            <text:p>4080840</text:p>
          </table:table-cell>
          <table:table-cell office:value-type="float" office:value="2568917" calcext:value-type="float">
            <text:p>2568917</text:p>
          </table:table-cell>
          <table:table-cell office:value-type="float" office:value="1647" calcext:value-type="float">
            <text:p>1647</text:p>
          </table:table-cell>
          <table:table-cell office:value-type="float" office:value="2570564" calcext:value-type="float">
            <text:p>2570564</text:p>
          </table:table-cell>
          <table:table-cell office:value-type="float" office:value="3198258" calcext:value-type="float">
            <text:p>3198258</text:p>
          </table:table-cell>
          <table:table-cell office:value-type="float" office:value="1049" calcext:value-type="float">
            <text:p>1049</text:p>
          </table:table-cell>
          <table:table-cell office:value-type="float" office:value="3199307" calcext:value-type="float">
            <text:p>3199307</text:p>
          </table:table-cell>
          <table:table-cell office:value-type="float" office:value="1188315" calcext:value-type="float">
            <text:p>1188315</text:p>
          </table:table-cell>
          <table:table-cell office:value-type="float" office:value="250" calcext:value-type="float">
            <text:p>250</text:p>
          </table:table-cell>
          <table:table-cell office:value-type="float" office:value="1188565" calcext:value-type="float">
            <text:p>1188565</text:p>
          </table:table-cell>
          <table:table-cell office:value-type="float" office:value="233993" calcext:value-type="float">
            <text:p>233993</text:p>
          </table:table-cell>
          <table:table-cell office:value-type="float" office:value="401" calcext:value-type="float">
            <text:p>401</text:p>
          </table:table-cell>
          <table:table-cell office:value-type="float" office:value="234394" calcext:value-type="float">
            <text:p>234394</text:p>
          </table:table-cell>
          <table:table-cell office:value-type="float" office:value="85217" calcext:value-type="float">
            <text:p>85217</text:p>
          </table:table-cell>
          <table:table-cell office:value-type="float" office:value="55" calcext:value-type="float">
            <text:p>55</text:p>
          </table:table-cell>
          <table:table-cell office:value-type="float" office:value="85272" calcext:value-type="float">
            <text:p>85272</text:p>
          </table:table-cell>
          <table:table-cell office:value-type="float" office:value="849582" calcext:value-type="float">
            <text:p>849582</text:p>
          </table:table-cell>
          <table:table-cell office:value-type="float" office:value="163" calcext:value-type="float">
            <text:p>163</text:p>
          </table:table-cell>
          <table:table-cell office:value-type="float" office:value="849745" calcext:value-type="float">
            <text:p>849745</text:p>
          </table:table-cell>
          <table:table-cell office:value-type="float" office:value="167369" calcext:value-type="float">
            <text:p>167369</text:p>
          </table:table-cell>
          <table:table-cell office:value-type="float" office:value="9" calcext:value-type="float">
            <text:p>9</text:p>
          </table:table-cell>
          <table:table-cell office:value-type="float" office:value="167378" calcext:value-type="float">
            <text:p>16737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09-01" calcext:value-type="date">
            <text:p>Sep-19</text:p>
          </table:table-cell>
          <table:table-cell office:value-type="float" office:value="11409802" calcext:value-type="float">
            <text:p>11409802</text:p>
          </table:table-cell>
          <table:table-cell office:value-type="float" office:value="4689" calcext:value-type="float">
            <text:p>4689</text:p>
          </table:table-cell>
          <table:table-cell table:number-columns-repeated="2" office:value-type="float" office:value="11414491" calcext:value-type="float">
            <text:p>11414491</text:p>
          </table:table-cell>
          <table:table-cell office:value-type="float" office:value="3810898" calcext:value-type="float">
            <text:p>3810898</text:p>
          </table:table-cell>
          <table:table-cell office:value-type="float" office:value="1521" calcext:value-type="float">
            <text:p>1521</text:p>
          </table:table-cell>
          <table:table-cell office:value-type="float" office:value="3812419" calcext:value-type="float">
            <text:p>3812419</text:p>
          </table:table-cell>
          <table:table-cell office:value-type="float" office:value="2348010" calcext:value-type="float">
            <text:p>2348010</text:p>
          </table:table-cell>
          <table:table-cell office:value-type="float" office:value="1417" calcext:value-type="float">
            <text:p>1417</text:p>
          </table:table-cell>
          <table:table-cell office:value-type="float" office:value="2349427" calcext:value-type="float">
            <text:p>2349427</text:p>
          </table:table-cell>
          <table:table-cell office:value-type="float" office:value="2906143" calcext:value-type="float">
            <text:p>2906143</text:p>
          </table:table-cell>
          <table:table-cell office:value-type="float" office:value="1043" calcext:value-type="float">
            <text:p>1043</text:p>
          </table:table-cell>
          <table:table-cell office:value-type="float" office:value="2907186" calcext:value-type="float">
            <text:p>2907186</text:p>
          </table:table-cell>
          <table:table-cell office:value-type="float" office:value="1065725" calcext:value-type="float">
            <text:p>1065725</text:p>
          </table:table-cell>
          <table:table-cell office:value-type="float" office:value="184" calcext:value-type="float">
            <text:p>184</text:p>
          </table:table-cell>
          <table:table-cell office:value-type="float" office:value="1065909" calcext:value-type="float">
            <text:p>1065909</text:p>
          </table:table-cell>
          <table:table-cell office:value-type="float" office:value="221511" calcext:value-type="float">
            <text:p>221511</text:p>
          </table:table-cell>
          <table:table-cell office:value-type="float" office:value="343" calcext:value-type="float">
            <text:p>343</text:p>
          </table:table-cell>
          <table:table-cell office:value-type="float" office:value="221854" calcext:value-type="float">
            <text:p>221854</text:p>
          </table:table-cell>
          <table:table-cell office:value-type="float" office:value="84638" calcext:value-type="float">
            <text:p>84638</text:p>
          </table:table-cell>
          <table:table-cell office:value-type="float" office:value="63" calcext:value-type="float">
            <text:p>63</text:p>
          </table:table-cell>
          <table:table-cell office:value-type="float" office:value="84701" calcext:value-type="float">
            <text:p>84701</text:p>
          </table:table-cell>
          <table:table-cell office:value-type="float" office:value="813051" calcext:value-type="float">
            <text:p>813051</text:p>
          </table:table-cell>
          <table:table-cell office:value-type="float" office:value="113" calcext:value-type="float">
            <text:p>113</text:p>
          </table:table-cell>
          <table:table-cell office:value-type="float" office:value="813164" calcext:value-type="float">
            <text:p>813164</text:p>
          </table:table-cell>
          <table:table-cell office:value-type="float" office:value="159826" calcext:value-type="float">
            <text:p>159826</text:p>
          </table:table-cell>
          <table:table-cell office:value-type="float" office:value="5" calcext:value-type="float">
            <text:p>5</text:p>
          </table:table-cell>
          <table:table-cell office:value-type="float" office:value="159831" calcext:value-type="float">
            <text:p>15983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10-01" calcext:value-type="date">
            <text:p>Oct-19</text:p>
          </table:table-cell>
          <table:table-cell office:value-type="float" office:value="11957292" calcext:value-type="float">
            <text:p>11957292</text:p>
          </table:table-cell>
          <table:table-cell office:value-type="float" office:value="5084" calcext:value-type="float">
            <text:p>5084</text:p>
          </table:table-cell>
          <table:table-cell table:number-columns-repeated="2" office:value-type="float" office:value="11962376" calcext:value-type="float">
            <text:p>11962376</text:p>
          </table:table-cell>
          <table:table-cell office:value-type="float" office:value="3880640" calcext:value-type="float">
            <text:p>3880640</text:p>
          </table:table-cell>
          <table:table-cell office:value-type="float" office:value="1542" calcext:value-type="float">
            <text:p>1542</text:p>
          </table:table-cell>
          <table:table-cell office:value-type="float" office:value="3882182" calcext:value-type="float">
            <text:p>3882182</text:p>
          </table:table-cell>
          <table:table-cell office:value-type="float" office:value="2421743" calcext:value-type="float">
            <text:p>2421743</text:p>
          </table:table-cell>
          <table:table-cell office:value-type="float" office:value="1566" calcext:value-type="float">
            <text:p>1566</text:p>
          </table:table-cell>
          <table:table-cell office:value-type="float" office:value="2423309" calcext:value-type="float">
            <text:p>2423309</text:p>
          </table:table-cell>
          <table:table-cell office:value-type="float" office:value="3175090" calcext:value-type="float">
            <text:p>3175090</text:p>
          </table:table-cell>
          <table:table-cell office:value-type="float" office:value="1181" calcext:value-type="float">
            <text:p>1181</text:p>
          </table:table-cell>
          <table:table-cell office:value-type="float" office:value="3176271" calcext:value-type="float">
            <text:p>3176271</text:p>
          </table:table-cell>
          <table:table-cell office:value-type="float" office:value="1178857" calcext:value-type="float">
            <text:p>1178857</text:p>
          </table:table-cell>
          <table:table-cell office:value-type="float" office:value="230" calcext:value-type="float">
            <text:p>230</text:p>
          </table:table-cell>
          <table:table-cell office:value-type="float" office:value="1179087" calcext:value-type="float">
            <text:p>1179087</text:p>
          </table:table-cell>
          <table:table-cell office:value-type="float" office:value="224552" calcext:value-type="float">
            <text:p>224552</text:p>
          </table:table-cell>
          <table:table-cell office:value-type="float" office:value="346" calcext:value-type="float">
            <text:p>346</text:p>
          </table:table-cell>
          <table:table-cell office:value-type="float" office:value="224898" calcext:value-type="float">
            <text:p>224898</text:p>
          </table:table-cell>
          <table:table-cell office:value-type="float" office:value="87745" calcext:value-type="float">
            <text:p>87745</text:p>
          </table:table-cell>
          <table:table-cell office:value-type="float" office:value="94" calcext:value-type="float">
            <text:p>94</text:p>
          </table:table-cell>
          <table:table-cell office:value-type="float" office:value="87839" calcext:value-type="float">
            <text:p>87839</text:p>
          </table:table-cell>
          <table:table-cell office:value-type="float" office:value="825569" calcext:value-type="float">
            <text:p>825569</text:p>
          </table:table-cell>
          <table:table-cell office:value-type="float" office:value="123" calcext:value-type="float">
            <text:p>123</text:p>
          </table:table-cell>
          <table:table-cell office:value-type="float" office:value="825692" calcext:value-type="float">
            <text:p>825692</text:p>
          </table:table-cell>
          <table:table-cell office:value-type="float" office:value="163096" calcext:value-type="float">
            <text:p>163096</text:p>
          </table:table-cell>
          <table:table-cell office:value-type="float" office:value="2" calcext:value-type="float">
            <text:p>2</text:p>
          </table:table-cell>
          <table:table-cell office:value-type="float" office:value="163098" calcext:value-type="float">
            <text:p>16309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11-01" calcext:value-type="date">
            <text:p>Nov-19</text:p>
          </table:table-cell>
          <table:table-cell office:value-type="float" office:value="11330652" calcext:value-type="float">
            <text:p>11330652</text:p>
          </table:table-cell>
          <table:table-cell office:value-type="float" office:value="5250" calcext:value-type="float">
            <text:p>5250</text:p>
          </table:table-cell>
          <table:table-cell table:number-columns-repeated="2" office:value-type="float" office:value="11335902" calcext:value-type="float">
            <text:p>11335902</text:p>
          </table:table-cell>
          <table:table-cell office:value-type="float" office:value="3746065" calcext:value-type="float">
            <text:p>3746065</text:p>
          </table:table-cell>
          <table:table-cell office:value-type="float" office:value="1641" calcext:value-type="float">
            <text:p>1641</text:p>
          </table:table-cell>
          <table:table-cell office:value-type="float" office:value="3747706" calcext:value-type="float">
            <text:p>3747706</text:p>
          </table:table-cell>
          <table:table-cell office:value-type="float" office:value="2330825" calcext:value-type="float">
            <text:p>2330825</text:p>
          </table:table-cell>
          <table:table-cell office:value-type="float" office:value="1570" calcext:value-type="float">
            <text:p>1570</text:p>
          </table:table-cell>
          <table:table-cell office:value-type="float" office:value="2332395" calcext:value-type="float">
            <text:p>2332395</text:p>
          </table:table-cell>
          <table:table-cell office:value-type="float" office:value="2900634" calcext:value-type="float">
            <text:p>2900634</text:p>
          </table:table-cell>
          <table:table-cell office:value-type="float" office:value="1247" calcext:value-type="float">
            <text:p>1247</text:p>
          </table:table-cell>
          <table:table-cell office:value-type="float" office:value="2901881" calcext:value-type="float">
            <text:p>2901881</text:p>
          </table:table-cell>
          <table:table-cell office:value-type="float" office:value="1108201" calcext:value-type="float">
            <text:p>1108201</text:p>
          </table:table-cell>
          <table:table-cell office:value-type="float" office:value="212" calcext:value-type="float">
            <text:p>212</text:p>
          </table:table-cell>
          <table:table-cell office:value-type="float" office:value="1108413" calcext:value-type="float">
            <text:p>1108413</text:p>
          </table:table-cell>
          <table:table-cell office:value-type="float" office:value="215939" calcext:value-type="float">
            <text:p>215939</text:p>
          </table:table-cell>
          <table:table-cell office:value-type="float" office:value="353" calcext:value-type="float">
            <text:p>353</text:p>
          </table:table-cell>
          <table:table-cell office:value-type="float" office:value="216292" calcext:value-type="float">
            <text:p>216292</text:p>
          </table:table-cell>
          <table:table-cell office:value-type="float" office:value="83666" calcext:value-type="float">
            <text:p>83666</text:p>
          </table:table-cell>
          <table:table-cell office:value-type="float" office:value="68" calcext:value-type="float">
            <text:p>68</text:p>
          </table:table-cell>
          <table:table-cell office:value-type="float" office:value="83734" calcext:value-type="float">
            <text:p>83734</text:p>
          </table:table-cell>
          <table:table-cell office:value-type="float" office:value="785790" calcext:value-type="float">
            <text:p>785790</text:p>
          </table:table-cell>
          <table:table-cell office:value-type="float" office:value="158" calcext:value-type="float">
            <text:p>158</text:p>
          </table:table-cell>
          <table:table-cell office:value-type="float" office:value="785948" calcext:value-type="float">
            <text:p>785948</text:p>
          </table:table-cell>
          <table:table-cell office:value-type="float" office:value="159532" calcext:value-type="float">
            <text:p>159532</text:p>
          </table:table-cell>
          <table:table-cell office:value-type="float" office:value="1" calcext:value-type="float">
            <text:p>1</text:p>
          </table:table-cell>
          <table:table-cell office:value-type="float" office:value="159533" calcext:value-type="float">
            <text:p>159533</text:p>
          </table:table-cell>
          <table:table-cell table:number-columns-repeated="995"/>
        </table:table-row>
        <table:table-row table:style-name="ro1">
          <table:table-cell table:style-name="ce1" office:value-type="date" office:date-value="2019-12-01" calcext:value-type="date">
            <text:p>Dec-19</text:p>
          </table:table-cell>
          <table:table-cell office:value-type="float" office:value="10026938" calcext:value-type="float">
            <text:p>10026938</text:p>
          </table:table-cell>
          <table:table-cell office:value-type="float" office:value="4002" calcext:value-type="float">
            <text:p>4002</text:p>
          </table:table-cell>
          <table:table-cell table:number-columns-repeated="2" office:value-type="float" office:value="10030940" calcext:value-type="float">
            <text:p>10030940</text:p>
          </table:table-cell>
          <table:table-cell office:value-type="float" office:value="3306842" calcext:value-type="float">
            <text:p>3306842</text:p>
          </table:table-cell>
          <table:table-cell office:value-type="float" office:value="1214" calcext:value-type="float">
            <text:p>1214</text:p>
          </table:table-cell>
          <table:table-cell office:value-type="float" office:value="3308056" calcext:value-type="float">
            <text:p>3308056</text:p>
          </table:table-cell>
          <table:table-cell office:value-type="float" office:value="2019172" calcext:value-type="float">
            <text:p>2019172</text:p>
          </table:table-cell>
          <table:table-cell office:value-type="float" office:value="1220" calcext:value-type="float">
            <text:p>1220</text:p>
          </table:table-cell>
          <table:table-cell office:value-type="float" office:value="2020392" calcext:value-type="float">
            <text:p>2020392</text:p>
          </table:table-cell>
          <table:table-cell office:value-type="float" office:value="2643635" calcext:value-type="float">
            <text:p>2643635</text:p>
          </table:table-cell>
          <table:table-cell office:value-type="float" office:value="928" calcext:value-type="float">
            <text:p>928</text:p>
          </table:table-cell>
          <table:table-cell office:value-type="float" office:value="2644563" calcext:value-type="float">
            <text:p>2644563</text:p>
          </table:table-cell>
          <table:table-cell office:value-type="float" office:value="960331" calcext:value-type="float">
            <text:p>960331</text:p>
          </table:table-cell>
          <table:table-cell office:value-type="float" office:value="204" calcext:value-type="float">
            <text:p>204</text:p>
          </table:table-cell>
          <table:table-cell office:value-type="float" office:value="960535" calcext:value-type="float">
            <text:p>960535</text:p>
          </table:table-cell>
          <table:table-cell office:value-type="float" office:value="194300" calcext:value-type="float">
            <text:p>194300</text:p>
          </table:table-cell>
          <table:table-cell office:value-type="float" office:value="250" calcext:value-type="float">
            <text:p>250</text:p>
          </table:table-cell>
          <table:table-cell office:value-type="float" office:value="194550" calcext:value-type="float">
            <text:p>194550</text:p>
          </table:table-cell>
          <table:table-cell office:value-type="float" office:value="73694" calcext:value-type="float">
            <text:p>73694</text:p>
          </table:table-cell>
          <table:table-cell office:value-type="float" office:value="61" calcext:value-type="float">
            <text:p>61</text:p>
          </table:table-cell>
          <table:table-cell office:value-type="float" office:value="73755" calcext:value-type="float">
            <text:p>73755</text:p>
          </table:table-cell>
          <table:table-cell office:value-type="float" office:value="693255" calcext:value-type="float">
            <text:p>693255</text:p>
          </table:table-cell>
          <table:table-cell office:value-type="float" office:value="120" calcext:value-type="float">
            <text:p>120</text:p>
          </table:table-cell>
          <table:table-cell office:value-type="float" office:value="693375" calcext:value-type="float">
            <text:p>693375</text:p>
          </table:table-cell>
          <table:table-cell office:value-type="float" office:value="135709" calcext:value-type="float">
            <text:p>135709</text:p>
          </table:table-cell>
          <table:table-cell office:value-type="float" office:value="5" calcext:value-type="float">
            <text:p>5</text:p>
          </table:table-cell>
          <table:table-cell office:value-type="float" office:value="135714" calcext:value-type="float">
            <text:p>135714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1-01" calcext:value-type="date">
            <text:p>Jan-20</text:p>
          </table:table-cell>
          <table:table-cell office:value-type="float" office:value="10521785" calcext:value-type="float">
            <text:p>10521785</text:p>
          </table:table-cell>
          <table:table-cell office:value-type="float" office:value="3626" calcext:value-type="float">
            <text:p>3626</text:p>
          </table:table-cell>
          <table:table-cell table:number-columns-repeated="2" office:value-type="float" office:value="10525411" calcext:value-type="float">
            <text:p>10525411</text:p>
          </table:table-cell>
          <table:table-cell office:value-type="float" office:value="3450717" calcext:value-type="float">
            <text:p>3450717</text:p>
          </table:table-cell>
          <table:table-cell office:value-type="float" office:value="1027" calcext:value-type="float">
            <text:p>1027</text:p>
          </table:table-cell>
          <table:table-cell office:value-type="float" office:value="3451744" calcext:value-type="float">
            <text:p>3451744</text:p>
          </table:table-cell>
          <table:table-cell office:value-type="float" office:value="2194552" calcext:value-type="float">
            <text:p>2194552</text:p>
          </table:table-cell>
          <table:table-cell office:value-type="float" office:value="1197" calcext:value-type="float">
            <text:p>1197</text:p>
          </table:table-cell>
          <table:table-cell office:value-type="float" office:value="2195749" calcext:value-type="float">
            <text:p>2195749</text:p>
          </table:table-cell>
          <table:table-cell office:value-type="float" office:value="2707911" calcext:value-type="float">
            <text:p>2707911</text:p>
          </table:table-cell>
          <table:table-cell office:value-type="float" office:value="816" calcext:value-type="float">
            <text:p>816</text:p>
          </table:table-cell>
          <table:table-cell office:value-type="float" office:value="2708727" calcext:value-type="float">
            <text:p>2708727</text:p>
          </table:table-cell>
          <table:table-cell office:value-type="float" office:value="1025708" calcext:value-type="float">
            <text:p>1025708</text:p>
          </table:table-cell>
          <table:table-cell office:value-type="float" office:value="177" calcext:value-type="float">
            <text:p>177</text:p>
          </table:table-cell>
          <table:table-cell office:value-type="float" office:value="1025885" calcext:value-type="float">
            <text:p>1025885</text:p>
          </table:table-cell>
          <table:table-cell office:value-type="float" office:value="197975" calcext:value-type="float">
            <text:p>197975</text:p>
          </table:table-cell>
          <table:table-cell office:value-type="float" office:value="263" calcext:value-type="float">
            <text:p>263</text:p>
          </table:table-cell>
          <table:table-cell office:value-type="float" office:value="198238" calcext:value-type="float">
            <text:p>198238</text:p>
          </table:table-cell>
          <table:table-cell office:value-type="float" office:value="73641" calcext:value-type="float">
            <text:p>73641</text:p>
          </table:table-cell>
          <table:table-cell office:value-type="float" office:value="75" calcext:value-type="float">
            <text:p>75</text:p>
          </table:table-cell>
          <table:table-cell office:value-type="float" office:value="73716" calcext:value-type="float">
            <text:p>73716</text:p>
          </table:table-cell>
          <table:table-cell office:value-type="float" office:value="726836" calcext:value-type="float">
            <text:p>726836</text:p>
          </table:table-cell>
          <table:table-cell office:value-type="float" office:value="68" calcext:value-type="float">
            <text:p>68</text:p>
          </table:table-cell>
          <table:table-cell office:value-type="float" office:value="726904" calcext:value-type="float">
            <text:p>726904</text:p>
          </table:table-cell>
          <table:table-cell office:value-type="float" office:value="144445" calcext:value-type="float">
            <text:p>144445</text:p>
          </table:table-cell>
          <table:table-cell office:value-type="float" office:value="3" calcext:value-type="float">
            <text:p>3</text:p>
          </table:table-cell>
          <table:table-cell office:value-type="float" office:value="144448" calcext:value-type="float">
            <text:p>14444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2-01" calcext:value-type="date">
            <text:p>Feb-20</text:p>
          </table:table-cell>
          <table:table-cell office:value-type="float" office:value="11058164" calcext:value-type="float">
            <text:p>11058164</text:p>
          </table:table-cell>
          <table:table-cell office:value-type="float" office:value="5092" calcext:value-type="float">
            <text:p>5092</text:p>
          </table:table-cell>
          <table:table-cell table:number-columns-repeated="2" office:value-type="float" office:value="11063256" calcext:value-type="float">
            <text:p>11063256</text:p>
          </table:table-cell>
          <table:table-cell office:value-type="float" office:value="3646621" calcext:value-type="float">
            <text:p>3646621</text:p>
          </table:table-cell>
          <table:table-cell office:value-type="float" office:value="1550" calcext:value-type="float">
            <text:p>1550</text:p>
          </table:table-cell>
          <table:table-cell office:value-type="float" office:value="3648171" calcext:value-type="float">
            <text:p>3648171</text:p>
          </table:table-cell>
          <table:table-cell office:value-type="float" office:value="2297634" calcext:value-type="float">
            <text:p>2297634</text:p>
          </table:table-cell>
          <table:table-cell office:value-type="float" office:value="1605" calcext:value-type="float">
            <text:p>1605</text:p>
          </table:table-cell>
          <table:table-cell office:value-type="float" office:value="2299239" calcext:value-type="float">
            <text:p>2299239</text:p>
          </table:table-cell>
          <table:table-cell office:value-type="float" office:value="2856249" calcext:value-type="float">
            <text:p>2856249</text:p>
          </table:table-cell>
          <table:table-cell office:value-type="float" office:value="1199" calcext:value-type="float">
            <text:p>1199</text:p>
          </table:table-cell>
          <table:table-cell office:value-type="float" office:value="2857448" calcext:value-type="float">
            <text:p>2857448</text:p>
          </table:table-cell>
          <table:table-cell office:value-type="float" office:value="1065910" calcext:value-type="float">
            <text:p>1065910</text:p>
          </table:table-cell>
          <table:table-cell office:value-type="float" office:value="181" calcext:value-type="float">
            <text:p>181</text:p>
          </table:table-cell>
          <table:table-cell office:value-type="float" office:value="1066091" calcext:value-type="float">
            <text:p>1066091</text:p>
          </table:table-cell>
          <table:table-cell office:value-type="float" office:value="202691" calcext:value-type="float">
            <text:p>202691</text:p>
          </table:table-cell>
          <table:table-cell office:value-type="float" office:value="373" calcext:value-type="float">
            <text:p>373</text:p>
          </table:table-cell>
          <table:table-cell office:value-type="float" office:value="203064" calcext:value-type="float">
            <text:p>203064</text:p>
          </table:table-cell>
          <table:table-cell office:value-type="float" office:value="79016" calcext:value-type="float">
            <text:p>79016</text:p>
          </table:table-cell>
          <table:table-cell office:value-type="float" office:value="68" calcext:value-type="float">
            <text:p>68</text:p>
          </table:table-cell>
          <table:table-cell office:value-type="float" office:value="79084" calcext:value-type="float">
            <text:p>79084</text:p>
          </table:table-cell>
          <table:table-cell office:value-type="float" office:value="759247" calcext:value-type="float">
            <text:p>759247</text:p>
          </table:table-cell>
          <table:table-cell office:value-type="float" office:value="111" calcext:value-type="float">
            <text:p>111</text:p>
          </table:table-cell>
          <table:table-cell office:value-type="float" office:value="759358" calcext:value-type="float">
            <text:p>759358</text:p>
          </table:table-cell>
          <table:table-cell office:value-type="float" office:value="150796" calcext:value-type="float">
            <text:p>150796</text:p>
          </table:table-cell>
          <table:table-cell office:value-type="float" office:value="5" calcext:value-type="float">
            <text:p>5</text:p>
          </table:table-cell>
          <table:table-cell office:value-type="float" office:value="150801" calcext:value-type="float">
            <text:p>150801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3-01" calcext:value-type="date">
            <text:p>Mar-20</text:p>
          </table:table-cell>
          <table:table-cell office:value-type="float" office:value="11467846" calcext:value-type="float">
            <text:p>11467846</text:p>
          </table:table-cell>
          <table:table-cell office:value-type="float" office:value="1034427" calcext:value-type="float">
            <text:p>1034427</text:p>
          </table:table-cell>
          <table:table-cell table:number-columns-repeated="2" office:value-type="float" office:value="12502273" calcext:value-type="float">
            <text:p>12502273</text:p>
          </table:table-cell>
          <table:table-cell office:value-type="float" office:value="3825278" calcext:value-type="float">
            <text:p>3825278</text:p>
          </table:table-cell>
          <table:table-cell office:value-type="float" office:value="331569" calcext:value-type="float">
            <text:p>331569</text:p>
          </table:table-cell>
          <table:table-cell office:value-type="float" office:value="4156847" calcext:value-type="float">
            <text:p>4156847</text:p>
          </table:table-cell>
          <table:table-cell office:value-type="float" office:value="2403992" calcext:value-type="float">
            <text:p>2403992</text:p>
          </table:table-cell>
          <table:table-cell office:value-type="float" office:value="210462" calcext:value-type="float">
            <text:p>210462</text:p>
          </table:table-cell>
          <table:table-cell office:value-type="float" office:value="2614454" calcext:value-type="float">
            <text:p>2614454</text:p>
          </table:table-cell>
          <table:table-cell office:value-type="float" office:value="2972510" calcext:value-type="float">
            <text:p>2972510</text:p>
          </table:table-cell>
          <table:table-cell office:value-type="float" office:value="272428" calcext:value-type="float">
            <text:p>272428</text:p>
          </table:table-cell>
          <table:table-cell office:value-type="float" office:value="3244938" calcext:value-type="float">
            <text:p>3244938</text:p>
          </table:table-cell>
          <table:table-cell office:value-type="float" office:value="1063649" calcext:value-type="float">
            <text:p>1063649</text:p>
          </table:table-cell>
          <table:table-cell office:value-type="float" office:value="98922" calcext:value-type="float">
            <text:p>98922</text:p>
          </table:table-cell>
          <table:table-cell office:value-type="float" office:value="1162571" calcext:value-type="float">
            <text:p>1162571</text:p>
          </table:table-cell>
          <table:table-cell office:value-type="float" office:value="198022" calcext:value-type="float">
            <text:p>198022</text:p>
          </table:table-cell>
          <table:table-cell office:value-type="float" office:value="27787" calcext:value-type="float">
            <text:p>27787</text:p>
          </table:table-cell>
          <table:table-cell office:value-type="float" office:value="225809" calcext:value-type="float">
            <text:p>225809</text:p>
          </table:table-cell>
          <table:table-cell office:value-type="float" office:value="88227" calcext:value-type="float">
            <text:p>88227</text:p>
          </table:table-cell>
          <table:table-cell office:value-type="float" office:value="2970" calcext:value-type="float">
            <text:p>2970</text:p>
          </table:table-cell>
          <table:table-cell office:value-type="float" office:value="91197" calcext:value-type="float">
            <text:p>91197</text:p>
          </table:table-cell>
          <table:table-cell office:value-type="float" office:value="757362" calcext:value-type="float">
            <text:p>757362</text:p>
          </table:table-cell>
          <table:table-cell office:value-type="float" office:value="78285" calcext:value-type="float">
            <text:p>78285</text:p>
          </table:table-cell>
          <table:table-cell office:value-type="float" office:value="835647" calcext:value-type="float">
            <text:p>835647</text:p>
          </table:table-cell>
          <table:table-cell office:value-type="float" office:value="158806" calcext:value-type="float">
            <text:p>158806</text:p>
          </table:table-cell>
          <table:table-cell office:value-type="float" office:value="12004" calcext:value-type="float">
            <text:p>12004</text:p>
          </table:table-cell>
          <table:table-cell office:value-type="float" office:value="170810" calcext:value-type="float">
            <text:p>17081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4-01" calcext:value-type="date">
            <text:p>Apr-20</text:p>
          </table:table-cell>
          <table:table-cell office:value-type="float" office:value="9082430" calcext:value-type="float">
            <text:p>9082430</text:p>
          </table:table-cell>
          <table:table-cell office:value-type="float" office:value="4338693" calcext:value-type="float">
            <text:p>4338693</text:p>
          </table:table-cell>
          <table:table-cell table:number-columns-repeated="2" office:value-type="float" office:value="13421123" calcext:value-type="float">
            <text:p>13421123</text:p>
          </table:table-cell>
          <table:table-cell office:value-type="float" office:value="3049775" calcext:value-type="float">
            <text:p>3049775</text:p>
          </table:table-cell>
          <table:table-cell office:value-type="float" office:value="1365087" calcext:value-type="float">
            <text:p>1365087</text:p>
          </table:table-cell>
          <table:table-cell office:value-type="float" office:value="4414862" calcext:value-type="float">
            <text:p>4414862</text:p>
          </table:table-cell>
          <table:table-cell office:value-type="float" office:value="1902851" calcext:value-type="float">
            <text:p>1902851</text:p>
          </table:table-cell>
          <table:table-cell office:value-type="float" office:value="849000" calcext:value-type="float">
            <text:p>849000</text:p>
          </table:table-cell>
          <table:table-cell office:value-type="float" office:value="2751851" calcext:value-type="float">
            <text:p>2751851</text:p>
          </table:table-cell>
          <table:table-cell office:value-type="float" office:value="2227814" calcext:value-type="float">
            <text:p>2227814</text:p>
          </table:table-cell>
          <table:table-cell office:value-type="float" office:value="1189129" calcext:value-type="float">
            <text:p>1189129</text:p>
          </table:table-cell>
          <table:table-cell office:value-type="float" office:value="3416943" calcext:value-type="float">
            <text:p>3416943</text:p>
          </table:table-cell>
          <table:table-cell office:value-type="float" office:value="873725" calcext:value-type="float">
            <text:p>873725</text:p>
          </table:table-cell>
          <table:table-cell office:value-type="float" office:value="408940" calcext:value-type="float">
            <text:p>408940</text:p>
          </table:table-cell>
          <table:table-cell office:value-type="float" office:value="1282665" calcext:value-type="float">
            <text:p>1282665</text:p>
          </table:table-cell>
          <table:table-cell office:value-type="float" office:value="156270" calcext:value-type="float">
            <text:p>156270</text:p>
          </table:table-cell>
          <table:table-cell office:value-type="float" office:value="120363" calcext:value-type="float">
            <text:p>120363</text:p>
          </table:table-cell>
          <table:table-cell office:value-type="float" office:value="276633" calcext:value-type="float">
            <text:p>276633</text:p>
          </table:table-cell>
          <table:table-cell office:value-type="float" office:value="63605" calcext:value-type="float">
            <text:p>63605</text:p>
          </table:table-cell>
          <table:table-cell office:value-type="float" office:value="18615" calcext:value-type="float">
            <text:p>18615</text:p>
          </table:table-cell>
          <table:table-cell office:value-type="float" office:value="82220" calcext:value-type="float">
            <text:p>82220</text:p>
          </table:table-cell>
          <table:table-cell office:value-type="float" office:value="673106" calcext:value-type="float">
            <text:p>673106</text:p>
          </table:table-cell>
          <table:table-cell office:value-type="float" office:value="330054" calcext:value-type="float">
            <text:p>330054</text:p>
          </table:table-cell>
          <table:table-cell office:value-type="float" office:value="1003160" calcext:value-type="float">
            <text:p>1003160</text:p>
          </table:table-cell>
          <table:table-cell office:value-type="float" office:value="135284" calcext:value-type="float">
            <text:p>135284</text:p>
          </table:table-cell>
          <table:table-cell office:value-type="float" office:value="57505" calcext:value-type="float">
            <text:p>57505</text:p>
          </table:table-cell>
          <table:table-cell office:value-type="float" office:value="192789" calcext:value-type="float">
            <text:p>192789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5-01" calcext:value-type="date">
            <text:p>May-20</text:p>
          </table:table-cell>
          <table:table-cell office:value-type="float" office:value="8603813" calcext:value-type="float">
            <text:p>8603813</text:p>
          </table:table-cell>
          <table:table-cell office:value-type="float" office:value="3997139" calcext:value-type="float">
            <text:p>3997139</text:p>
          </table:table-cell>
          <table:table-cell table:number-columns-repeated="2" office:value-type="float" office:value="12600952" calcext:value-type="float">
            <text:p>12600952</text:p>
          </table:table-cell>
          <table:table-cell office:value-type="float" office:value="2861446" calcext:value-type="float">
            <text:p>2861446</text:p>
          </table:table-cell>
          <table:table-cell office:value-type="float" office:value="1249387" calcext:value-type="float">
            <text:p>1249387</text:p>
          </table:table-cell>
          <table:table-cell office:value-type="float" office:value="4110833" calcext:value-type="float">
            <text:p>4110833</text:p>
          </table:table-cell>
          <table:table-cell office:value-type="float" office:value="1813459" calcext:value-type="float">
            <text:p>1813459</text:p>
          </table:table-cell>
          <table:table-cell office:value-type="float" office:value="729108" calcext:value-type="float">
            <text:p>729108</text:p>
          </table:table-cell>
          <table:table-cell office:value-type="float" office:value="2542567" calcext:value-type="float">
            <text:p>2542567</text:p>
          </table:table-cell>
          <table:table-cell office:value-type="float" office:value="2070321" calcext:value-type="float">
            <text:p>2070321</text:p>
          </table:table-cell>
          <table:table-cell office:value-type="float" office:value="1191138" calcext:value-type="float">
            <text:p>1191138</text:p>
          </table:table-cell>
          <table:table-cell office:value-type="float" office:value="3261459" calcext:value-type="float">
            <text:p>3261459</text:p>
          </table:table-cell>
          <table:table-cell office:value-type="float" office:value="890149" calcext:value-type="float">
            <text:p>890149</text:p>
          </table:table-cell>
          <table:table-cell office:value-type="float" office:value="347201" calcext:value-type="float">
            <text:p>347201</text:p>
          </table:table-cell>
          <table:table-cell office:value-type="float" office:value="1237350" calcext:value-type="float">
            <text:p>1237350</text:p>
          </table:table-cell>
          <table:table-cell office:value-type="float" office:value="163069" calcext:value-type="float">
            <text:p>163069</text:p>
          </table:table-cell>
          <table:table-cell office:value-type="float" office:value="117395" calcext:value-type="float">
            <text:p>117395</text:p>
          </table:table-cell>
          <table:table-cell office:value-type="float" office:value="280464" calcext:value-type="float">
            <text:p>280464</text:p>
          </table:table-cell>
          <table:table-cell office:value-type="float" office:value="68750" calcext:value-type="float">
            <text:p>68750</text:p>
          </table:table-cell>
          <table:table-cell office:value-type="float" office:value="14345" calcext:value-type="float">
            <text:p>14345</text:p>
          </table:table-cell>
          <table:table-cell office:value-type="float" office:value="83095" calcext:value-type="float">
            <text:p>83095</text:p>
          </table:table-cell>
          <table:table-cell office:value-type="float" office:value="606990" calcext:value-type="float">
            <text:p>606990</text:p>
          </table:table-cell>
          <table:table-cell office:value-type="float" office:value="294708" calcext:value-type="float">
            <text:p>294708</text:p>
          </table:table-cell>
          <table:table-cell office:value-type="float" office:value="901698" calcext:value-type="float">
            <text:p>901698</text:p>
          </table:table-cell>
          <table:table-cell office:value-type="float" office:value="129629" calcext:value-type="float">
            <text:p>129629</text:p>
          </table:table-cell>
          <table:table-cell office:value-type="float" office:value="53857" calcext:value-type="float">
            <text:p>53857</text:p>
          </table:table-cell>
          <table:table-cell office:value-type="float" office:value="183486" calcext:value-type="float">
            <text:p>183486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6-01" calcext:value-type="date">
            <text:p>Jun-20</text:p>
          </table:table-cell>
          <table:table-cell office:value-type="float" office:value="8730385" calcext:value-type="float">
            <text:p>8730385</text:p>
          </table:table-cell>
          <table:table-cell office:value-type="float" office:value="3621103" calcext:value-type="float">
            <text:p>3621103</text:p>
          </table:table-cell>
          <table:table-cell table:number-columns-repeated="2" office:value-type="float" office:value="12351488" calcext:value-type="float">
            <text:p>12351488</text:p>
          </table:table-cell>
          <table:table-cell office:value-type="float" office:value="2909182" calcext:value-type="float">
            <text:p>2909182</text:p>
          </table:table-cell>
          <table:table-cell office:value-type="float" office:value="1115280" calcext:value-type="float">
            <text:p>1115280</text:p>
          </table:table-cell>
          <table:table-cell office:value-type="float" office:value="4024462" calcext:value-type="float">
            <text:p>4024462</text:p>
          </table:table-cell>
          <table:table-cell office:value-type="float" office:value="1911754" calcext:value-type="float">
            <text:p>1911754</text:p>
          </table:table-cell>
          <table:table-cell office:value-type="float" office:value="690225" calcext:value-type="float">
            <text:p>690225</text:p>
          </table:table-cell>
          <table:table-cell office:value-type="float" office:value="2601979" calcext:value-type="float">
            <text:p>2601979</text:p>
          </table:table-cell>
          <table:table-cell office:value-type="float" office:value="2043169" calcext:value-type="float">
            <text:p>2043169</text:p>
          </table:table-cell>
          <table:table-cell office:value-type="float" office:value="1141982" calcext:value-type="float">
            <text:p>1141982</text:p>
          </table:table-cell>
          <table:table-cell office:value-type="float" office:value="3185151" calcext:value-type="float">
            <text:p>3185151</text:p>
          </table:table-cell>
          <table:table-cell office:value-type="float" office:value="907765" calcext:value-type="float">
            <text:p>907765</text:p>
          </table:table-cell>
          <table:table-cell office:value-type="float" office:value="277629" calcext:value-type="float">
            <text:p>277629</text:p>
          </table:table-cell>
          <table:table-cell office:value-type="float" office:value="1185394" calcext:value-type="float">
            <text:p>1185394</text:p>
          </table:table-cell>
          <table:table-cell office:value-type="float" office:value="158041" calcext:value-type="float">
            <text:p>158041</text:p>
          </table:table-cell>
          <table:table-cell office:value-type="float" office:value="92785" calcext:value-type="float">
            <text:p>92785</text:p>
          </table:table-cell>
          <table:table-cell office:value-type="float" office:value="250826" calcext:value-type="float">
            <text:p>250826</text:p>
          </table:table-cell>
          <table:table-cell office:value-type="float" office:value="69724" calcext:value-type="float">
            <text:p>69724</text:p>
          </table:table-cell>
          <table:table-cell office:value-type="float" office:value="12625" calcext:value-type="float">
            <text:p>12625</text:p>
          </table:table-cell>
          <table:table-cell office:value-type="float" office:value="82349" calcext:value-type="float">
            <text:p>82349</text:p>
          </table:table-cell>
          <table:table-cell office:value-type="float" office:value="605381" calcext:value-type="float">
            <text:p>605381</text:p>
          </table:table-cell>
          <table:table-cell office:value-type="float" office:value="250336" calcext:value-type="float">
            <text:p>250336</text:p>
          </table:table-cell>
          <table:table-cell office:value-type="float" office:value="855717" calcext:value-type="float">
            <text:p>855717</text:p>
          </table:table-cell>
          <table:table-cell office:value-type="float" office:value="125369" calcext:value-type="float">
            <text:p>125369</text:p>
          </table:table-cell>
          <table:table-cell office:value-type="float" office:value="40241" calcext:value-type="float">
            <text:p>40241</text:p>
          </table:table-cell>
          <table:table-cell office:value-type="float" office:value="165610" calcext:value-type="float">
            <text:p>165610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7-01" calcext:value-type="date">
            <text:p>Jul-20</text:p>
          </table:table-cell>
          <table:table-cell office:value-type="float" office:value="8843858" calcext:value-type="float">
            <text:p>8843858</text:p>
          </table:table-cell>
          <table:table-cell office:value-type="float" office:value="4016492" calcext:value-type="float">
            <text:p>4016492</text:p>
          </table:table-cell>
          <table:table-cell table:number-columns-repeated="2" office:value-type="float" office:value="12860350" calcext:value-type="float">
            <text:p>12860350</text:p>
          </table:table-cell>
          <table:table-cell office:value-type="float" office:value="3059925" calcext:value-type="float">
            <text:p>3059925</text:p>
          </table:table-cell>
          <table:table-cell office:value-type="float" office:value="1186118" calcext:value-type="float">
            <text:p>1186118</text:p>
          </table:table-cell>
          <table:table-cell office:value-type="float" office:value="4246043" calcext:value-type="float">
            <text:p>4246043</text:p>
          </table:table-cell>
          <table:table-cell office:value-type="float" office:value="1984213" calcext:value-type="float">
            <text:p>1984213</text:p>
          </table:table-cell>
          <table:table-cell office:value-type="float" office:value="650365" calcext:value-type="float">
            <text:p>650365</text:p>
          </table:table-cell>
          <table:table-cell office:value-type="float" office:value="2634578" calcext:value-type="float">
            <text:p>2634578</text:p>
          </table:table-cell>
          <table:table-cell office:value-type="float" office:value="1783431" calcext:value-type="float">
            <text:p>1783431</text:p>
          </table:table-cell>
          <table:table-cell office:value-type="float" office:value="1569651" calcext:value-type="float">
            <text:p>1569651</text:p>
          </table:table-cell>
          <table:table-cell office:value-type="float" office:value="3353082" calcext:value-type="float">
            <text:p>3353082</text:p>
          </table:table-cell>
          <table:table-cell office:value-type="float" office:value="976336" calcext:value-type="float">
            <text:p>976336</text:p>
          </table:table-cell>
          <table:table-cell office:value-type="float" office:value="234845" calcext:value-type="float">
            <text:p>234845</text:p>
          </table:table-cell>
          <table:table-cell office:value-type="float" office:value="1211181" calcext:value-type="float">
            <text:p>1211181</text:p>
          </table:table-cell>
          <table:table-cell office:value-type="float" office:value="173283" calcext:value-type="float">
            <text:p>173283</text:p>
          </table:table-cell>
          <table:table-cell office:value-type="float" office:value="77853" calcext:value-type="float">
            <text:p>77853</text:p>
          </table:table-cell>
          <table:table-cell office:value-type="float" office:value="251136" calcext:value-type="float">
            <text:p>251136</text:p>
          </table:table-cell>
          <table:table-cell office:value-type="float" office:value="67431" calcext:value-type="float">
            <text:p>67431</text:p>
          </table:table-cell>
          <table:table-cell office:value-type="float" office:value="12529" calcext:value-type="float">
            <text:p>12529</text:p>
          </table:table-cell>
          <table:table-cell office:value-type="float" office:value="79960" calcext:value-type="float">
            <text:p>79960</text:p>
          </table:table-cell>
          <table:table-cell office:value-type="float" office:value="659548" calcext:value-type="float">
            <text:p>659548</text:p>
          </table:table-cell>
          <table:table-cell office:value-type="float" office:value="244298" calcext:value-type="float">
            <text:p>244298</text:p>
          </table:table-cell>
          <table:table-cell office:value-type="float" office:value="903846" calcext:value-type="float">
            <text:p>903846</text:p>
          </table:table-cell>
          <table:table-cell office:value-type="float" office:value="139691" calcext:value-type="float">
            <text:p>139691</text:p>
          </table:table-cell>
          <table:table-cell office:value-type="float" office:value="40833" calcext:value-type="float">
            <text:p>40833</text:p>
          </table:table-cell>
          <table:table-cell office:value-type="float" office:value="180524" calcext:value-type="float">
            <text:p>180524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8-01" calcext:value-type="date">
            <text:p>Aug-20</text:p>
          </table:table-cell>
          <table:table-cell office:value-type="float" office:value="7992809" calcext:value-type="float">
            <text:p>7992809</text:p>
          </table:table-cell>
          <table:table-cell office:value-type="float" office:value="4019035" calcext:value-type="float">
            <text:p>4019035</text:p>
          </table:table-cell>
          <table:table-cell table:number-columns-repeated="2" office:value-type="float" office:value="12011844" calcext:value-type="float">
            <text:p>12011844</text:p>
          </table:table-cell>
          <table:table-cell office:value-type="float" office:value="2830417" calcext:value-type="float">
            <text:p>2830417</text:p>
          </table:table-cell>
          <table:table-cell office:value-type="float" office:value="1157326" calcext:value-type="float">
            <text:p>1157326</text:p>
          </table:table-cell>
          <table:table-cell office:value-type="float" office:value="3987743" calcext:value-type="float">
            <text:p>3987743</text:p>
          </table:table-cell>
          <table:table-cell office:value-type="float" office:value="1847141" calcext:value-type="float">
            <text:p>1847141</text:p>
          </table:table-cell>
          <table:table-cell office:value-type="float" office:value="680429" calcext:value-type="float">
            <text:p>680429</text:p>
          </table:table-cell>
          <table:table-cell office:value-type="float" office:value="2527570" calcext:value-type="float">
            <text:p>2527570</text:p>
          </table:table-cell>
          <table:table-cell office:value-type="float" office:value="1353129" calcext:value-type="float">
            <text:p>1353129</text:p>
          </table:table-cell>
          <table:table-cell office:value-type="float" office:value="1632133" calcext:value-type="float">
            <text:p>1632133</text:p>
          </table:table-cell>
          <table:table-cell office:value-type="float" office:value="2985262" calcext:value-type="float">
            <text:p>2985262</text:p>
          </table:table-cell>
          <table:table-cell office:value-type="float" office:value="972725" calcext:value-type="float">
            <text:p>972725</text:p>
          </table:table-cell>
          <table:table-cell office:value-type="float" office:value="202505" calcext:value-type="float">
            <text:p>202505</text:p>
          </table:table-cell>
          <table:table-cell office:value-type="float" office:value="1175230" calcext:value-type="float">
            <text:p>1175230</text:p>
          </table:table-cell>
          <table:table-cell office:value-type="float" office:value="166711" calcext:value-type="float">
            <text:p>166711</text:p>
          </table:table-cell>
          <table:table-cell office:value-type="float" office:value="66427" calcext:value-type="float">
            <text:p>66427</text:p>
          </table:table-cell>
          <table:table-cell office:value-type="float" office:value="233138" calcext:value-type="float">
            <text:p>233138</text:p>
          </table:table-cell>
          <table:table-cell office:value-type="float" office:value="64535" calcext:value-type="float">
            <text:p>64535</text:p>
          </table:table-cell>
          <table:table-cell office:value-type="float" office:value="12517" calcext:value-type="float">
            <text:p>12517</text:p>
          </table:table-cell>
          <table:table-cell office:value-type="float" office:value="77052" calcext:value-type="float">
            <text:p>77052</text:p>
          </table:table-cell>
          <table:table-cell office:value-type="float" office:value="626406" calcext:value-type="float">
            <text:p>626406</text:p>
          </table:table-cell>
          <table:table-cell office:value-type="float" office:value="231468" calcext:value-type="float">
            <text:p>231468</text:p>
          </table:table-cell>
          <table:table-cell office:value-type="float" office:value="857874" calcext:value-type="float">
            <text:p>857874</text:p>
          </table:table-cell>
          <table:table-cell office:value-type="float" office:value="131745" calcext:value-type="float">
            <text:p>131745</text:p>
          </table:table-cell>
          <table:table-cell office:value-type="float" office:value="36230" calcext:value-type="float">
            <text:p>36230</text:p>
          </table:table-cell>
          <table:table-cell office:value-type="float" office:value="167975" calcext:value-type="float">
            <text:p>167975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09-01" calcext:value-type="date">
            <text:p>Sep-20</text:p>
          </table:table-cell>
          <table:table-cell office:value-type="float" office:value="8485342" calcext:value-type="float">
            <text:p>8485342</text:p>
          </table:table-cell>
          <table:table-cell office:value-type="float" office:value="3629972" calcext:value-type="float">
            <text:p>3629972</text:p>
          </table:table-cell>
          <table:table-cell table:number-columns-repeated="2" office:value-type="float" office:value="12115314" calcext:value-type="float">
            <text:p>12115314</text:p>
          </table:table-cell>
          <table:table-cell office:value-type="float" office:value="2984550" calcext:value-type="float">
            <text:p>2984550</text:p>
          </table:table-cell>
          <table:table-cell office:value-type="float" office:value="1041310" calcext:value-type="float">
            <text:p>1041310</text:p>
          </table:table-cell>
          <table:table-cell office:value-type="float" office:value="4025860" calcext:value-type="float">
            <text:p>4025860</text:p>
          </table:table-cell>
          <table:table-cell office:value-type="float" office:value="1900090" calcext:value-type="float">
            <text:p>1900090</text:p>
          </table:table-cell>
          <table:table-cell office:value-type="float" office:value="610898" calcext:value-type="float">
            <text:p>610898</text:p>
          </table:table-cell>
          <table:table-cell office:value-type="float" office:value="2510988" calcext:value-type="float">
            <text:p>2510988</text:p>
          </table:table-cell>
          <table:table-cell office:value-type="float" office:value="1571795" calcext:value-type="float">
            <text:p>1571795</text:p>
          </table:table-cell>
          <table:table-cell office:value-type="float" office:value="1488244" calcext:value-type="float">
            <text:p>1488244</text:p>
          </table:table-cell>
          <table:table-cell office:value-type="float" office:value="3060039" calcext:value-type="float">
            <text:p>3060039</text:p>
          </table:table-cell>
          <table:table-cell office:value-type="float" office:value="974028" calcext:value-type="float">
            <text:p>974028</text:p>
          </table:table-cell>
          <table:table-cell office:value-type="float" office:value="183287" calcext:value-type="float">
            <text:p>183287</text:p>
          </table:table-cell>
          <table:table-cell office:value-type="float" office:value="1157315" calcext:value-type="float">
            <text:p>1157315</text:p>
          </table:table-cell>
          <table:table-cell office:value-type="float" office:value="184913" calcext:value-type="float">
            <text:p>184913</text:p>
          </table:table-cell>
          <table:table-cell office:value-type="float" office:value="64645" calcext:value-type="float">
            <text:p>64645</text:p>
          </table:table-cell>
          <table:table-cell office:value-type="float" office:value="249558" calcext:value-type="float">
            <text:p>249558</text:p>
          </table:table-cell>
          <table:table-cell office:value-type="float" office:value="68863" calcext:value-type="float">
            <text:p>68863</text:p>
          </table:table-cell>
          <table:table-cell office:value-type="float" office:value="11807" calcext:value-type="float">
            <text:p>11807</text:p>
          </table:table-cell>
          <table:table-cell office:value-type="float" office:value="80670" calcext:value-type="float">
            <text:p>80670</text:p>
          </table:table-cell>
          <table:table-cell office:value-type="float" office:value="660218" calcext:value-type="float">
            <text:p>660218</text:p>
          </table:table-cell>
          <table:table-cell office:value-type="float" office:value="196648" calcext:value-type="float">
            <text:p>196648</text:p>
          </table:table-cell>
          <table:table-cell office:value-type="float" office:value="856866" calcext:value-type="float">
            <text:p>856866</text:p>
          </table:table-cell>
          <table:table-cell office:value-type="float" office:value="140885" calcext:value-type="float">
            <text:p>140885</text:p>
          </table:table-cell>
          <table:table-cell office:value-type="float" office:value="33133" calcext:value-type="float">
            <text:p>33133</text:p>
          </table:table-cell>
          <table:table-cell office:value-type="float" office:value="174018" calcext:value-type="float">
            <text:p>174018</text:p>
          </table:table-cell>
          <table:table-cell table:number-columns-repeated="995"/>
        </table:table-row>
        <table:table-row table:style-name="ro1">
          <table:table-cell table:style-name="ce1" office:value-type="date" office:date-value="2020-10-01" calcext:value-type="date">
            <text:p>Oct-20</text:p>
          </table:table-cell>
          <table:table-cell office:value-type="float" office:value="8860743" calcext:value-type="float">
            <text:p>8860743</text:p>
          </table:table-cell>
          <table:table-cell office:value-type="float" office:value="3097777" calcext:value-type="float">
            <text:p>3097777</text:p>
          </table:table-cell>
          <table:table-cell table:number-columns-repeated="2" office:value-type="float" office:value="11958520" calcext:value-type="float">
            <text:p>11958520</text:p>
          </table:table-cell>
          <table:table-cell office:value-type="float" office:value="2998921" calcext:value-type="float">
            <text:p>2998921</text:p>
          </table:table-cell>
          <table:table-cell office:value-type="float" office:value="878620" calcext:value-type="float">
            <text:p>878620</text:p>
          </table:table-cell>
          <table:table-cell office:value-type="float" office:value="3877541" calcext:value-type="float">
            <text:p>3877541</text:p>
          </table:table-cell>
          <table:table-cell office:value-type="float" office:value="1967604" calcext:value-type="float">
            <text:p>1967604</text:p>
          </table:table-cell>
          <table:table-cell office:value-type="float" office:value="465801" calcext:value-type="float">
            <text:p>465801</text:p>
          </table:table-cell>
          <table:table-cell office:value-type="float" office:value="2433405" calcext:value-type="float">
            <text:p>2433405</text:p>
          </table:table-cell>
          <table:table-cell office:value-type="float" office:value="1824988" calcext:value-type="float">
            <text:p>1824988</text:p>
          </table:table-cell>
          <table:table-cell office:value-type="float" office:value="1335809" calcext:value-type="float">
            <text:p>1335809</text:p>
          </table:table-cell>
          <table:table-cell office:value-type="float" office:value="3160797" calcext:value-type="float">
            <text:p>3160797</text:p>
          </table:table-cell>
          <table:table-cell office:value-type="float" office:value="1034801" calcext:value-type="float">
            <text:p>1034801</text:p>
          </table:table-cell>
          <table:table-cell office:value-type="float" office:value="164086" calcext:value-type="float">
            <text:p>164086</text:p>
          </table:table-cell>
          <table:table-cell office:value-type="float" office:value="1198887" calcext:value-type="float">
            <text:p>1198887</text:p>
          </table:table-cell>
          <table:table-cell office:value-type="float" office:value="177097" calcext:value-type="float">
            <text:p>177097</text:p>
          </table:table-cell>
          <table:table-cell office:value-type="float" office:value="51093" calcext:value-type="float">
            <text:p>51093</text:p>
          </table:table-cell>
          <table:table-cell office:value-type="float" office:value="228190" calcext:value-type="float">
            <text:p>228190</text:p>
          </table:table-cell>
          <table:table-cell office:value-type="float" office:value="65261" calcext:value-type="float">
            <text:p>65261</text:p>
          </table:table-cell>
          <table:table-cell office:value-type="float" office:value="10075" calcext:value-type="float">
            <text:p>10075</text:p>
          </table:table-cell>
          <table:table-cell office:value-type="float" office:value="75336" calcext:value-type="float">
            <text:p>75336</text:p>
          </table:table-cell>
          <table:table-cell office:value-type="float" office:value="654327" calcext:value-type="float">
            <text:p>654327</text:p>
          </table:table-cell>
          <table:table-cell office:value-type="float" office:value="165396" calcext:value-type="float">
            <text:p>165396</text:p>
          </table:table-cell>
          <table:table-cell office:value-type="float" office:value="819723" calcext:value-type="float">
            <text:p>819723</text:p>
          </table:table-cell>
          <table:table-cell office:value-type="float" office:value="137744" calcext:value-type="float">
            <text:p>137744</text:p>
          </table:table-cell>
          <table:table-cell office:value-type="float" office:value="26897" calcext:value-type="float">
            <text:p>26897</text:p>
          </table:table-cell>
          <table:table-cell office:value-type="float" office:value="164641" calcext:value-type="float">
            <text:p>164641</text:p>
          </table:table-cell>
          <table:table-cell table:number-columns-repeated="99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1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9" table:number-columns-repeated="1022" table:default-cell-style-name="ce4"/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Valu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authors</text:p>
          </table:table-cell>
          <table:table-cell table:style-name="ce3" office:value-type="string" calcext:value-type="string">
            <text:p>Lorraine Ivancic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pdated by</text:p>
          </table:table-cell>
          <table:table-cell table:style-name="ce3" office:value-type="string" calcext:value-type="string">
            <text:p>Malcolm Gilli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viewed by</text:p>
          </table:table-cell>
          <table:table-cell table:style-name="ce3" office:value-type="string" calcext:value-type="string">
            <text:p>Not review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revision date</text:p>
          </table:table-cell>
          <table:table-cell table:style-name="ce5" office:value-type="string" calcext:value-type="string">
            <text:p>24/02/20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versio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'’GP_ALL_F2F_TELE_MALCOLM_2015_2020.xlsx’ (19/01/202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MBS GP attendance data summary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9" table:number-columns-repeated="1020" table:default-cell-style-name="ce4"/>
        <table:table-row table:style-name="ro2">
          <table:table-cell table:style-name="ce6" office:value-type="string" calcext:value-type="string">
            <text:p>Versi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erson</text:p>
          </table:table-cell>
          <table:table-cell table:style-name="ce11" office:value-type="string" calcext:value-type="string">
            <text:p>Change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2021-02-11" calcext:value-type="date">
            <text:p>11/02/2021</text:p>
          </table:table-cell>
          <table:table-cell table:style-name="ce10" office:value-type="string" calcext:value-type="string">
            <text:p>Malcolm Gillies</text:p>
          </table:table-cell>
          <table:table-cell table:style-name="ce12" office:value-type="string" calcext:value-type="string">
            <text:p>Initial version - data extracted from 'GP_ALL_F2F_TELE_MALCOLM (1).xlsx’ (30/01/2021) 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date" office:date-value="2021-02-24" calcext:value-type="date">
            <text:p>24/02/2021</text:p>
          </table:table-cell>
          <table:table-cell office:value-type="string" calcext:value-type="string">
            <text:p>Malcolm Gillies</text:p>
          </table:table-cell>
          <table:table-cell office:value-type="string" calcext:value-type="string">
            <text:p>Update including 2015 – data extracted from ‘GP_ALL_F2F_TELE_MALCOLM_2015_2020.xlsx’ (19/01/2021) 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P_ALL_F2F_TELE_MALCOLM" table:base-cell-address="" table:cell-range-address="#REF!"/>
        <table:named-range table:name="GP_ALL_F2F_TELE_MALCOLM_2015_20" table:base-cell-address="$Data.$A$1" table:cell-range-address="$Data.$A$1:.$AC$7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3:41:54.597559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P_5f_ALL_5f_F2F_5f_TELE_5f_MALCOLM" style:display-name="PageStyle_GP_ALL_F2F_TELE_MALCOL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 user</meta:initial-creator>
    <meta:creation-date>2011-02-11T15:45:55</meta:creation-date>
    <dc:date>2021-02-24T13:45:12.519624827</dc:date>
    <meta:generator>LibreOffice/7.0.4.2$Linux_X86_64 LibreOffice_project/00$Build-2</meta:generator>
    <meta:editing-duration>PT6M55S</meta:editing-duration>
    <meta:editing-cycles>2</meta:editing-cycles>
    <meta:document-statistic meta:table-count="3" meta:cell-count="2087" meta:object-count="0"/>
    <meta:user-defined meta:name="AppVersion">16.0300</meta:user-defined>
    <meta:user-defined meta:name="Company">SAS Institute Inc</meta:user-defined>
  </office:meta>
</office:document-meta>
</file>